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/>
    </style:style>
    <style:style style:name="P37" style:parent-style-name="Standard" style:family="paragraph">
      <style:paragraph-properties fo:text-align="center"/>
      <style:text-properties style:font-name="Times New Roman" style:font-name-complex="Times New Roman"/>
    </style:style>
    <style:style style:name="P38" style:parent-style-name="Standard" style:family="paragraph">
      <style:paragraph-properties fo:text-align="center"/>
      <style:text-properties style:font-name="Times New Roman" style:font-name-complex="Times New Roman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/>
    </style:style>
    <style:style style:name="P41" style:parent-style-name="Standard" style:family="paragraph">
      <style:paragraph-properties fo:text-align="center"/>
      <style:text-properties style:font-name="Times New Roman" style:font-name-complex="Times New Roman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paragraph-properties fo:text-align="center"/>
      <style:text-properties style:font-name="Times New Roman" style:font-name-complex="Times New Roman"/>
    </style:style>
    <style:style style:name="P46" style:parent-style-name="Standard" style:family="paragraph">
      <style:paragraph-properties fo:text-align="center"/>
      <style:text-properties style:font-name="Times New Roman" style:font-name-complex="Times New Roman"/>
    </style:style>
    <style:style style:name="P47" style:parent-style-name="Standard" style:family="paragraph">
      <style:paragraph-properties fo:text-align="center"/>
      <style:text-properties style:font-name="Times New Roman" style:font-name-complex="Times New Roman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52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Consolas" style:font-name-complex="Consolas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Consolas" style:font-name-complex="Consolas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T6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6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6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6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6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6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7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3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7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78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7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2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8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88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8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9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9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99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0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P101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T10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03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T10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0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0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0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08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0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10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1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12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T11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1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1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16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1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18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1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2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2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2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29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P130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P131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T13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3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3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35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3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3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3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3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2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4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4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4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4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49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5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5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5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5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5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5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56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5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58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5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60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6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62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P163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T16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6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6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6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6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6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2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7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4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7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6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7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7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80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8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82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8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84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8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86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8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8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8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90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9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92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19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94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P195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P196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T19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9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19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00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P201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T20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0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0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05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P206" style:parent-style-name="Standard" style:family="paragraph">
      <style:text-properties style:font-name="Consolas" style:font-name-complex="Consolas" fo:font-size="11pt" style:font-size-asian="11pt" style:font-size-complex="11pt" fo:language="en" fo:country="US"/>
    </style:style>
    <style:style style:name="T20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0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0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0" style:parent-style-name="Fonteparág.padrão" style:family="text">
      <style:text-properties style:font-name="Consolas" style:font-name-complex="Consolas" fo:font-size="11pt" style:font-size-asian="11pt" style:font-size-complex="11pt"/>
    </style:style>
    <style:style style:name="T21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3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4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15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6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1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1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2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3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2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5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2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29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3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3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3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33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3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35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3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3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3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39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4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41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4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43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4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45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4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47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4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49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52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3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54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5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56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7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8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59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T260" style:parent-style-name="Fonteparág.padrão" style:family="text">
      <style:text-properties style:font-name="Consolas" style:font-name-complex="Consolas" fo:font-size="11pt" style:font-size-asian="11pt" style:font-size-complex="11pt" fo:language="en" fo:country="US"/>
    </style:style>
    <style:style style:name="T261" style:parent-style-name="Fonteparág.padrão" style:family="text">
      <style:text-properties style:font-name="Consolas" style:font-name-complex="Consolas" fo:font-weight="bold" style:font-weight-asian="bold" fo:font-size="11pt" style:font-size-asian="11pt" style:font-size-complex="11pt" fo:language="en" fo:country="US"/>
    </style:style>
    <style:style style:name="P262" style:parent-style-name="Standard" style:family="paragraph">
      <style:paragraph-properties fo:text-align="justify"/>
      <style:text-properties style:font-name="Times New Roman" style:font-name-complex="Times New Roman" fo:language="en" fo:country="US"/>
    </style:style>
    <style:style style:name="P2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4" style:parent-style-name="Standard" style:family="paragraph">
      <style:text-properties style:font-name="Times New Roman" style:font-name-complex="Times New Roman"/>
    </style:style>
    <style:style style:name="P26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7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268" style:parent-style-name="Standard" style:family="paragraph">
      <style:text-properties style:font-name="Times New Roman" style:font-name-complex="Times New Roman"/>
    </style:style>
    <style:style style:name="P26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7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71" style:parent-style-name="Standard" style:family="paragraph">
      <style:paragraph-properties fo:text-align="justify" fo:text-indent="0.4923in"/>
    </style:style>
    <style:style style:name="T272" style:parent-style-name="Fonteparág.padrão" style:family="text">
      <style:text-properties style:font-name="Times New Roman" style:font-name-complex="Times New Roman"/>
    </style:style>
    <style:style style:name="T273" style:parent-style-name="Fonteparág.padrão" style:family="text">
      <style:text-properties style:font-name="Times New Roman" style:font-name-complex="Times New Roman" fo:font-weight="bold" style:font-weight-asian="bold"/>
    </style:style>
    <style:style style:name="T274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275" style:parent-style-name="Fonteparág.padrão" style:family="text">
      <style:text-properties style:font-name="Times New Roman" style:font-name-complex="Times New Roman"/>
    </style:style>
    <style:style style:name="P276" style:parent-style-name="Standard" style:family="paragraph">
      <style:text-properties style:font-name="Times New Roman" style:font-name-complex="Times New Roman"/>
    </style:style>
    <style:style style:name="P27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7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79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280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81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82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83" style:parent-style-name="Standard" style:family="paragraph">
      <style:text-properties style:font-name="Times New Roman" style:font-name-complex="Times New Roman"/>
    </style:style>
    <style:style style:name="P28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8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86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287" style:parent-style-name="Standard" style:family="paragraph">
      <style:text-properties style:font-name="Times New Roman" style:font-name-complex="Times New Roman"/>
    </style:style>
    <style:style style:name="P288" style:parent-style-name="Standard" style:family="paragraph">
      <style:text-properties style:font-name="Times New Roman" style:font-name-complex="Times New Roman"/>
    </style:style>
    <style:style style:name="P28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9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91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292" style:parent-style-name="Standard" style:family="paragraph">
      <style:text-properties style:font-name="Times New Roman" style:font-name-complex="Times New Roman"/>
    </style:style>
    <style:style style:name="P29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9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95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296" style:parent-style-name="Standard" style:family="paragraph">
      <style:text-properties style:font-name="Times New Roman" style:font-name-complex="Times New Roman"/>
    </style:style>
    <style:style style:name="P29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9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99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30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4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305" style:parent-style-name="Standard" style:family="paragraph">
      <style:text-properties style:font-name="Times New Roman" style:font-name-complex="Times New Roman"/>
    </style:style>
    <style:style style:name="P30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8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309" style:parent-style-name="Standard" style:family="paragraph">
      <style:text-properties style:font-name="Times New Roman" style:font-name-complex="Times New Roman"/>
    </style:style>
    <style:style style:name="P31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2" style:parent-style-name="Standard" style:family="paragraph">
      <style:paragraph-properties fo:text-align="justify" fo:text-indent="0.4923in"/>
      <style:text-properties style:font-name="Times New Roman" style:font-name-complex="Times New Roman"/>
    </style:style>
    <style:style style:name="P313" style:parent-style-name="Standard" style:family="paragraph">
      <style:text-properties style:font-name="Times New Roman" style:font-name-complex="Times New Roman"/>
    </style:style>
    <style:style style:name="P314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15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16" style:parent-style-name="Standard" style:family="paragraph">
      <style:text-properties style:font-name="Times New Roman" style:font-name-complex="Times New Roman" fo:language="en" fo:country="US"/>
    </style:style>
    <style:style style:name="P317" style:parent-style-name="Standard" style:family="paragraph">
      <style:text-properties style:font-name="Times New Roman" style:font-name-complex="Times New Roman" fo:language="en" fo:country="US"/>
    </style:style>
    <style:style style:name="P318" style:parent-style-name="Standard" style:family="paragraph">
      <style:text-properties style:font-name="Times New Roman" style:font-name-complex="Times New Roman" fo:language="en" fo:country="US"/>
    </style:style>
    <style:style style:name="P319" style:parent-style-name="Standard" style:family="paragraph">
      <style:text-properties style:font-name="Times New Roman" style:font-name-complex="Times New Roman" fo:language="en" fo:country="US"/>
    </style:style>
    <style:style style:name="P320" style:parent-style-name="Standard" style:family="paragraph">
      <style:text-properties style:font-name="Times New Roman" style:font-name-complex="Times New Roman" fo:language="en" fo:country="US"/>
    </style:style>
    <style:style style:name="P321" style:parent-style-name="Standard" style:family="paragraph">
      <style:text-properties style:font-name="Times New Roman" style:font-name-complex="Times New Roman" fo:language="en" fo:country="US"/>
    </style:style>
    <style:style style:name="P322" style:parent-style-name="Standard" style:family="paragraph">
      <style:text-properties style:font-name="Times New Roman" style:font-name-complex="Times New Roman" fo:language="en" fo:country="US"/>
    </style:style>
    <style:style style:name="P323" style:parent-style-name="Standard" style:family="paragraph">
      <style:text-properties style:font-name="Times New Roman" style:font-name-complex="Times New Roman" fo:language="en" fo:country="US"/>
    </style:style>
    <style:style style:name="P324" style:parent-style-name="Standard" style:family="paragraph">
      <style:text-properties style:font-name="Times New Roman" style:font-name-complex="Times New Roman" fo:language="en" fo:country="US"/>
    </style:style>
    <style:style style:name="T325" style:parent-style-name="Fonteparág.padrão" style:family="text">
      <style:text-properties style:font-name="Times New Roman" style:font-name-complex="Times New Roman" fo:language="en" fo:country="US"/>
    </style:style>
    <style:style style:name="T326" style:parent-style-name="Fonteparág.padrão" style:family="text">
      <style:text-properties style:font-name="Times New Roman" style:font-name-complex="Times New Roman"/>
    </style:style>
    <style:style style:name="P327" style:parent-style-name="Standard" style:family="paragraph">
      <style:text-properties style:font-name="Times New Roman" style:font-name-complex="Times New Roman"/>
    </style:style>
    <style:style style:name="P328" style:parent-style-name="Standard" style:family="paragraph">
      <style:text-properties style:font-name="Times New Roman" style:font-name-complex="Times New Roman"/>
    </style:style>
    <style:style style:name="P329" style:parent-style-name="Standard" style:family="paragraph">
      <style:text-properties style:font-name="Times New Roman" style:font-name-complex="Times New Roman"/>
    </style:style>
    <style:style style:name="P330" style:parent-style-name="Standard" style:family="paragraph">
      <style:text-properties style:font-name="Times New Roman" style:font-name-complex="Times New Roman"/>
    </style:style>
    <style:style style:name="P331" style:parent-style-name="Standard" style:family="paragraph">
      <style:text-properties style:font-name="Times New Roman" style:font-name-complex="Times New Roman"/>
    </style:style>
    <style:style style:name="P332" style:parent-style-name="Standard" style:family="paragraph">
      <style:text-properties style:font-name="Times New Roman" style:font-name-complex="Times New Roman"/>
    </style:style>
    <style:style style:name="P333" style:parent-style-name="Standard" style:family="paragraph">
      <style:text-properties style:font-name="Times New Roman" style:font-name-complex="Times New Roman"/>
    </style:style>
    <style:style style:name="P334" style:parent-style-name="Standard" style:family="paragraph">
      <style:text-properties style:font-name="Times New Roman" style:font-name-complex="Times New Roman"/>
    </style:style>
    <style:style style:name="P33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3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3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39" style:parent-style-name="Standard" style:family="paragraph">
      <style:text-properties style:font-name="Times New Roman" style:font-name-complex="Times New Roman"/>
    </style:style>
    <style:style style:name="P340" style:parent-style-name="Standard" style:family="paragraph">
      <style:text-properties style:font-name="Times New Roman" style:font-name-complex="Times New Roman"/>
    </style:style>
    <style:style style:name="P341" style:parent-style-name="Standard" style:family="paragraph">
      <style:text-properties style:font-name="Times New Roman" style:font-name-complex="Times New Roman"/>
    </style:style>
    <style:style style:name="P342" style:parent-style-name="Standard" style:family="paragraph">
      <style:text-properties style:font-name="Times New Roman" style:font-name-complex="Times New Roman"/>
    </style:style>
    <style:style style:name="P343" style:parent-style-name="Standard" style:family="paragraph">
      <style:text-properties style:font-name="Times New Roman" style:font-name-complex="Times New Roman" fo:language="en" fo:country="US"/>
    </style:style>
    <style:style style:name="P344" style:parent-style-name="Standard" style:family="paragraph">
      <style:text-properties style:font-name="Times New Roman" style:font-name-complex="Times New Roman" fo:language="en" fo:country="US"/>
    </style:style>
    <style:style style:name="P345" style:parent-style-name="Standard" style:family="paragraph">
      <style:text-properties style:font-name="Times New Roman" style:font-name-complex="Times New Roman" fo:language="en" fo:country="US"/>
    </style:style>
    <style:style style:name="P346" style:parent-style-name="Standard" style:family="paragraph">
      <style:text-properties style:font-name="Times New Roman" style:font-name-complex="Times New Roman" fo:language="en" fo:country="US"/>
    </style:style>
    <style:style style:name="P347" style:parent-style-name="Standard" style:family="paragraph">
      <style:text-properties style:font-name="Times New Roman" style:font-name-complex="Times New Roman" fo:language="en" fo:country="US"/>
    </style:style>
    <style:style style:name="T348" style:parent-style-name="Fonteparág.padrão" style:family="text">
      <style:text-properties style:font-name="Times New Roman" style:font-name-complex="Times New Roman" fo:language="en" fo:country="US"/>
    </style:style>
    <style:style style:name="T349" style:parent-style-name="Fonteparág.padrão" style:family="text">
      <style:text-properties style:font-name="Times New Roman" style:font-name-complex="Times New Roman"/>
    </style:style>
    <style:style style:name="P350" style:parent-style-name="Standard" style:family="paragraph">
      <style:text-properties style:font-name="Times New Roman" style:font-name-complex="Times New Roman"/>
    </style:style>
    <style:style style:name="P351" style:parent-style-name="Standard" style:family="paragraph">
      <style:text-properties style:font-name="Times New Roman" style:font-name-complex="Times New Roman"/>
    </style:style>
    <style:style style:name="P352" style:parent-style-name="Standard" style:family="paragraph">
      <style:text-properties style:font-name="Times New Roman" style:font-name-complex="Times New Roman"/>
    </style:style>
    <style:style style:name="P353" style:parent-style-name="Standard" style:family="paragraph">
      <style:text-properties style:font-name="Times New Roman" style:font-name-complex="Times New Roman"/>
    </style:style>
    <style:style style:name="P354" style:parent-style-name="Standard" style:family="paragraph">
      <style:text-properties style:font-name="Times New Roman" style:font-name-complex="Times New Roman"/>
    </style:style>
    <style:style style:name="P355" style:parent-style-name="Standard" style:family="paragraph">
      <style:text-properties style:font-name="Times New Roman" style:font-name-complex="Times New Roman"/>
    </style:style>
    <style:style style:name="P356" style:parent-style-name="Standard" style:family="paragraph">
      <style:text-properties style:font-name="Times New Roman" style:font-name-complex="Times New Roman"/>
    </style:style>
    <style:style style:name="P357" style:parent-style-name="Standard" style:family="paragraph">
      <style:text-properties style:font-name="Times New Roman" style:font-name-complex="Times New Roman"/>
    </style:style>
    <style:style style:name="P358" style:parent-style-name="Standard" style:family="paragraph">
      <style:text-properties style:font-name="Times New Roman" style:font-name-complex="Times New Roman"/>
    </style:style>
    <style:style style:name="P35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1" style:parent-style-name="Standard" style:family="paragraph">
      <style:text-properties style:font-name="Times New Roman" style:font-name-complex="Times New Roman"/>
    </style:style>
    <style:style style:name="P36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3" style:parent-style-name="Standard" style:family="paragraph">
      <style:text-properties style:font-name="Times New Roman" style:font-name-complex="Times New Roman"/>
    </style:style>
    <style:style style:name="P364" style:parent-style-name="Standard" style:family="paragraph">
      <style:text-properties style:font-name="Times New Roman" style:font-name-complex="Times New Roman"/>
    </style:style>
    <style:style style:name="P365" style:parent-style-name="Standard" style:family="paragraph">
      <style:text-properties style:font-name="Times New Roman" style:font-name-complex="Times New Roman"/>
    </style:style>
    <style:style style:name="T366" style:parent-style-name="Fonteparág.padrão" style:family="text">
      <style:text-properties style:font-name="Times New Roman" style:font-name-complex="Times New Roman"/>
    </style:style>
    <style:style style:name="T367" style:parent-style-name="Fonteparág.padrão" style:family="text">
      <style:text-properties style:font-name="Times New Roman" style:font-name-complex="Times New Roman" fo:language="en" fo:country="US"/>
    </style:style>
    <style:style style:name="P368" style:parent-style-name="Standard" style:family="paragraph">
      <style:text-properties style:font-name="Times New Roman" style:font-name-complex="Times New Roman" fo:language="en" fo:country="US"/>
    </style:style>
    <style:style style:name="P369" style:parent-style-name="Standard" style:family="paragraph">
      <style:text-properties style:font-name="Times New Roman" style:font-name-complex="Times New Roman" fo:language="en" fo:country="US"/>
    </style:style>
    <style:style style:name="P370" style:parent-style-name="Standard" style:family="paragraph">
      <style:text-properties style:font-name="Times New Roman" style:font-name-complex="Times New Roman" fo:language="en" fo:country="US"/>
    </style:style>
    <style:style style:name="P371" style:parent-style-name="Standard" style:family="paragraph">
      <style:text-properties style:font-name="Times New Roman" style:font-name-complex="Times New Roman" fo:language="en" fo:country="US"/>
    </style:style>
    <style:style style:name="P372" style:parent-style-name="Standard" style:family="paragraph">
      <style:text-properties style:font-name="Times New Roman" style:font-name-complex="Times New Roman"/>
    </style:style>
    <style:style style:name="P373" style:parent-style-name="Standard" style:family="paragraph">
      <style:text-properties style:font-name="Times New Roman" style:font-name-complex="Times New Roman"/>
    </style:style>
    <style:style style:name="P374" style:parent-style-name="Standard" style:family="paragraph">
      <style:text-properties style:font-name="Times New Roman" style:font-name-complex="Times New Roman"/>
    </style:style>
    <style:style style:name="P375" style:parent-style-name="Standard" style:family="paragraph">
      <style:text-properties style:font-name="Times New Roman" style:font-name-complex="Times New Roman"/>
    </style:style>
    <style:style style:name="P376" style:parent-style-name="Standard" style:family="paragraph">
      <style:text-properties style:font-name="Times New Roman" style:font-name-complex="Times New Roman"/>
    </style:style>
    <style:style style:name="P377" style:parent-style-name="Standard" style:family="paragraph">
      <style:text-properties style:font-name="Times New Roman" style:font-name-complex="Times New Roman"/>
    </style:style>
    <style:style style:name="P378" style:parent-style-name="Standard" style:family="paragraph">
      <style:text-properties style:font-name="Times New Roman" style:font-name-complex="Times New Roman"/>
    </style:style>
    <style:style style:name="P379" style:parent-style-name="Standard" style:family="paragraph">
      <style:text-properties style:font-name="Times New Roman" style:font-name-complex="Times New Roman"/>
    </style:style>
    <style:style style:name="P380" style:parent-style-name="Standard" style:family="paragraph">
      <style:text-properties style:font-name="Times New Roman" style:font-name-complex="Times New Roman"/>
    </style:style>
    <style:style style:name="P381" style:parent-style-name="Standard" style:family="paragraph">
      <style:text-properties style:font-name="Times New Roman" style:font-name-complex="Times New Roman"/>
    </style:style>
    <style:style style:name="P382" style:parent-style-name="Standard" style:family="paragraph">
      <style:text-properties style:font-name="Times New Roman" style:font-name-complex="Times New Roman"/>
    </style:style>
    <style:style style:name="P383" style:parent-style-name="Standard" style:family="paragraph">
      <style:text-properties style:font-name="Times New Roman" style:font-name-complex="Times New Roman"/>
    </style:style>
    <style:style style:name="P384" style:parent-style-name="Standard" style:family="paragraph">
      <style:text-properties style:font-name="Times New Roman" style:font-name-complex="Times New Roman"/>
    </style:style>
    <style:style style:name="P385" style:parent-style-name="Standard" style:family="paragraph">
      <style:text-properties style:font-name="Times New Roman" style:font-name-complex="Times New Roman"/>
    </style:style>
    <style:style style:name="P38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8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88" style:parent-style-name="Standard" style:family="paragraph">
      <style:text-properties style:font-name="Times New Roman" style:font-name-complex="Times New Roman"/>
    </style:style>
    <style:style style:name="P389" style:parent-style-name="Standard" style:family="paragraph">
      <style:text-properties style:font-name="Times New Roman" style:font-name-complex="Times New Roman"/>
    </style:style>
    <style:style style:name="P390" style:parent-style-name="Standard" style:family="paragraph">
      <style:text-properties style:font-name="Times New Roman" style:font-name-complex="Times New Roman"/>
    </style:style>
    <style:style style:name="P391" style:parent-style-name="Standard" style:family="paragraph">
      <style:text-properties style:font-name="Times New Roman" style:font-name-complex="Times New Roman"/>
    </style:style>
    <style:style style:name="P392" style:parent-style-name="Standard" style:family="paragraph">
      <style:text-properties style:font-name="Times New Roman" style:font-name-complex="Times New Roman"/>
    </style:style>
    <style:style style:name="T393" style:parent-style-name="Fonteparág.padrão" style:family="text">
      <style:text-properties style:font-name="Times New Roman" style:font-name-complex="Times New Roman"/>
    </style:style>
    <style:style style:name="T394" style:parent-style-name="Fonteparág.padrão" style:family="text">
      <style:text-properties style:font-name="Times New Roman" style:font-name-complex="Times New Roman" fo:language="en" fo:country="US"/>
    </style:style>
    <style:style style:name="P395" style:parent-style-name="Standard" style:family="paragraph">
      <style:text-properties style:font-name="Times New Roman" style:font-name-complex="Times New Roman" fo:language="en" fo:country="US"/>
    </style:style>
    <style:style style:name="P396" style:parent-style-name="Standard" style:family="paragraph">
      <style:text-properties style:font-name="Times New Roman" style:font-name-complex="Times New Roman" fo:language="en" fo:country="US"/>
    </style:style>
    <style:style style:name="P397" style:parent-style-name="Standard" style:family="paragraph">
      <style:text-properties style:font-name="Times New Roman" style:font-name-complex="Times New Roman" fo:language="en" fo:country="US"/>
    </style:style>
    <style:style style:name="P398" style:parent-style-name="Standard" style:family="paragraph">
      <style:text-properties style:font-name="Times New Roman" style:font-name-complex="Times New Roman" fo:language="en" fo:country="US"/>
    </style:style>
    <style:style style:name="P399" style:parent-style-name="Standard" style:family="paragraph">
      <style:text-properties style:font-name="Times New Roman" style:font-name-complex="Times New Roman"/>
    </style:style>
    <style:style style:name="P400" style:parent-style-name="Standard" style:family="paragraph">
      <style:text-properties style:font-name="Times New Roman" style:font-name-complex="Times New Roman"/>
    </style:style>
    <style:style style:name="P401" style:parent-style-name="Standard" style:family="paragraph">
      <style:text-properties style:font-name="Times New Roman" style:font-name-complex="Times New Roman"/>
    </style:style>
    <style:style style:name="P402" style:parent-style-name="Standard" style:family="paragraph">
      <style:text-properties style:font-name="Times New Roman" style:font-name-complex="Times New Roman"/>
    </style:style>
    <style:style style:name="P403" style:parent-style-name="Standard" style:family="paragraph">
      <style:text-properties style:font-name="Times New Roman" style:font-name-complex="Times New Roman"/>
    </style:style>
    <style:style style:name="P404" style:parent-style-name="Standard" style:family="paragraph">
      <style:text-properties style:font-name="Times New Roman" style:font-name-complex="Times New Roman"/>
    </style:style>
    <style:style style:name="P405" style:parent-style-name="Standard" style:family="paragraph">
      <style:text-properties style:font-name="Times New Roman" style:font-name-complex="Times New Roman"/>
    </style:style>
    <style:style style:name="T406" style:parent-style-name="Fonteparág.padrão" style:family="text">
      <style:text-properties style:font-name="Times New Roman" style:font-name-complex="Times New Roman"/>
    </style:style>
    <style:style style:name="T407" style:parent-style-name="Fonteparág.padrão" style:family="text">
      <style:text-properties style:font-name="Times New Roman" style:font-name-complex="Times New Roman" fo:language="en" fo:country="US"/>
    </style:style>
    <style:style style:name="P408" style:parent-style-name="Standard" style:family="paragraph">
      <style:text-properties style:font-name="Times New Roman" style:font-name-complex="Times New Roman"/>
    </style:style>
    <style:style style:name="P409" style:parent-style-name="Standard" style:family="paragraph">
      <style:text-properties style:font-name="Times New Roman" style:font-name-complex="Times New Roman"/>
    </style:style>
    <style:style style:name="P410" style:parent-style-name="Standard" style:family="paragraph">
      <style:text-properties style:font-name="Times New Roman" style:font-name-complex="Times New Roman"/>
    </style:style>
    <style:style style:name="P411" style:parent-style-name="Standard" style:family="paragraph">
      <style:text-properties style:font-name="Times New Roman" style:font-name-complex="Times New Roman"/>
    </style:style>
    <style:style style:name="P41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41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414" style:parent-style-name="Standard" style:family="paragraph">
      <style:text-properties style:font-name="Times New Roman" style:font-name-complex="Times New Roman"/>
    </style:style>
    <style:style style:name="P415" style:parent-style-name="Standard" style:family="paragraph">
      <style:text-properties style:font-name="Times New Roman" style:font-name-complex="Times New Roman"/>
    </style:style>
    <style:style style:name="P416" style:parent-style-name="Standard" style:family="paragraph">
      <style:text-properties style:font-name="Times New Roman" style:font-name-complex="Times New Roman"/>
    </style:style>
    <style:style style:name="P417" style:parent-style-name="Standard" style:family="paragraph">
      <style:text-properties style:font-name="Times New Roman" style:font-name-complex="Times New Roman"/>
    </style:style>
    <style:style style:name="P418" style:parent-style-name="Standard" style:family="paragraph">
      <style:text-properties style:font-name="Times New Roman" style:font-name-complex="Times New Roman"/>
    </style:style>
    <style:style style:name="T419" style:parent-style-name="Fonteparág.padrão" style:family="text">
      <style:text-properties style:font-name="Times New Roman" style:font-name-complex="Times New Roman"/>
    </style:style>
    <style:style style:name="T420" style:parent-style-name="Fonteparág.padrão" style:family="text">
      <style:text-properties style:font-name="Times New Roman" style:font-name-complex="Times New Roman" fo:language="en" fo:country="US"/>
    </style:style>
    <style:style style:name="P421" style:parent-style-name="Standard" style:family="paragraph">
      <style:text-properties style:font-name="Times New Roman" style:font-name-complex="Times New Roman" fo:language="en" fo:country="US"/>
    </style:style>
    <style:style style:name="P422" style:parent-style-name="Standard" style:family="paragraph">
      <style:text-properties style:font-name="Times New Roman" style:font-name-complex="Times New Roman" fo:language="en" fo:country="US"/>
    </style:style>
    <style:style style:name="P423" style:parent-style-name="Standard" style:family="paragraph">
      <style:text-properties style:font-name="Times New Roman" style:font-name-complex="Times New Roman" fo:language="en" fo:country="US"/>
    </style:style>
    <style:style style:name="P424" style:parent-style-name="Standard" style:family="paragraph">
      <style:text-properties style:font-name="Times New Roman" style:font-name-complex="Times New Roman" fo:language="en" fo:country="US"/>
    </style:style>
    <style:style style:name="P425" style:parent-style-name="Standard" style:family="paragraph">
      <style:text-properties style:font-name="Times New Roman" style:font-name-complex="Times New Roman"/>
    </style:style>
    <style:style style:name="P426" style:parent-style-name="Standard" style:family="paragraph">
      <style:text-properties style:font-name="Times New Roman" style:font-name-complex="Times New Roman"/>
    </style:style>
    <style:style style:name="P427" style:parent-style-name="Standard" style:family="paragraph">
      <style:text-properties style:font-name="Times New Roman" style:font-name-complex="Times New Roman"/>
    </style:style>
    <style:style style:name="P428" style:parent-style-name="Standard" style:family="paragraph">
      <style:text-properties style:font-name="Times New Roman" style:font-name-complex="Times New Roman"/>
    </style:style>
    <style:style style:name="P429" style:parent-style-name="Standard" style:family="paragraph">
      <style:text-properties style:font-name="Times New Roman" style:font-name-complex="Times New Roman"/>
    </style:style>
    <style:style style:name="P430" style:parent-style-name="Standard" style:family="paragraph">
      <style:text-properties style:font-name="Times New Roman" style:font-name-complex="Times New Roman"/>
    </style:style>
    <style:style style:name="P43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43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433" style:parent-style-name="Standard" style:family="paragraph">
      <style:text-properties style:font-name="Times New Roman" style:font-name-complex="Times New Roman"/>
    </style:style>
    <style:style style:name="P434" style:parent-style-name="Standard" style:family="paragraph">
      <style:text-properties style:font-name="Times New Roman" style:font-name-complex="Times New Roman"/>
    </style:style>
    <style:style style:name="P435" style:parent-style-name="Standard" style:family="paragraph">
      <style:text-properties style:font-name="Times New Roman" style:font-name-complex="Times New Roman"/>
    </style:style>
    <style:style style:name="P436" style:parent-style-name="Standard" style:family="paragraph">
      <style:text-properties style:font-name="Times New Roman" style:font-name-complex="Times New Roman" fo:language="en" fo:country="US"/>
    </style:style>
    <style:style style:name="P437" style:parent-style-name="Standard" style:family="paragraph">
      <style:text-properties style:font-name="Times New Roman" style:font-name-complex="Times New Roman" fo:language="en" fo:country="US"/>
    </style:style>
    <style:style style:name="P438" style:parent-style-name="Standard" style:family="paragraph">
      <style:text-properties style:font-name="Times New Roman" style:font-name-complex="Times New Roman" fo:language="en" fo:country="US"/>
    </style:style>
    <style:style style:name="P439" style:parent-style-name="Standard" style:family="paragraph">
      <style:text-properties style:font-name="Times New Roman" style:font-name-complex="Times New Roman" fo:language="en" fo:country="US"/>
    </style:style>
    <style:style style:name="T440" style:parent-style-name="Fonteparág.padrão" style:family="text">
      <style:text-properties style:font-name="Times New Roman" style:font-name-complex="Times New Roman" fo:language="en" fo:country="US"/>
    </style:style>
    <style:style style:name="T441" style:parent-style-name="Fonteparág.padrão" style:family="text">
      <style:text-properties style:font-name="Times New Roman" style:font-name-complex="Times New Roman" fo:language="en" fo:country="US"/>
    </style:style>
    <style:style style:name="T442" style:parent-style-name="Fonteparág.padrão" style:family="text">
      <style:text-properties style:font-name="Times New Roman" style:font-name-complex="Times New Roman"/>
    </style:style>
    <style:style style:name="P443" style:parent-style-name="Standard" style:family="paragraph">
      <style:text-properties style:font-name="Times New Roman" style:font-name-complex="Times New Roman"/>
    </style:style>
    <style:style style:name="P444" style:parent-style-name="Standard" style:family="paragraph">
      <style:text-properties style:font-name="Times New Roman" style:font-name-complex="Times New Roman"/>
    </style:style>
    <style:style style:name="P445" style:parent-style-name="Standard" style:family="paragraph">
      <style:text-properties style:font-name="Times New Roman" style:font-name-complex="Times New Roman"/>
    </style:style>
    <style:style style:name="P446" style:parent-style-name="Standard" style:family="paragraph">
      <style:text-properties style:font-name="Times New Roman" style:font-name-complex="Times New Roman"/>
    </style:style>
    <style:style style:name="P447" style:parent-style-name="Standard" style:family="paragraph">
      <style:text-properties style:font-name="Times New Roman" style:font-name-complex="Times New Roman"/>
    </style:style>
    <style:style style:name="P448" style:parent-style-name="Standard" style:family="paragraph">
      <style:text-properties style:font-name="Times New Roman" style:font-name-complex="Times New Roman"/>
    </style:style>
    <style:style style:name="T449" style:parent-style-name="Fonteparág.padrão" style:family="text">
      <style:text-properties style:font-name="Times New Roman" style:font-name-complex="Times New Roman"/>
    </style:style>
    <style:style style:name="T450" style:parent-style-name="Fonteparág.padrão" style:family="text">
      <style:text-properties style:font-name="Times New Roman" style:font-name-complex="Times New Roman"/>
    </style:style>
    <style:style style:name="T451" style:parent-style-name="Fonteparág.padrão" style:family="text">
      <style:text-properties style:font-name="Times New Roman" style:font-name-complex="Times New Roman"/>
    </style:style>
    <style:style style:name="T452" style:parent-style-name="Fonteparág.padrão" style:family="text">
      <style:text-properties style:font-name="Times New Roman" style:font-name-complex="Times New Roman" fo:language="en" fo:country="US"/>
    </style:style>
    <style:style style:name="P453" style:parent-style-name="Standard" style:family="paragraph">
      <style:text-properties style:font-name="Times New Roman" style:font-name-complex="Times New Roman" fo:language="en" fo:country="US"/>
    </style:style>
    <style:style style:name="P454" style:parent-style-name="Standard" style:family="paragraph">
      <style:text-properties style:font-name="Times New Roman" style:font-name-complex="Times New Roman" fo:language="en" fo:country="US"/>
    </style:style>
    <style:style style:name="P455" style:parent-style-name="Standard" style:family="paragraph">
      <style:text-properties style:font-name="Times New Roman" style:font-name-complex="Times New Roman" fo:language="en" fo:country="US"/>
    </style:style>
    <style:style style:name="P456" style:parent-style-name="Standard" style:family="paragraph">
      <style:text-properties style:font-name="Times New Roman" style:font-name-complex="Times New Roman" fo:language="en" fo:country="US"/>
    </style:style>
    <style:style style:name="P457" style:parent-style-name="Standard" style:family="paragraph">
      <style:text-properties style:font-name="Times New Roman" style:font-name-complex="Times New Roman" fo:language="en" fo:country="US"/>
    </style:style>
    <style:style style:name="P458" style:parent-style-name="Standard" style:family="paragraph">
      <style:text-properties style:font-name="Times New Roman" style:font-name-complex="Times New Roman" fo:language="en" fo:country="US"/>
    </style:style>
    <style:style style:name="P459" style:parent-style-name="Standard" style:family="paragraph">
      <style:text-properties style:font-name="Times New Roman" style:font-name-complex="Times New Roman" fo:language="en" fo:country="US"/>
    </style:style>
    <style:style style:name="P460" style:parent-style-name="Standard" style:family="paragraph">
      <style:text-properties style:font-name="Times New Roman" style:font-name-complex="Times New Roman" fo:language="en" fo:country="US"/>
    </style:style>
    <style:style style:name="P461" style:parent-style-name="Standard" style:family="paragraph">
      <style:text-properties style:font-name="Times New Roman" style:font-name-complex="Times New Roman"/>
    </style:style>
    <style:style style:name="P462" style:parent-style-name="Standard" style:family="paragraph">
      <style:text-properties style:font-name="Times New Roman" style:font-name-complex="Times New Roman"/>
    </style:style>
    <style:style style:name="P463" style:parent-style-name="Standard" style:family="paragraph">
      <style:text-properties style:font-name="Times New Roman" style:font-name-complex="Times New Roman"/>
    </style:style>
    <style:style style:name="P464" style:parent-style-name="Standard" style:family="paragraph">
      <style:text-properties style:font-name="Times New Roman" style:font-name-complex="Times New Roman"/>
    </style:style>
    <style:style style:name="P465" style:parent-style-name="Standard" style:family="paragraph">
      <style:text-properties style:font-name="Times New Roman" style:font-name-complex="Times New Roman"/>
    </style:style>
    <style:style style:name="P466" style:parent-style-name="Standard" style:family="paragraph">
      <style:text-properties style:font-name="Times New Roman" style:font-name-complex="Times New Roman"/>
    </style:style>
    <style:style style:name="P467" style:parent-style-name="Standard" style:family="paragraph">
      <style:text-properties style:font-name="Times New Roman" style:font-name-complex="Times New Roman"/>
    </style:style>
    <style:style style:name="P468" style:parent-style-name="Standard" style:family="paragraph">
      <style:text-properties style:font-name="Times New Roman" style:font-name-complex="Times New Roman"/>
    </style:style>
    <style:style style:name="P469" style:parent-style-name="Standard" style:family="paragraph">
      <style:text-properties style:font-name="Times New Roman" style:font-name-complex="Times New Roman"/>
    </style:style>
    <style:style style:name="P470" style:parent-style-name="Standard" style:family="paragraph">
      <style:text-properties style:font-name="Times New Roman" style:font-name-complex="Times New Roman"/>
    </style:style>
    <style:style style:name="P471" style:parent-style-name="Standard" style:family="paragraph">
      <style:text-properties style:font-name="Times New Roman" style:font-name-complex="Times New Roman"/>
    </style:style>
    <style:style style:name="P472" style:parent-style-name="Standard" style:family="paragraph">
      <style:text-properties style:font-name="Times New Roman" style:font-name-complex="Times New Roman"/>
    </style:style>
    <style:style style:name="P473" style:parent-style-name="Standard" style:family="paragraph">
      <style:text-properties style:font-name="Times New Roman" style:font-name-complex="Times New Roman"/>
    </style:style>
    <style:style style:name="P474" style:parent-style-name="Standard" style:family="paragraph">
      <style:text-properties style:font-name="Times New Roman" style:font-name-complex="Times New Roman"/>
    </style:style>
    <style:style style:name="P475" style:parent-style-name="Standard" style:family="paragraph">
      <style:text-properties style:font-name="Times New Roman" style:font-name-complex="Times New Roman"/>
    </style:style>
    <style:style style:name="P476" style:parent-style-name="Standard" style:family="paragraph">
      <style:text-properties style:font-name="Times New Roman" style:font-name-complex="Times New Roman"/>
    </style:style>
    <style:style style:name="P477" style:parent-style-name="Standard" style:family="paragraph">
      <style:text-properties style:font-name="Times New Roman" style:font-name-complex="Times New Roman"/>
    </style:style>
    <style:style style:name="P478" style:parent-style-name="Standard" style:family="paragraph">
      <style:text-properties style:font-name="Times New Roman" style:font-name-complex="Times New Roman"/>
    </style:style>
    <style:style style:name="P479" style:parent-style-name="Standard" style:family="paragraph">
      <style:text-properties style:font-name="Times New Roman" style:font-name-complex="Times New Roman"/>
    </style:style>
    <style:style style:name="P480" style:parent-style-name="Standard" style:family="paragraph">
      <style:text-properties style:font-name="Times New Roman" style:font-name-complex="Times New Roman"/>
    </style:style>
    <style:style style:name="P481" style:parent-style-name="Standard" style:family="paragraph">
      <style:text-properties style:font-name="Times New Roman" style:font-name-complex="Times New Roman"/>
    </style:style>
    <style:style style:name="P482" style:parent-style-name="Standard" style:family="paragraph">
      <style:text-properties style:font-name="Times New Roman" style:font-name-complex="Times New Roman"/>
    </style:style>
    <style:style style:name="P483" style:parent-style-name="Standard" style:family="paragraph">
      <style:text-properties style:font-name="Times New Roman" style:font-name-complex="Times New Roman"/>
    </style:style>
    <style:style style:name="P484" style:parent-style-name="Standard" style:family="paragraph">
      <style:text-properties style:font-name="Times New Roman" style:font-name-complex="Times New Roman"/>
    </style:style>
    <style:style style:name="P485" style:parent-style-name="Standard" style:family="paragraph">
      <style:text-properties style:font-name="Times New Roman" style:font-name-complex="Times New Roman"/>
    </style:style>
    <style:style style:name="P486" style:parent-style-name="Standard" style:family="paragraph">
      <style:text-properties style:font-name="Times New Roman" style:font-name-complex="Times New Roman"/>
    </style:style>
    <style:style style:name="P487" style:parent-style-name="Standard" style:family="paragraph">
      <style:text-properties style:font-name="Times New Roman" style:font-name-complex="Times New Roman"/>
    </style:style>
    <style:style style:name="P488" style:parent-style-name="Standard" style:family="paragraph">
      <style:text-properties style:font-name="Times New Roman" style:font-name-complex="Times New Roman"/>
    </style:style>
    <style:style style:name="P489" style:parent-style-name="Standard" style:family="paragraph">
      <style:text-properties style:font-name="Times New Roman" style:font-name-complex="Times New Roman"/>
    </style:style>
    <style:style style:name="P490" style:parent-style-name="Standard" style:family="paragraph">
      <style:text-properties style:font-name="Times New Roman" style:font-name-complex="Times New Roman"/>
    </style:style>
    <style:style style:name="P491" style:parent-style-name="Standard" style:family="paragraph">
      <style:text-properties style:font-name="Times New Roman" style:font-name-complex="Times New Roman"/>
    </style:style>
    <style:style style:name="P492" style:parent-style-name="Standard" style:family="paragraph">
      <style:text-properties style:font-name="Times New Roman" style:font-name-complex="Times New Roman"/>
    </style:style>
    <style:style style:name="P493" style:parent-style-name="Standard" style:family="paragraph">
      <style:text-properties style:font-name="Times New Roman" style:font-name-complex="Times New Roman"/>
    </style:style>
    <style:style style:name="T494" style:parent-style-name="Fonteparág.padrão" style:family="text">
      <style:text-properties style:font-name="Times New Roman" style:font-name-complex="Times New Roman"/>
    </style:style>
    <style:style style:name="T495" style:parent-style-name="Fonteparág.padrão" style:family="text">
      <style:text-properties style:font-name="Times New Roman" style:font-name-complex="Times New Roman"/>
    </style:style>
    <style:style style:name="T496" style:parent-style-name="Fonteparág.padrão" style:family="text">
      <style:text-properties style:font-name="Times New Roman" style:font-name-complex="Times New Roman"/>
    </style:style>
    <style:style style:name="T497" style:parent-style-name="Fonteparág.padrão" style:family="text">
      <style:text-properties style:font-name="Times New Roman" style:font-name-complex="Times New Roman" fo:language="en" fo:country="US"/>
    </style:style>
    <style:style style:name="P498" style:parent-style-name="Standard" style:family="paragraph">
      <style:text-properties style:font-name="Times New Roman" style:font-name-complex="Times New Roman" fo:language="en" fo:country="US"/>
    </style:style>
    <style:style style:name="P499" style:parent-style-name="Standard" style:family="paragraph">
      <style:text-properties style:font-name="Times New Roman" style:font-name-complex="Times New Roman" fo:language="en" fo:country="US"/>
    </style:style>
    <style:style style:name="P500" style:parent-style-name="Standard" style:family="paragraph">
      <style:text-properties style:font-name="Times New Roman" style:font-name-complex="Times New Roman" fo:language="en" fo:country="US"/>
    </style:style>
    <style:style style:name="T501" style:parent-style-name="Fonteparág.padrão" style:family="text">
      <style:text-properties style:font-name="Times New Roman" style:font-name-complex="Times New Roman" fo:language="en" fo:country="US"/>
    </style:style>
    <style:style style:name="T502" style:parent-style-name="Fonteparág.padrão" style:family="text">
      <style:text-properties style:font-name="Times New Roman" style:font-name-complex="Times New Roman" fo:language="en" fo:country="US"/>
    </style:style>
    <style:style style:name="T503" style:parent-style-name="Fonteparág.padrão" style:family="text">
      <style:text-properties style:font-name="Times New Roman" style:font-name-complex="Times New Roman"/>
    </style:style>
    <style:style style:name="P504" style:parent-style-name="Standard" style:family="paragraph">
      <style:text-properties style:font-name="Times New Roman" style:font-name-complex="Times New Roman"/>
    </style:style>
    <style:style style:name="P505" style:parent-style-name="Standard" style:family="paragraph">
      <style:text-properties style:font-name="Times New Roman" style:font-name-complex="Times New Roman"/>
    </style:style>
    <style:style style:name="P506" style:parent-style-name="Standard" style:family="paragraph">
      <style:text-properties style:font-name="Times New Roman" style:font-name-complex="Times New Roman"/>
    </style:style>
    <style:style style:name="P507" style:parent-style-name="Standard" style:family="paragraph">
      <style:text-properties style:font-name="Times New Roman" style:font-name-complex="Times New Roman"/>
    </style:style>
    <style:style style:name="P508" style:parent-style-name="Standard" style:family="paragraph">
      <style:text-properties style:font-name="Times New Roman" style:font-name-complex="Times New Roman"/>
    </style:style>
    <style:style style:name="P509" style:parent-style-name="Standard" style:family="paragraph">
      <style:text-properties style:font-name="Times New Roman" style:font-name-complex="Times New Roman"/>
    </style:style>
    <style:style style:name="P510" style:parent-style-name="Standard" style:family="paragraph">
      <style:text-properties style:font-name="Times New Roman" style:font-name-complex="Times New Roman"/>
    </style:style>
    <style:style style:name="P51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51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513" style:parent-style-name="Standard" style:family="paragraph">
      <style:text-properties style:font-name="Times New Roman" style:font-name-complex="Times New Roman"/>
    </style:style>
    <style:style style:name="P514" style:parent-style-name="Standard" style:family="paragraph">
      <style:text-properties style:font-name="Times New Roman" style:font-name-complex="Times New Roman"/>
    </style:style>
    <style:style style:name="P515" style:parent-style-name="Standard" style:family="paragraph">
      <style:text-properties style:font-name="Times New Roman" style:font-name-complex="Times New Roman"/>
    </style:style>
    <style:style style:name="P516" style:parent-style-name="Standard" style:family="paragraph">
      <style:text-properties style:font-name="Times New Roman" style:font-name-complex="Times New Roman"/>
    </style:style>
    <style:style style:name="P517" style:parent-style-name="Standard" style:family="paragraph">
      <style:text-properties style:font-name="Times New Roman" style:font-name-complex="Times New Roman"/>
    </style:style>
    <style:style style:name="P518" style:parent-style-name="Standard" style:family="paragraph">
      <style:text-properties style:font-name="Times New Roman" style:font-name-complex="Times New Roman"/>
    </style:style>
    <style:style style:name="T519" style:parent-style-name="Fonteparág.padrão" style:family="text">
      <style:text-properties style:font-name="Times New Roman" style:font-name-complex="Times New Roman"/>
    </style:style>
    <style:style style:name="T520" style:parent-style-name="Fonteparág.padrão" style:family="text">
      <style:text-properties style:font-name="Times New Roman" style:font-name-complex="Times New Roman"/>
    </style:style>
    <style:style style:name="T521" style:parent-style-name="Fonteparág.padrão" style:family="text">
      <style:text-properties style:font-name="Times New Roman" style:font-name-complex="Times New Roman" fo:language="en" fo:country="US"/>
    </style:style>
    <style:style style:name="P522" style:parent-style-name="Standard" style:family="paragraph">
      <style:text-properties style:font-name="Times New Roman" style:font-name-complex="Times New Roman" fo:language="en" fo:country="US"/>
    </style:style>
    <style:style style:name="P523" style:parent-style-name="Standard" style:family="paragraph">
      <style:text-properties style:font-name="Times New Roman" style:font-name-complex="Times New Roman" fo:language="en" fo:country="US"/>
    </style:style>
    <style:style style:name="P524" style:parent-style-name="Standard" style:family="paragraph">
      <style:text-properties style:font-name="Times New Roman" style:font-name-complex="Times New Roman" fo:language="en" fo:country="US"/>
    </style:style>
    <style:style style:name="P525" style:parent-style-name="Standard" style:family="paragraph">
      <style:text-properties style:font-name="Times New Roman" style:font-name-complex="Times New Roman" fo:language="en" fo:country="US"/>
    </style:style>
    <style:style style:name="P526" style:parent-style-name="Standard" style:family="paragraph">
      <style:text-properties style:font-name="Times New Roman" style:font-name-complex="Times New Roman" fo:language="en" fo:country="US"/>
    </style:style>
    <style:style style:name="P527" style:parent-style-name="Standard" style:family="paragraph">
      <style:text-properties style:font-name="Times New Roman" style:font-name-complex="Times New Roman" fo:language="en" fo:country="US"/>
    </style:style>
    <style:style style:name="P528" style:parent-style-name="Standard" style:family="paragraph">
      <style:text-properties style:font-name="Times New Roman" style:font-name-complex="Times New Roman" fo:language="en" fo:country="US"/>
    </style:style>
    <style:style style:name="P529" style:parent-style-name="Standard" style:family="paragraph">
      <style:text-properties style:font-name="Times New Roman" style:font-name-complex="Times New Roman" fo:language="en" fo:country="US"/>
    </style:style>
    <style:style style:name="P530" style:parent-style-name="Standard" style:family="paragraph">
      <style:text-properties style:font-name="Times New Roman" style:font-name-complex="Times New Roman" fo:language="en" fo:country="US"/>
    </style:style>
    <style:style style:name="P531" style:parent-style-name="Standard" style:family="paragraph">
      <style:text-properties style:font-name="Times New Roman" style:font-name-complex="Times New Roman" fo:language="en" fo:country="US"/>
    </style:style>
    <style:style style:name="P532" style:parent-style-name="Standard" style:family="paragraph">
      <style:text-properties style:font-name="Times New Roman" style:font-name-complex="Times New Roman"/>
    </style:style>
    <style:style style:name="P533" style:parent-style-name="Standard" style:family="paragraph">
      <style:text-properties style:font-name="Times New Roman" style:font-name-complex="Times New Roman"/>
    </style:style>
    <style:style style:name="P534" style:parent-style-name="Standard" style:family="paragraph">
      <style:text-properties style:font-name="Times New Roman" style:font-name-complex="Times New Roman"/>
    </style:style>
    <style:style style:name="P535" style:parent-style-name="Standard" style:family="paragraph">
      <style:text-properties style:font-name="Times New Roman" style:font-name-complex="Times New Roman"/>
    </style:style>
    <style:style style:name="T536" style:parent-style-name="Fonteparág.padrão" style:family="text">
      <style:text-properties style:font-name="Times New Roman" style:font-name-complex="Times New Roman"/>
    </style:style>
    <style:style style:name="T537" style:parent-style-name="Fonteparág.padrão" style:family="text">
      <style:text-properties style:font-name="Times New Roman" style:font-name-complex="Times New Roman" fo:language="en" fo:country="US"/>
    </style:style>
    <style:style style:name="P538" style:parent-style-name="Standard" style:family="paragraph">
      <style:text-properties style:font-name="Times New Roman" style:font-name-complex="Times New Roman"/>
    </style:style>
    <style:style style:name="P539" style:parent-style-name="Standard" style:family="paragraph">
      <style:text-properties style:font-name="Times New Roman" style:font-name-complex="Times New Roman"/>
    </style:style>
    <style:style style:name="P540" style:parent-style-name="Standard" style:family="paragraph">
      <style:text-properties style:font-name="Times New Roman" style:font-name-complex="Times New Roman"/>
    </style:style>
    <style:style style:name="P541" style:parent-style-name="Standard" style:family="paragraph">
      <style:text-properties style:font-name="Times New Roman" style:font-name-complex="Times New Roman"/>
    </style:style>
    <style:style style:name="P542" style:parent-style-name="Standard" style:family="paragraph">
      <style:text-properties style:font-name="Times New Roman" style:font-name-complex="Times New Roman"/>
    </style:style>
    <style:style style:name="P543" style:parent-style-name="Standard" style:family="paragraph">
      <style:text-properties style:font-name="Times New Roman" style:font-name-complex="Times New Roman"/>
    </style:style>
    <style:style style:name="P544" style:parent-style-name="Standard" style:family="paragraph">
      <style:text-properties style:font-name="Times New Roman" style:font-name-complex="Times New Roman"/>
    </style:style>
    <style:style style:name="P545" style:parent-style-name="Standard" style:family="paragraph">
      <style:text-properties style:font-name="Times New Roman" style:font-name-complex="Times New Roman"/>
    </style:style>
    <style:style style:name="P546" style:parent-style-name="Standard" style:family="paragraph">
      <style:text-properties style:font-name="Times New Roman" style:font-name-complex="Times New Roman"/>
    </style:style>
    <style:style style:name="P547" style:parent-style-name="Standard" style:family="paragraph">
      <style:text-properties style:font-name="Times New Roman" style:font-name-complex="Times New Roman"/>
    </style:style>
    <style:style style:name="P548" style:parent-style-name="Standard" style:family="paragraph">
      <style:text-properties style:font-name="Times New Roman" style:font-name-complex="Times New Roman"/>
    </style:style>
    <style:style style:name="P549" style:parent-style-name="Standard" style:family="paragraph">
      <style:text-properties style:font-name="Times New Roman" style:font-name-complex="Times New Roman"/>
    </style:style>
    <style:style style:name="P550" style:parent-style-name="Standard" style:family="paragraph">
      <style:text-properties style:font-name="Times New Roman" style:font-name-complex="Times New Roman"/>
    </style:style>
    <style:style style:name="T551" style:parent-style-name="Fonteparág.padrão" style:family="text">
      <style:text-properties style:font-name="Times New Roman" style:font-name-complex="Times New Roman"/>
    </style:style>
    <style:style style:name="T552" style:parent-style-name="Fonteparág.padrão" style:family="text">
      <style:text-properties style:font-name="Times New Roman" style:font-name-complex="Times New Roman"/>
    </style:style>
    <style:style style:name="T553" style:parent-style-name="Fonteparág.padrão" style:family="text">
      <style:text-properties style:font-name="Times New Roman" style:font-name-complex="Times New Roman" fo:language="en" fo:country="US"/>
    </style:style>
    <style:style style:name="P554" style:parent-style-name="Standard" style:family="paragraph">
      <style:text-properties style:font-name="Times New Roman" style:font-name-complex="Times New Roman" fo:language="en" fo:country="US"/>
    </style:style>
    <style:style style:name="P555" style:parent-style-name="Standard" style:family="paragraph">
      <style:text-properties style:font-name="Times New Roman" style:font-name-complex="Times New Roman" fo:language="en" fo:country="US"/>
    </style:style>
    <style:style style:name="P556" style:parent-style-name="Standard" style:family="paragraph">
      <style:text-properties style:font-name="Times New Roman" style:font-name-complex="Times New Roman" fo:language="en" fo:country="US"/>
    </style:style>
    <style:style style:name="P557" style:parent-style-name="Standard" style:family="paragraph">
      <style:text-properties style:font-name="Times New Roman" style:font-name-complex="Times New Roman" fo:language="en" fo:country="US"/>
    </style:style>
    <style:style style:name="P558" style:parent-style-name="Standard" style:family="paragraph">
      <style:text-properties style:font-name="Times New Roman" style:font-name-complex="Times New Roman" fo:language="en" fo:country="US"/>
    </style:style>
    <style:style style:name="P559" style:parent-style-name="Standard" style:family="paragraph">
      <style:text-properties style:font-name="Times New Roman" style:font-name-complex="Times New Roman" fo:language="en" fo:country="US"/>
    </style:style>
    <style:style style:name="P560" style:parent-style-name="Standard" style:family="paragraph">
      <style:text-properties style:font-name="Times New Roman" style:font-name-complex="Times New Roman" fo:language="en" fo:country="US"/>
    </style:style>
    <style:style style:name="P561" style:parent-style-name="Standard" style:family="paragraph">
      <style:text-properties style:font-name="Times New Roman" style:font-name-complex="Times New Roman" fo:language="en" fo:country="US"/>
    </style:style>
    <style:style style:name="P562" style:parent-style-name="Standard" style:family="paragraph">
      <style:text-properties style:font-name="Times New Roman" style:font-name-complex="Times New Roman" fo:language="en" fo:country="US"/>
    </style:style>
    <style:style style:name="P563" style:parent-style-name="Standard" style:family="paragraph">
      <style:text-properties style:font-name="Times New Roman" style:font-name-complex="Times New Roman" fo:language="en" fo:country="US"/>
    </style:style>
    <style:style style:name="P564" style:parent-style-name="Standard" style:family="paragraph">
      <style:text-properties style:font-name="Times New Roman" style:font-name-complex="Times New Roman" fo:language="en" fo:country="US"/>
    </style:style>
    <style:style style:name="P565" style:parent-style-name="Standard" style:family="paragraph">
      <style:text-properties style:font-name="Times New Roman" style:font-name-complex="Times New Roman"/>
    </style:style>
    <style:style style:name="P566" style:parent-style-name="Standard" style:family="paragraph">
      <style:text-properties style:font-name="Times New Roman" style:font-name-complex="Times New Roman"/>
    </style:style>
    <style:style style:name="P567" style:parent-style-name="Standard" style:family="paragraph">
      <style:text-properties style:font-name="Times New Roman" style:font-name-complex="Times New Roman"/>
    </style:style>
    <style:style style:name="P568" style:parent-style-name="Standard" style:family="paragraph">
      <style:text-properties style:font-name="Times New Roman" style:font-name-complex="Times New Roman"/>
    </style:style>
    <style:style style:name="P56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57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571" style:parent-style-name="Standard" style:family="paragraph">
      <style:text-properties style:font-name="Times New Roman" style:font-name-complex="Times New Roman"/>
    </style:style>
    <style:style style:name="P572" style:parent-style-name="Standard" style:family="paragraph">
      <style:text-properties style:font-name="Times New Roman" style:font-name-complex="Times New Roman"/>
    </style:style>
    <style:style style:name="P573" style:parent-style-name="Standard" style:family="paragraph">
      <style:text-properties style:font-name="Times New Roman" style:font-name-complex="Times New Roman"/>
    </style:style>
    <style:style style:name="P574" style:parent-style-name="Standard" style:family="paragraph">
      <style:text-properties style:font-name="Times New Roman" style:font-name-complex="Times New Roman"/>
    </style:style>
    <style:style style:name="P575" style:parent-style-name="Standard" style:family="paragraph">
      <style:text-properties style:font-name="Times New Roman" style:font-name-complex="Times New Roman"/>
    </style:style>
    <style:style style:name="T576" style:parent-style-name="Fonteparág.padrão" style:family="text">
      <style:text-properties style:font-name="Times New Roman" style:font-name-complex="Times New Roman"/>
    </style:style>
    <style:style style:name="T577" style:parent-style-name="Fonteparág.padrão" style:family="text">
      <style:text-properties style:font-name="Times New Roman" style:font-name-complex="Times New Roman"/>
    </style:style>
    <style:style style:name="T578" style:parent-style-name="Fonteparág.padrão" style:family="text">
      <style:text-properties style:font-name="Times New Roman" style:font-name-complex="Times New Roman" fo:language="en" fo:country="US"/>
    </style:style>
    <style:style style:name="P579" style:parent-style-name="Standard" style:family="paragraph">
      <style:text-properties style:font-name="Times New Roman" style:font-name-complex="Times New Roman" fo:language="en" fo:country="US"/>
    </style:style>
    <style:style style:name="P580" style:parent-style-name="Standard" style:family="paragraph">
      <style:text-properties style:font-name="Times New Roman" style:font-name-complex="Times New Roman" fo:language="en" fo:country="US"/>
    </style:style>
    <style:style style:name="P581" style:parent-style-name="Standard" style:family="paragraph">
      <style:text-properties style:font-name="Times New Roman" style:font-name-complex="Times New Roman" fo:language="en" fo:country="US"/>
    </style:style>
    <style:style style:name="P582" style:parent-style-name="Standard" style:family="paragraph">
      <style:text-properties style:font-name="Times New Roman" style:font-name-complex="Times New Roman" fo:language="en" fo:country="US"/>
    </style:style>
    <style:style style:name="P583" style:parent-style-name="Standard" style:family="paragraph">
      <style:text-properties style:font-name="Times New Roman" style:font-name-complex="Times New Roman" fo:language="en" fo:country="US"/>
    </style:style>
    <style:style style:name="P584" style:parent-style-name="Standard" style:family="paragraph">
      <style:text-properties style:font-name="Times New Roman" style:font-name-complex="Times New Roman" fo:language="en" fo:country="US"/>
    </style:style>
    <style:style style:name="P585" style:parent-style-name="Standard" style:family="paragraph">
      <style:text-properties style:font-name="Times New Roman" style:font-name-complex="Times New Roman" fo:language="en" fo:country="US"/>
    </style:style>
    <style:style style:name="P586" style:parent-style-name="Standard" style:family="paragraph">
      <style:text-properties style:font-name="Times New Roman" style:font-name-complex="Times New Roman" fo:language="en" fo:country="US"/>
    </style:style>
    <style:style style:name="P587" style:parent-style-name="Standard" style:family="paragraph">
      <style:text-properties style:font-name="Times New Roman" style:font-name-complex="Times New Roman" fo:language="en" fo:country="US"/>
    </style:style>
    <style:style style:name="P588" style:parent-style-name="Standard" style:family="paragraph">
      <style:text-properties style:font-name="Times New Roman" style:font-name-complex="Times New Roman" fo:language="en" fo:country="US"/>
    </style:style>
    <style:style style:name="P589" style:parent-style-name="Standard" style:family="paragraph">
      <style:text-properties style:font-name="Times New Roman" style:font-name-complex="Times New Roman" fo:language="en" fo:country="US"/>
    </style:style>
    <style:style style:name="P590" style:parent-style-name="Standard" style:family="paragraph">
      <style:text-properties style:font-name="Times New Roman" style:font-name-complex="Times New Roman" fo:language="en" fo:country="US"/>
    </style:style>
    <style:style style:name="P591" style:parent-style-name="Standard" style:family="paragraph">
      <style:text-properties style:font-name="Times New Roman" style:font-name-complex="Times New Roman" fo:language="en" fo:country="US"/>
    </style:style>
    <style:style style:name="P592" style:parent-style-name="Standard" style:family="paragraph">
      <style:text-properties style:font-name="Times New Roman" style:font-name-complex="Times New Roman" fo:language="en" fo:country="US"/>
    </style:style>
    <style:style style:name="T593" style:parent-style-name="Fonteparág.padrão" style:family="text">
      <style:text-properties style:font-name="Times New Roman" style:font-name-complex="Times New Roman" fo:language="en" fo:country="US"/>
    </style:style>
    <style:style style:name="T594" style:parent-style-name="Fonteparág.padrão" style:family="text">
      <style:text-properties style:font-name="Times New Roman" style:font-name-complex="Times New Roman"/>
    </style:style>
    <style:style style:name="P595" style:parent-style-name="Standard" style:family="paragraph">
      <style:text-properties style:font-name="Times New Roman" style:font-name-complex="Times New Roman"/>
    </style:style>
    <style:style style:name="P596" style:parent-style-name="Standard" style:family="paragraph">
      <style:text-properties style:font-name="Times New Roman" style:font-name-complex="Times New Roman"/>
    </style:style>
    <style:style style:name="P597" style:parent-style-name="Standard" style:family="paragraph">
      <style:text-properties style:font-name="Times New Roman" style:font-name-complex="Times New Roman"/>
    </style:style>
    <style:style style:name="P598" style:parent-style-name="Standard" style:family="paragraph">
      <style:text-properties style:font-name="Times New Roman" style:font-name-complex="Times New Roman"/>
    </style:style>
    <style:style style:name="P599" style:parent-style-name="Standard" style:family="paragraph">
      <style:text-properties style:font-name="Times New Roman" style:font-name-complex="Times New Roman"/>
    </style:style>
    <style:style style:name="P600" style:parent-style-name="Standard" style:family="paragraph">
      <style:text-properties style:font-name="Times New Roman" style:font-name-complex="Times New Roman"/>
    </style:style>
    <style:style style:name="P601" style:parent-style-name="Standard" style:family="paragraph">
      <style:text-properties style:font-name="Times New Roman" style:font-name-complex="Times New Roman"/>
    </style:style>
    <style:style style:name="P602" style:parent-style-name="Standard" style:family="paragraph">
      <style:text-properties style:font-name="Times New Roman" style:font-name-complex="Times New Roman"/>
    </style:style>
    <style:style style:name="P603" style:parent-style-name="Standard" style:family="paragraph">
      <style:text-properties style:font-name="Times New Roman" style:font-name-complex="Times New Roman"/>
    </style:style>
    <style:style style:name="P604" style:parent-style-name="Standard" style:family="paragraph">
      <style:text-properties style:font-name="Times New Roman" style:font-name-complex="Times New Roman"/>
    </style:style>
    <style:style style:name="T605" style:parent-style-name="Fonteparág.padrão" style:family="text">
      <style:text-properties style:font-name="Times New Roman" style:font-name-complex="Times New Roman"/>
    </style:style>
    <style:style style:name="T606" style:parent-style-name="Fonteparág.padrão" style:family="text">
      <style:text-properties style:font-name="Times New Roman" style:font-name-complex="Times New Roman" fo:language="en" fo:country="US"/>
    </style:style>
    <style:style style:name="P607" style:parent-style-name="Standard" style:family="paragraph">
      <style:text-properties style:font-name="Times New Roman" style:font-name-complex="Times New Roman"/>
    </style:style>
    <style:style style:name="P608" style:parent-style-name="Standard" style:family="paragraph">
      <style:text-properties style:font-name="Times New Roman" style:font-name-complex="Times New Roman"/>
    </style:style>
    <style:style style:name="P609" style:parent-style-name="Standard" style:family="paragraph">
      <style:text-properties style:font-name="Times New Roman" style:font-name-complex="Times New Roman"/>
    </style:style>
    <style:style style:name="P610" style:parent-style-name="Standard" style:family="paragraph">
      <style:text-properties style:font-name="Times New Roman" style:font-name-complex="Times New Roman"/>
    </style:style>
    <style:style style:name="P611" style:parent-style-name="Standard" style:family="paragraph">
      <style:text-properties style:font-name="Times New Roman" style:font-name-complex="Times New Roman"/>
    </style:style>
    <style:style style:name="P612" style:parent-style-name="Standard" style:family="paragraph">
      <style:text-properties style:font-name="Times New Roman" style:font-name-complex="Times New Roman"/>
    </style:style>
    <style:style style:name="P613" style:parent-style-name="Standard" style:family="paragraph">
      <style:text-properties style:font-name="Times New Roman" style:font-name-complex="Times New Roman" fo:language="en" fo:country="US"/>
    </style:style>
    <style:style style:name="P614" style:parent-style-name="Standard" style:family="paragraph">
      <style:text-properties style:font-name="Times New Roman" style:font-name-complex="Times New Roman" fo:language="en" fo:country="US"/>
    </style:style>
    <style:style style:name="P615" style:parent-style-name="Standard" style:family="paragraph">
      <style:text-properties style:font-name="Times New Roman" style:font-name-complex="Times New Roman" fo:language="en" fo:country="US"/>
    </style:style>
    <style:style style:name="P616" style:parent-style-name="Standard" style:family="paragraph">
      <style:text-properties style:font-name="Times New Roman" style:font-name-complex="Times New Roman" fo:language="en" fo:country="US"/>
    </style:style>
    <style:style style:name="P617" style:parent-style-name="Standard" style:family="paragraph">
      <style:text-properties style:font-name="Times New Roman" style:font-name-complex="Times New Roman" fo:language="en" fo:country="US"/>
    </style:style>
    <style:style style:name="P618" style:parent-style-name="Standard" style:family="paragraph">
      <style:text-properties style:font-name="Times New Roman" style:font-name-complex="Times New Roman" fo:language="en" fo:country="US"/>
    </style:style>
    <style:style style:name="P619" style:parent-style-name="Standard" style:family="paragraph">
      <style:text-properties style:font-name="Times New Roman" style:font-name-complex="Times New Roman" fo:language="en" fo:country="US"/>
    </style:style>
    <style:style style:name="P620" style:parent-style-name="Standard" style:family="paragraph">
      <style:text-properties style:font-name="Times New Roman" style:font-name-complex="Times New Roman" fo:language="en" fo:country="US"/>
    </style:style>
    <style:style style:name="P621" style:parent-style-name="Standard" style:family="paragraph">
      <style:text-properties style:font-name="Times New Roman" style:font-name-complex="Times New Roman" fo:language="en" fo:country="US"/>
    </style:style>
    <style:style style:name="P622" style:parent-style-name="Standard" style:family="paragraph">
      <style:text-properties style:font-name="Times New Roman" style:font-name-complex="Times New Roman" fo:language="en" fo:country="US"/>
    </style:style>
    <style:style style:name="P623" style:parent-style-name="Standard" style:family="paragraph">
      <style:text-properties style:font-name="Times New Roman" style:font-name-complex="Times New Roman" fo:language="en" fo:country="US"/>
    </style:style>
    <style:style style:name="P624" style:parent-style-name="Standard" style:family="paragraph">
      <style:text-properties style:font-name="Times New Roman" style:font-name-complex="Times New Roman" fo:language="en" fo:country="US"/>
    </style:style>
    <style:style style:name="P625" style:parent-style-name="Standard" style:family="paragraph">
      <style:text-properties style:font-name="Times New Roman" style:font-name-complex="Times New Roman" fo:language="en" fo:country="US"/>
    </style:style>
    <style:style style:name="P626" style:parent-style-name="Standard" style:family="paragraph">
      <style:text-properties style:font-name="Times New Roman" style:font-name-complex="Times New Roman" fo:language="en" fo:country="US"/>
    </style:style>
    <style:style style:name="P627" style:parent-style-name="Standard" style:family="paragraph">
      <style:text-properties style:font-name="Times New Roman" style:font-name-complex="Times New Roman" fo:language="en" fo:country="US"/>
    </style:style>
    <style:style style:name="P628" style:parent-style-name="Standard" style:family="paragraph">
      <style:text-properties style:font-name="Times New Roman" style:font-name-complex="Times New Roman" fo:language="en" fo:country="US"/>
    </style:style>
    <style:style style:name="P629" style:parent-style-name="Standard" style:family="paragraph">
      <style:text-properties style:font-name="Times New Roman" style:font-name-complex="Times New Roman" fo:language="en" fo:country="US"/>
    </style:style>
    <style:style style:name="P630" style:parent-style-name="Standard" style:family="paragraph">
      <style:text-properties style:font-name="Times New Roman" style:font-name-complex="Times New Roman" fo:language="en" fo:country="US"/>
    </style:style>
    <style:style style:name="P631" style:parent-style-name="Standard" style:family="paragraph">
      <style:text-properties style:font-name="Times New Roman" style:font-name-complex="Times New Roman" fo:language="en" fo:country="US"/>
    </style:style>
    <style:style style:name="P632" style:parent-style-name="Standard" style:family="paragraph">
      <style:text-properties style:font-name="Times New Roman" style:font-name-complex="Times New Roman" fo:language="en" fo:country="US"/>
    </style:style>
    <style:style style:name="P633" style:parent-style-name="Standard" style:family="paragraph">
      <style:text-properties style:font-name="Times New Roman" style:font-name-complex="Times New Roman" fo:language="en" fo:country="US"/>
    </style:style>
    <style:style style:name="P634" style:parent-style-name="Standard" style:family="paragraph">
      <style:text-properties style:font-name="Times New Roman" style:font-name-complex="Times New Roman" fo:language="en" fo:country="US"/>
    </style:style>
    <style:style style:name="P635" style:parent-style-name="Standard" style:family="paragraph">
      <style:text-properties style:font-name="Times New Roman" style:font-name-complex="Times New Roman" fo:language="en" fo:country="US"/>
    </style:style>
    <style:style style:name="P636" style:parent-style-name="Standard" style:family="paragraph">
      <style:text-properties style:font-name="Times New Roman" style:font-name-complex="Times New Roman" fo:language="en" fo:country="US"/>
    </style:style>
    <style:style style:name="P637" style:parent-style-name="Standard" style:family="paragraph">
      <style:text-properties style:font-name="Times New Roman" style:font-name-complex="Times New Roman" fo:language="en" fo:country="US"/>
    </style:style>
    <style:style style:name="P638" style:parent-style-name="Standard" style:family="paragraph">
      <style:text-properties style:font-name="Times New Roman" style:font-name-complex="Times New Roman" fo:language="en" fo:country="US"/>
    </style:style>
    <style:style style:name="P639" style:parent-style-name="Standard" style:family="paragraph">
      <style:text-properties style:font-name="Times New Roman" style:font-name-complex="Times New Roman" fo:language="en" fo:country="US"/>
    </style:style>
    <style:style style:name="P640" style:parent-style-name="Standard" style:family="paragraph">
      <style:text-properties style:font-name="Times New Roman" style:font-name-complex="Times New Roman" fo:language="en" fo:country="US"/>
    </style:style>
    <style:style style:name="P641" style:parent-style-name="Standard" style:family="paragraph">
      <style:text-properties style:font-name="Times New Roman" style:font-name-complex="Times New Roman" fo:language="en" fo:country="US"/>
    </style:style>
    <style:style style:name="P642" style:parent-style-name="Standard" style:family="paragraph">
      <style:text-properties style:font-name="Times New Roman" style:font-name-complex="Times New Roman"/>
    </style:style>
    <style:style style:name="P643" style:parent-style-name="Standard" style:family="paragraph">
      <style:text-properties style:font-name="Times New Roman" style:font-name-complex="Times New Roman"/>
    </style:style>
    <style:style style:name="P644" style:parent-style-name="Standard" style:family="paragraph">
      <style:text-properties style:font-name="Times New Roman" style:font-name-complex="Times New Roman"/>
    </style:style>
    <style:style style:name="P64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64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647" style:parent-style-name="Standard" style:family="paragraph">
      <style:text-properties style:font-name="Times New Roman" style:font-name-complex="Times New Roman"/>
    </style:style>
    <style:style style:name="P648" style:parent-style-name="Standard" style:family="paragraph">
      <style:text-properties style:font-name="Times New Roman" style:font-name-complex="Times New Roman"/>
    </style:style>
    <style:style style:name="P649" style:parent-style-name="Standard" style:family="paragraph">
      <style:text-properties style:font-name="Times New Roman" style:font-name-complex="Times New Roman"/>
    </style:style>
    <style:style style:name="P650" style:parent-style-name="Standard" style:family="paragraph">
      <style:text-properties style:font-name="Times New Roman" style:font-name-complex="Times New Roman"/>
    </style:style>
    <style:style style:name="P651" style:parent-style-name="Standard" style:family="paragraph">
      <style:text-properties style:font-name="Times New Roman" style:font-name-complex="Times New Roman"/>
    </style:style>
    <style:style style:name="T652" style:parent-style-name="Fonteparág.padrão" style:family="text">
      <style:text-properties style:font-name="Times New Roman" style:font-name-complex="Times New Roman"/>
    </style:style>
    <style:style style:name="T653" style:parent-style-name="Fonteparág.padrão" style:family="text">
      <style:text-properties style:font-name="Times New Roman" style:font-name-complex="Times New Roman"/>
    </style:style>
    <style:style style:name="T654" style:parent-style-name="Fonteparág.padrão" style:family="text">
      <style:text-properties style:font-name="Times New Roman" style:font-name-complex="Times New Roman" fo:language="en" fo:country="US"/>
    </style:style>
    <style:style style:name="P655" style:parent-style-name="Standard" style:family="paragraph">
      <style:text-properties style:font-name="Times New Roman" style:font-name-complex="Times New Roman" fo:language="en" fo:country="US"/>
    </style:style>
    <style:style style:name="P656" style:parent-style-name="Standard" style:family="paragraph">
      <style:text-properties style:font-name="Times New Roman" style:font-name-complex="Times New Roman" fo:language="en" fo:country="US"/>
    </style:style>
    <style:style style:name="P657" style:parent-style-name="Standard" style:family="paragraph">
      <style:text-properties style:font-name="Times New Roman" style:font-name-complex="Times New Roman" fo:language="en" fo:country="US"/>
    </style:style>
    <style:style style:name="P658" style:parent-style-name="Standard" style:family="paragraph">
      <style:text-properties style:font-name="Times New Roman" style:font-name-complex="Times New Roman" fo:language="en" fo:country="US"/>
    </style:style>
    <style:style style:name="P659" style:parent-style-name="Standard" style:family="paragraph">
      <style:text-properties style:font-name="Times New Roman" style:font-name-complex="Times New Roman" fo:language="en" fo:country="US"/>
    </style:style>
    <style:style style:name="P660" style:parent-style-name="Standard" style:family="paragraph">
      <style:text-properties style:font-name="Times New Roman" style:font-name-complex="Times New Roman" fo:language="en" fo:country="US"/>
    </style:style>
    <style:style style:name="P661" style:parent-style-name="Standard" style:family="paragraph">
      <style:text-properties style:font-name="Times New Roman" style:font-name-complex="Times New Roman" fo:language="en" fo:country="US"/>
    </style:style>
    <style:style style:name="P662" style:parent-style-name="Standard" style:family="paragraph">
      <style:text-properties style:font-name="Times New Roman" style:font-name-complex="Times New Roman" fo:language="en" fo:country="US"/>
    </style:style>
    <style:style style:name="P663" style:parent-style-name="Standard" style:family="paragraph">
      <style:text-properties style:font-name="Times New Roman" style:font-name-complex="Times New Roman" fo:language="en" fo:country="US"/>
    </style:style>
    <style:style style:name="T664" style:parent-style-name="Fonteparág.padrão" style:family="text">
      <style:text-properties style:font-name="Times New Roman" style:font-name-complex="Times New Roman" fo:language="en" fo:country="US"/>
    </style:style>
    <style:style style:name="T665" style:parent-style-name="Fonteparág.padrão" style:family="text">
      <style:text-properties style:font-name="Times New Roman" style:font-name-complex="Times New Roman" fo:language="en" fo:country="US"/>
    </style:style>
    <style:style style:name="T666" style:parent-style-name="Fonteparág.padrão" style:family="text">
      <style:text-properties style:font-name="Times New Roman" style:font-name-complex="Times New Roman" fo:language="en" fo:country="US"/>
    </style:style>
    <style:style style:name="T667" style:parent-style-name="Fonteparág.padrão" style:family="text">
      <style:text-properties style:font-name="Times New Roman" style:font-name-complex="Times New Roman" fo:language="en" fo:country="US"/>
    </style:style>
    <style:style style:name="T668" style:parent-style-name="Fonteparág.padrão" style:family="text">
      <style:text-properties style:font-name="Times New Roman" style:font-name-complex="Times New Roman"/>
    </style:style>
    <style:style style:name="P669" style:parent-style-name="Standard" style:family="paragraph">
      <style:text-properties style:font-name="Times New Roman" style:font-name-complex="Times New Roman"/>
    </style:style>
    <style:style style:name="P670" style:parent-style-name="Standard" style:family="paragraph">
      <style:text-properties style:font-name="Times New Roman" style:font-name-complex="Times New Roman"/>
    </style:style>
    <style:style style:name="P671" style:parent-style-name="Standard" style:family="paragraph">
      <style:text-properties style:font-name="Times New Roman" style:font-name-complex="Times New Roman"/>
    </style:style>
    <style:style style:name="P672" style:parent-style-name="Standard" style:family="paragraph">
      <style:text-properties style:font-name="Times New Roman" style:font-name-complex="Times New Roman"/>
    </style:style>
    <style:style style:name="P673" style:parent-style-name="Standard" style:family="paragraph">
      <style:text-properties style:font-name="Times New Roman" style:font-name-complex="Times New Roman"/>
    </style:style>
    <style:style style:name="P674" style:parent-style-name="Standard" style:family="paragraph">
      <style:text-properties style:font-name="Times New Roman" style:font-name-complex="Times New Roman"/>
    </style:style>
    <style:style style:name="P675" style:parent-style-name="Standard" style:family="paragraph">
      <style:text-properties style:font-name="Times New Roman" style:font-name-complex="Times New Roman"/>
    </style:style>
    <style:style style:name="P676" style:parent-style-name="Standard" style:family="paragraph">
      <style:text-properties style:font-name="Times New Roman" style:font-name-complex="Times New Roman"/>
    </style:style>
    <style:style style:name="P677" style:parent-style-name="Standard" style:family="paragraph">
      <style:text-properties style:font-name="Times New Roman" style:font-name-complex="Times New Roman"/>
    </style:style>
    <style:style style:name="P678" style:parent-style-name="Standard" style:family="paragraph">
      <style:text-properties style:font-name="Times New Roman" style:font-name-complex="Times New Roman"/>
    </style:style>
    <style:style style:name="P679" style:parent-style-name="Standard" style:family="paragraph">
      <style:text-properties style:font-name="Times New Roman" style:font-name-complex="Times New Roman"/>
    </style:style>
    <style:style style:name="P680" style:parent-style-name="Standard" style:family="paragraph">
      <style:text-properties style:font-name="Times New Roman" style:font-name-complex="Times New Roman"/>
    </style:style>
    <style:style style:name="P681" style:parent-style-name="Standard" style:family="paragraph">
      <style:text-properties style:font-name="Times New Roman" style:font-name-complex="Times New Roman"/>
    </style:style>
    <style:style style:name="P682" style:parent-style-name="Standard" style:family="paragraph">
      <style:text-properties style:font-name="Times New Roman" style:font-name-complex="Times New Roman"/>
    </style:style>
    <style:style style:name="T683" style:parent-style-name="Fonteparág.padrão" style:family="text">
      <style:text-properties style:font-name="Times New Roman" style:font-name-complex="Times New Roman"/>
    </style:style>
    <style:style style:name="T684" style:parent-style-name="Fonteparág.padrão" style:family="text">
      <style:text-properties style:font-name="Times New Roman" style:font-name-complex="Times New Roman" fo:language="en" fo:country="US"/>
    </style:style>
    <style:style style:name="P685" style:parent-style-name="Standard" style:family="paragraph">
      <style:text-properties style:font-name="Times New Roman" style:font-name-complex="Times New Roman"/>
    </style:style>
    <style:style style:name="P686" style:parent-style-name="Standard" style:family="paragraph">
      <style:text-properties style:font-name="Times New Roman" style:font-name-complex="Times New Roman"/>
    </style:style>
    <style:style style:name="P687" style:parent-style-name="Standard" style:family="paragraph">
      <style:text-properties style:font-name="Times New Roman" style:font-name-complex="Times New Roman"/>
    </style:style>
    <style:style style:name="P688" style:parent-style-name="Standard" style:family="paragraph">
      <style:text-properties style:font-name="Times New Roman" style:font-name-complex="Times New Roman"/>
    </style:style>
    <style:style style:name="P689" style:parent-style-name="Standard" style:family="paragraph">
      <style:text-properties style:font-name="Times New Roman" style:font-name-complex="Times New Roman"/>
    </style:style>
    <style:style style:name="P690" style:parent-style-name="Standard" style:family="paragraph">
      <style:text-properties style:font-name="Times New Roman" style:font-name-complex="Times New Roman"/>
    </style:style>
    <style:style style:name="P691" style:parent-style-name="Standard" style:family="paragraph">
      <style:text-properties style:font-name="Times New Roman" style:font-name-complex="Times New Roman"/>
    </style:style>
    <style:style style:name="P692" style:parent-style-name="Standard" style:family="paragraph">
      <style:text-properties style:font-name="Times New Roman" style:font-name-complex="Times New Roman"/>
    </style:style>
    <style:style style:name="P693" style:parent-style-name="Standard" style:family="paragraph">
      <style:text-properties style:font-name="Times New Roman" style:font-name-complex="Times New Roman"/>
    </style:style>
    <style:style style:name="T694" style:parent-style-name="Fonteparág.padrão" style:family="text">
      <style:text-properties style:font-name="Times New Roman" style:font-name-complex="Times New Roman"/>
    </style:style>
    <style:style style:name="T695" style:parent-style-name="Fonteparág.padrão" style:family="text">
      <style:text-properties style:font-name="Times New Roman" style:font-name-complex="Times New Roman" fo:language="en" fo:country="US"/>
    </style:style>
    <style:style style:name="P696" style:parent-style-name="Standard" style:family="paragraph">
      <style:text-properties style:font-name="Times New Roman" style:font-name-complex="Times New Roman"/>
    </style:style>
    <style:style style:name="P697" style:parent-style-name="Standard" style:family="paragraph">
      <style:text-properties style:font-name="Times New Roman" style:font-name-complex="Times New Roman"/>
    </style:style>
    <style:style style:name="P698" style:parent-style-name="Standard" style:family="paragraph">
      <style:text-properties style:font-name="Times New Roman" style:font-name-complex="Times New Roman"/>
    </style:style>
    <style:style style:name="P699" style:parent-style-name="Standard" style:family="paragraph">
      <style:text-properties style:font-name="Times New Roman" style:font-name-complex="Times New Roman"/>
    </style:style>
    <style:style style:name="P700" style:parent-style-name="Standard" style:family="paragraph">
      <style:text-properties style:font-name="Times New Roman" style:font-name-complex="Times New Roman"/>
    </style:style>
    <style:style style:name="P701" style:parent-style-name="Standard" style:family="paragraph">
      <style:text-properties style:font-name="Times New Roman" style:font-name-complex="Times New Roman"/>
    </style:style>
    <style:style style:name="P702" style:parent-style-name="Standard" style:family="paragraph">
      <style:text-properties style:font-name="Times New Roman" style:font-name-complex="Times New Roman"/>
    </style:style>
    <style:style style:name="P703" style:parent-style-name="Standard" style:family="paragraph">
      <style:text-properties style:font-name="Times New Roman" style:font-name-complex="Times New Roman"/>
    </style:style>
    <style:style style:name="P704" style:parent-style-name="Standard" style:family="paragraph">
      <style:text-properties style:font-name="Times New Roman" style:font-name-complex="Times New Roman"/>
    </style:style>
    <style:style style:name="P705" style:parent-style-name="Standard" style:family="paragraph">
      <style:text-properties style:font-name="Times New Roman" style:font-name-complex="Times New Roman"/>
    </style:style>
    <style:style style:name="P706" style:parent-style-name="Standard" style:family="paragraph">
      <style:text-properties style:font-name="Times New Roman" style:font-name-complex="Times New Roman"/>
    </style:style>
    <style:style style:name="P707" style:parent-style-name="Standard" style:family="paragraph">
      <style:text-properties style:font-name="Times New Roman" style:font-name-complex="Times New Roman"/>
    </style:style>
    <style:style style:name="T708" style:parent-style-name="Fonteparág.padrão" style:family="text">
      <style:text-properties style:font-name="Times New Roman" style:font-name-complex="Times New Roman"/>
    </style:style>
    <style:style style:name="T709" style:parent-style-name="Fonteparág.padrão" style:family="text">
      <style:text-properties style:font-name="Times New Roman" style:font-name-complex="Times New Roman"/>
    </style:style>
    <style:style style:name="T710" style:parent-style-name="Fonteparág.padrão" style:family="text">
      <style:text-properties style:font-name="Times New Roman" style:font-name-complex="Times New Roman" fo:language="en" fo:country="US"/>
    </style:style>
    <style:style style:name="P711" style:parent-style-name="Standard" style:family="paragraph">
      <style:text-properties style:font-name="Times New Roman" style:font-name-complex="Times New Roman" fo:language="en" fo:country="US"/>
    </style:style>
    <style:style style:name="P712" style:parent-style-name="Standard" style:family="paragraph">
      <style:text-properties style:font-name="Times New Roman" style:font-name-complex="Times New Roman" fo:language="en" fo:country="US"/>
    </style:style>
    <style:style style:name="P713" style:parent-style-name="Standard" style:family="paragraph">
      <style:text-properties style:font-name="Times New Roman" style:font-name-complex="Times New Roman" fo:language="en" fo:country="US"/>
    </style:style>
    <style:style style:name="P714" style:parent-style-name="Standard" style:family="paragraph">
      <style:text-properties style:font-name="Times New Roman" style:font-name-complex="Times New Roman" fo:language="en" fo:country="US"/>
    </style:style>
    <style:style style:name="P715" style:parent-style-name="Standard" style:family="paragraph">
      <style:text-properties style:font-name="Times New Roman" style:font-name-complex="Times New Roman" fo:language="en" fo:country="US"/>
    </style:style>
    <style:style style:name="P716" style:parent-style-name="Standard" style:family="paragraph">
      <style:text-properties style:font-name="Times New Roman" style:font-name-complex="Times New Roman" fo:language="en" fo:country="US"/>
    </style:style>
    <style:style style:name="P717" style:parent-style-name="Standard" style:family="paragraph">
      <style:text-properties style:font-name="Times New Roman" style:font-name-complex="Times New Roman" fo:language="en" fo:country="US"/>
    </style:style>
    <style:style style:name="P718" style:parent-style-name="Standard" style:family="paragraph">
      <style:text-properties style:font-name="Times New Roman" style:font-name-complex="Times New Roman" fo:language="en" fo:country="US"/>
    </style:style>
    <style:style style:name="P719" style:parent-style-name="Standard" style:family="paragraph">
      <style:text-properties style:font-name="Times New Roman" style:font-name-complex="Times New Roman" fo:language="en" fo:country="US"/>
    </style:style>
    <style:style style:name="P720" style:parent-style-name="Standard" style:family="paragraph">
      <style:text-properties style:font-name="Times New Roman" style:font-name-complex="Times New Roman" fo:language="en" fo:country="US"/>
    </style:style>
    <style:style style:name="P721" style:parent-style-name="Standard" style:family="paragraph">
      <style:text-properties style:font-name="Times New Roman" style:font-name-complex="Times New Roman" fo:language="en" fo:country="US"/>
    </style:style>
    <style:style style:name="P722" style:parent-style-name="Standard" style:family="paragraph">
      <style:text-properties style:font-name="Times New Roman" style:font-name-complex="Times New Roman" fo:language="en" fo:country="US"/>
    </style:style>
    <style:style style:name="P723" style:parent-style-name="Standard" style:family="paragraph">
      <style:text-properties style:font-name="Times New Roman" style:font-name-complex="Times New Roman" fo:language="en" fo:country="US"/>
    </style:style>
    <style:style style:name="P724" style:parent-style-name="Standard" style:family="paragraph">
      <style:text-properties style:font-name="Times New Roman" style:font-name-complex="Times New Roman" fo:language="en" fo:country="US"/>
    </style:style>
    <style:style style:name="P725" style:parent-style-name="Standard" style:family="paragraph">
      <style:text-properties style:font-name="Times New Roman" style:font-name-complex="Times New Roman" fo:language="en" fo:country="US"/>
    </style:style>
    <style:style style:name="P726" style:parent-style-name="Standard" style:family="paragraph">
      <style:text-properties style:font-name="Times New Roman" style:font-name-complex="Times New Roman" fo:language="en" fo:country="US"/>
    </style:style>
    <style:style style:name="P727" style:parent-style-name="Standard" style:family="paragraph">
      <style:text-properties style:font-name="Times New Roman" style:font-name-complex="Times New Roman" fo:language="en" fo:country="US"/>
    </style:style>
    <style:style style:name="P728" style:parent-style-name="Standard" style:family="paragraph">
      <style:text-properties style:font-name="Times New Roman" style:font-name-complex="Times New Roman" fo:language="en" fo:country="US"/>
    </style:style>
    <style:style style:name="P729" style:parent-style-name="Standard" style:family="paragraph">
      <style:text-properties style:font-name="Times New Roman" style:font-name-complex="Times New Roman" fo:language="en" fo:country="US"/>
    </style:style>
    <style:style style:name="P730" style:parent-style-name="Standard" style:family="paragraph">
      <style:text-properties style:font-name="Times New Roman" style:font-name-complex="Times New Roman" fo:language="en" fo:country="US"/>
    </style:style>
    <style:style style:name="P731" style:parent-style-name="Standard" style:family="paragraph">
      <style:text-properties style:font-name="Times New Roman" style:font-name-complex="Times New Roman" fo:language="en" fo:country="US"/>
    </style:style>
    <style:style style:name="P732" style:parent-style-name="Standard" style:family="paragraph">
      <style:text-properties style:font-name="Times New Roman" style:font-name-complex="Times New Roman" fo:language="en" fo:country="US"/>
    </style:style>
    <style:style style:name="P733" style:parent-style-name="Standard" style:family="paragraph">
      <style:text-properties style:font-name="Times New Roman" style:font-name-complex="Times New Roman" fo:language="en" fo:country="US"/>
    </style:style>
    <style:style style:name="P734" style:parent-style-name="Standard" style:family="paragraph">
      <style:text-properties style:font-name="Times New Roman" style:font-name-complex="Times New Roman" fo:language="en" fo:country="US"/>
    </style:style>
    <style:style style:name="P735" style:parent-style-name="Standard" style:family="paragraph">
      <style:text-properties style:font-name="Times New Roman" style:font-name-complex="Times New Roman" fo:language="en" fo:country="US"/>
    </style:style>
    <style:style style:name="T736" style:parent-style-name="Fonteparág.padrão" style:family="text">
      <style:text-properties style:font-name="Times New Roman" style:font-name-complex="Times New Roman" fo:language="en" fo:country="US"/>
    </style:style>
    <style:style style:name="T737" style:parent-style-name="Fonteparág.padrão" style:family="text">
      <style:text-properties style:font-name="Times New Roman" style:font-name-complex="Times New Roman" fo:language="en" fo:country="US"/>
    </style:style>
    <style:style style:name="T738" style:parent-style-name="Fonteparág.padrão" style:family="text">
      <style:text-properties style:font-name="Times New Roman" style:font-name-complex="Times New Roman"/>
    </style:style>
    <style:style style:name="P739" style:parent-style-name="Standard" style:family="paragraph">
      <style:text-properties style:font-name="Times New Roman" style:font-name-complex="Times New Roman"/>
    </style:style>
    <style:style style:name="P740" style:parent-style-name="Standard" style:family="paragraph">
      <style:text-properties style:font-name="Times New Roman" style:font-name-complex="Times New Roman"/>
    </style:style>
    <style:style style:name="P741" style:parent-style-name="Standard" style:family="paragraph">
      <style:text-properties style:font-name="Times New Roman" style:font-name-complex="Times New Roman"/>
    </style:style>
    <style:style style:name="P742" style:parent-style-name="Standard" style:family="paragraph">
      <style:text-properties style:font-name="Times New Roman" style:font-name-complex="Times New Roman"/>
    </style:style>
    <style:style style:name="P743" style:parent-style-name="Standard" style:family="paragraph">
      <style:text-properties style:font-name="Times New Roman" style:font-name-complex="Times New Roman"/>
    </style:style>
    <style:style style:name="P744" style:parent-style-name="Standard" style:family="paragraph">
      <style:text-properties style:font-name="Times New Roman" style:font-name-complex="Times New Roman"/>
    </style:style>
    <style:style style:name="P745" style:parent-style-name="Standard" style:family="paragraph">
      <style:text-properties style:font-name="Times New Roman" style:font-name-complex="Times New Roman"/>
    </style:style>
    <style:style style:name="P746" style:parent-style-name="Standard" style:family="paragraph">
      <style:text-properties style:font-name="Times New Roman" style:font-name-complex="Times New Roman"/>
    </style:style>
    <style:style style:name="P747" style:parent-style-name="Standard" style:family="paragraph">
      <style:text-properties style:font-name="Times New Roman" style:font-name-complex="Times New Roman"/>
    </style:style>
    <style:style style:name="P748" style:parent-style-name="Standard" style:family="paragraph">
      <style:text-properties style:font-name="Times New Roman" style:font-name-complex="Times New Roman"/>
    </style:style>
    <style:style style:name="P749" style:parent-style-name="Standard" style:family="paragraph">
      <style:text-properties style:font-name="Times New Roman" style:font-name-complex="Times New Roman"/>
    </style:style>
    <style:style style:name="P750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751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752" style:parent-style-name="Standard" style:family="paragraph">
      <style:text-properties style:font-name="Times New Roman" style:font-name-complex="Times New Roman" fo:language="en" fo:country="US"/>
    </style:style>
    <style:style style:name="P753" style:parent-style-name="Standard" style:family="paragraph">
      <style:text-properties style:font-name="Times New Roman" style:font-name-complex="Times New Roman" fo:language="en" fo:country="US"/>
    </style:style>
    <style:style style:name="P754" style:parent-style-name="Standard" style:family="paragraph">
      <style:text-properties style:font-name="Times New Roman" style:font-name-complex="Times New Roman" fo:language="en" fo:country="US"/>
    </style:style>
    <style:style style:name="P755" style:parent-style-name="Standard" style:family="paragraph">
      <style:text-properties style:font-name="Times New Roman" style:font-name-complex="Times New Roman" fo:language="en" fo:country="US"/>
    </style:style>
    <style:style style:name="P756" style:parent-style-name="Standard" style:family="paragraph">
      <style:text-properties style:font-name="Times New Roman" style:font-name-complex="Times New Roman" fo:language="en" fo:country="US"/>
    </style:style>
    <style:style style:name="P757" style:parent-style-name="Standard" style:family="paragraph">
      <style:text-properties style:font-name="Times New Roman" style:font-name-complex="Times New Roman" fo:language="en" fo:country="US"/>
    </style:style>
    <style:style style:name="P758" style:parent-style-name="Standard" style:family="paragraph">
      <style:text-properties style:font-name="Times New Roman" style:font-name-complex="Times New Roman" fo:language="en" fo:country="US"/>
    </style:style>
    <style:style style:name="P759" style:parent-style-name="Standard" style:family="paragraph">
      <style:text-properties style:font-name="Times New Roman" style:font-name-complex="Times New Roman" fo:language="en" fo:country="US"/>
    </style:style>
    <style:style style:name="P760" style:parent-style-name="Standard" style:family="paragraph">
      <style:text-properties style:font-name="Times New Roman" style:font-name-complex="Times New Roman" fo:language="en" fo:country="US"/>
    </style:style>
    <style:style style:name="P761" style:parent-style-name="Standard" style:family="paragraph">
      <style:text-properties style:font-name="Times New Roman" style:font-name-complex="Times New Roman" fo:language="en" fo:country="US"/>
    </style:style>
    <style:style style:name="P762" style:parent-style-name="Standard" style:family="paragraph">
      <style:text-properties style:font-name="Times New Roman" style:font-name-complex="Times New Roman" fo:language="en" fo:country="US"/>
    </style:style>
    <style:style style:name="P763" style:parent-style-name="Standard" style:family="paragraph">
      <style:text-properties style:font-name="Times New Roman" style:font-name-complex="Times New Roman" fo:language="en" fo:country="US"/>
    </style:style>
    <style:style style:name="P764" style:parent-style-name="Standard" style:family="paragraph">
      <style:text-properties style:font-name="Times New Roman" style:font-name-complex="Times New Roman" fo:language="en" fo:country="US"/>
    </style:style>
    <style:style style:name="P765" style:parent-style-name="Standard" style:family="paragraph">
      <style:text-properties style:font-name="Times New Roman" style:font-name-complex="Times New Roman" fo:language="en" fo:country="US"/>
    </style:style>
    <style:style style:name="P766" style:parent-style-name="Standard" style:family="paragraph">
      <style:text-properties style:font-name="Times New Roman" style:font-name-complex="Times New Roman" fo:language="en" fo:country="US"/>
    </style:style>
    <style:style style:name="P767" style:parent-style-name="Standard" style:family="paragraph">
      <style:text-properties style:font-name="Times New Roman" style:font-name-complex="Times New Roman" fo:language="en" fo:country="US"/>
    </style:style>
    <style:style style:name="P768" style:parent-style-name="Standard" style:family="paragraph">
      <style:text-properties style:font-name="Times New Roman" style:font-name-complex="Times New Roman" fo:language="en" fo:country="US"/>
    </style:style>
    <style:style style:name="P769" style:parent-style-name="Standard" style:family="paragraph">
      <style:text-properties style:font-name="Times New Roman" style:font-name-complex="Times New Roman" fo:language="en" fo:country="US"/>
    </style:style>
    <style:style style:name="P770" style:parent-style-name="Standard" style:family="paragraph">
      <style:text-properties style:font-name="Times New Roman" style:font-name-complex="Times New Roman" fo:language="en" fo:country="US"/>
    </style:style>
    <style:style style:name="P771" style:parent-style-name="Standard" style:family="paragraph">
      <style:text-properties style:font-name="Times New Roman" style:font-name-complex="Times New Roman"/>
    </style:style>
    <style:style style:name="P772" style:parent-style-name="Standard" style:family="paragraph">
      <style:text-properties style:font-name="Times New Roman" style:font-name-complex="Times New Roman"/>
    </style:style>
    <style:style style:name="P773" style:parent-style-name="Standard" style:family="paragraph">
      <style:text-properties style:font-name="Times New Roman" style:font-name-complex="Times New Roman"/>
    </style:style>
    <style:style style:name="P774" style:parent-style-name="Standard" style:family="paragraph">
      <style:text-properties style:font-name="Times New Roman" style:font-name-complex="Times New Roman"/>
    </style:style>
    <style:style style:name="P775" style:parent-style-name="Standard" style:family="paragraph">
      <style:text-properties style:font-name="Times New Roman" style:font-name-complex="Times New Roman"/>
    </style:style>
    <style:style style:name="P776" style:parent-style-name="Standard" style:family="paragraph">
      <style:text-properties style:font-name="Times New Roman" style:font-name-complex="Times New Roman"/>
    </style:style>
    <style:style style:name="P777" style:parent-style-name="Standard" style:family="paragraph">
      <style:text-properties style:font-name="Times New Roman" style:font-name-complex="Times New Roman"/>
    </style:style>
    <style:style style:name="P778" style:parent-style-name="Standard" style:family="paragraph">
      <style:text-properties style:font-name="Times New Roman" style:font-name-complex="Times New Roman"/>
    </style:style>
    <style:style style:name="P779" style:parent-style-name="Standard" style:family="paragraph">
      <style:text-properties style:font-name="Times New Roman" style:font-name-complex="Times New Roman"/>
    </style:style>
    <style:style style:name="P780" style:parent-style-name="Standard" style:family="paragraph">
      <style:text-properties style:font-name="Times New Roman" style:font-name-complex="Times New Roman"/>
    </style:style>
    <style:style style:name="P781" style:parent-style-name="Standard" style:family="paragraph">
      <style:text-properties style:font-name="Times New Roman" style:font-name-complex="Times New Roman"/>
    </style:style>
    <style:style style:name="P782" style:parent-style-name="Standard" style:family="paragraph">
      <style:text-properties style:font-name="Times New Roman" style:font-name-complex="Times New Roman"/>
    </style:style>
    <style:style style:name="P783" style:parent-style-name="Standard" style:family="paragraph">
      <style:text-properties style:font-name="Times New Roman" style:font-name-complex="Times New Roman"/>
    </style:style>
    <style:style style:name="P784" style:parent-style-name="Standard" style:family="paragraph">
      <style:text-properties style:font-name="Times New Roman" style:font-name-complex="Times New Roman"/>
    </style:style>
    <style:style style:name="P785" style:parent-style-name="Standard" style:family="paragraph">
      <style:text-properties style:font-name="Times New Roman" style:font-name-complex="Times New Roman"/>
    </style:style>
    <style:style style:name="P786" style:parent-style-name="Standard" style:family="paragraph">
      <style:text-properties style:font-name="Times New Roman" style:font-name-complex="Times New Roman"/>
    </style:style>
    <style:style style:name="T787" style:parent-style-name="Fonteparág.padrão" style:family="text">
      <style:text-properties style:font-name="Times New Roman" style:font-name-complex="Times New Roman"/>
    </style:style>
    <style:style style:name="T788" style:parent-style-name="Fonteparág.padrão" style:family="text">
      <style:text-properties style:font-name="Times New Roman" style:font-name-complex="Times New Roman" fo:language="en" fo:country="US"/>
    </style:style>
    <style:style style:name="P789" style:parent-style-name="Standard" style:family="paragraph">
      <style:text-properties style:font-name="Times New Roman" style:font-name-complex="Times New Roman"/>
    </style:style>
    <style:style style:name="P790" style:parent-style-name="Standard" style:family="paragraph">
      <style:text-properties style:font-name="Times New Roman" style:font-name-complex="Times New Roman"/>
    </style:style>
    <style:style style:name="T791" style:parent-style-name="Fonteparág.padrão" style:family="text">
      <style:text-properties style:font-name="Times New Roman" style:font-name-complex="Times New Roman"/>
    </style:style>
    <style:style style:name="T792" style:parent-style-name="Fonteparág.padrão" style:family="text">
      <style:text-properties style:font-name="Times New Roman" style:font-name-complex="Times New Roman" fo:language="en" fo:country="US"/>
    </style:style>
    <style:style style:name="P793" style:parent-style-name="Standard" style:family="paragraph">
      <style:text-properties style:font-name="Times New Roman" style:font-name-complex="Times New Roman"/>
    </style:style>
    <style:style style:name="P794" style:parent-style-name="Standard" style:family="paragraph">
      <style:text-properties style:font-name="Times New Roman" style:font-name-complex="Times New Roman"/>
    </style:style>
    <style:style style:name="P795" style:parent-style-name="Standard" style:family="paragraph">
      <style:text-properties style:font-name="Times New Roman" style:font-name-complex="Times New Roman"/>
    </style:style>
    <style:style style:name="P796" style:parent-style-name="Standard" style:family="paragraph">
      <style:text-properties style:font-name="Times New Roman" style:font-name-complex="Times New Roman"/>
    </style:style>
    <style:style style:name="P797" style:parent-style-name="Standard" style:family="paragraph">
      <style:text-properties style:font-name="Times New Roman" style:font-name-complex="Times New Roman"/>
    </style:style>
    <style:style style:name="P798" style:parent-style-name="Standard" style:family="paragraph">
      <style:text-properties style:font-name="Times New Roman" style:font-name-complex="Times New Roman"/>
    </style:style>
    <style:style style:name="P799" style:parent-style-name="Standard" style:family="paragraph">
      <style:text-properties style:font-name="Times New Roman" style:font-name-complex="Times New Roman"/>
    </style:style>
    <style:style style:name="P800" style:parent-style-name="Standard" style:family="paragraph">
      <style:text-properties style:font-name="Times New Roman" style:font-name-complex="Times New Roman"/>
    </style:style>
    <style:style style:name="P801" style:parent-style-name="Standard" style:family="paragraph">
      <style:text-properties style:font-name="Times New Roman" style:font-name-complex="Times New Roman"/>
    </style:style>
    <style:style style:name="P802" style:parent-style-name="Standard" style:family="paragraph">
      <style:text-properties style:font-name="Times New Roman" style:font-name-complex="Times New Roman"/>
    </style:style>
    <style:style style:name="P803" style:parent-style-name="Standard" style:family="paragraph">
      <style:text-properties style:font-name="Times New Roman" style:font-name-complex="Times New Roman"/>
    </style:style>
    <style:style style:name="P804" style:parent-style-name="Standard" style:family="paragraph">
      <style:text-properties style:font-name="Times New Roman" style:font-name-complex="Times New Roman"/>
    </style:style>
    <style:style style:name="P805" style:parent-style-name="Standard" style:family="paragraph">
      <style:text-properties style:font-name="Times New Roman" style:font-name-complex="Times New Roman"/>
    </style:style>
    <style:style style:name="T806" style:parent-style-name="Fonteparág.padrão" style:family="text">
      <style:text-properties style:font-name="Times New Roman" style:font-name-complex="Times New Roman"/>
    </style:style>
    <style:style style:name="T807" style:parent-style-name="Fonteparág.padrão" style:family="text">
      <style:text-properties style:font-name="Times New Roman" style:font-name-complex="Times New Roman"/>
    </style:style>
    <style:style style:name="T808" style:parent-style-name="Fonteparág.padrão" style:family="text">
      <style:text-properties style:font-name="Times New Roman" style:font-name-complex="Times New Roman" fo:language="en" fo:country="US"/>
    </style:style>
    <style:style style:name="P809" style:parent-style-name="Standard" style:family="paragraph">
      <style:text-properties style:font-name="Times New Roman" style:font-name-complex="Times New Roman" fo:language="en" fo:country="US"/>
    </style:style>
    <style:style style:name="P810" style:parent-style-name="Standard" style:family="paragraph">
      <style:text-properties style:font-name="Times New Roman" style:font-name-complex="Times New Roman" fo:language="en" fo:country="US"/>
    </style:style>
    <style:style style:name="P811" style:parent-style-name="Standard" style:family="paragraph">
      <style:text-properties style:font-name="Times New Roman" style:font-name-complex="Times New Roman" fo:language="en" fo:country="US"/>
    </style:style>
    <style:style style:name="P812" style:parent-style-name="Standard" style:family="paragraph">
      <style:text-properties style:font-name="Times New Roman" style:font-name-complex="Times New Roman" fo:language="en" fo:country="US"/>
    </style:style>
    <style:style style:name="P813" style:parent-style-name="Standard" style:family="paragraph">
      <style:text-properties style:font-name="Times New Roman" style:font-name-complex="Times New Roman" fo:language="en" fo:country="US"/>
    </style:style>
    <style:style style:name="P814" style:parent-style-name="Standard" style:family="paragraph">
      <style:text-properties style:font-name="Times New Roman" style:font-name-complex="Times New Roman" fo:language="en" fo:country="US"/>
    </style:style>
    <style:style style:name="P815" style:parent-style-name="Standard" style:family="paragraph">
      <style:text-properties style:font-name="Times New Roman" style:font-name-complex="Times New Roman" fo:language="en" fo:country="US"/>
    </style:style>
    <style:style style:name="P816" style:parent-style-name="Standard" style:family="paragraph">
      <style:text-properties style:font-name="Times New Roman" style:font-name-complex="Times New Roman" fo:language="en" fo:country="US"/>
    </style:style>
    <style:style style:name="P817" style:parent-style-name="Standard" style:family="paragraph">
      <style:text-properties style:font-name="Times New Roman" style:font-name-complex="Times New Roman" fo:language="en" fo:country="US"/>
    </style:style>
    <style:style style:name="P818" style:parent-style-name="Standard" style:family="paragraph">
      <style:text-properties style:font-name="Times New Roman" style:font-name-complex="Times New Roman" fo:language="en" fo:country="US"/>
    </style:style>
    <style:style style:name="P819" style:parent-style-name="Standard" style:family="paragraph">
      <style:text-properties style:font-name="Times New Roman" style:font-name-complex="Times New Roman" fo:language="en" fo:country="US"/>
    </style:style>
    <style:style style:name="P820" style:parent-style-name="Standard" style:family="paragraph">
      <style:text-properties style:font-name="Times New Roman" style:font-name-complex="Times New Roman" fo:language="en" fo:country="US"/>
    </style:style>
    <style:style style:name="P821" style:parent-style-name="Standard" style:family="paragraph">
      <style:text-properties style:font-name="Times New Roman" style:font-name-complex="Times New Roman" fo:language="en" fo:country="US"/>
    </style:style>
    <style:style style:name="P822" style:parent-style-name="Standard" style:family="paragraph">
      <style:text-properties style:font-name="Times New Roman" style:font-name-complex="Times New Roman" fo:language="en" fo:country="US"/>
    </style:style>
    <style:style style:name="P823" style:parent-style-name="Standard" style:family="paragraph">
      <style:text-properties style:font-name="Times New Roman" style:font-name-complex="Times New Roman" fo:language="en" fo:country="US"/>
    </style:style>
    <style:style style:name="P824" style:parent-style-name="Standard" style:family="paragraph">
      <style:text-properties style:font-name="Times New Roman" style:font-name-complex="Times New Roman"/>
    </style:style>
    <style:style style:name="P825" style:parent-style-name="Standard" style:family="paragraph">
      <style:text-properties style:font-name="Times New Roman" style:font-name-complex="Times New Roman"/>
    </style:style>
    <style:style style:name="P826" style:parent-style-name="Standard" style:family="paragraph">
      <style:text-properties style:font-name="Times New Roman" style:font-name-complex="Times New Roman"/>
    </style:style>
    <style:style style:name="P827" style:parent-style-name="Standard" style:family="paragraph">
      <style:text-properties style:font-name="Times New Roman" style:font-name-complex="Times New Roman"/>
    </style:style>
    <style:style style:name="P828" style:parent-style-name="Standard" style:family="paragraph">
      <style:text-properties style:font-name="Times New Roman" style:font-name-complex="Times New Roman"/>
    </style:style>
    <style:style style:name="P829" style:parent-style-name="Standard" style:family="paragraph">
      <style:text-properties style:font-name="Times New Roman" style:font-name-complex="Times New Roman"/>
    </style:style>
    <style:style style:name="P830" style:parent-style-name="Standard" style:family="paragraph">
      <style:text-properties style:font-name="Times New Roman" style:font-name-complex="Times New Roman"/>
    </style:style>
    <style:style style:name="P83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83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833" style:parent-style-name="Standard" style:family="paragraph">
      <style:text-properties style:font-name="Times New Roman" style:font-name-complex="Times New Roman"/>
    </style:style>
    <style:style style:name="P834" style:parent-style-name="Standard" style:family="paragraph">
      <style:text-properties style:font-name="Times New Roman" style:font-name-complex="Times New Roman"/>
    </style:style>
    <style:style style:name="P835" style:parent-style-name="Standard" style:family="paragraph">
      <style:text-properties style:font-name="Times New Roman" style:font-name-complex="Times New Roman"/>
    </style:style>
    <style:style style:name="P836" style:parent-style-name="Standard" style:family="paragraph">
      <style:text-properties style:font-name="Times New Roman" style:font-name-complex="Times New Roman"/>
    </style:style>
    <style:style style:name="P837" style:parent-style-name="Standard" style:family="paragraph">
      <style:text-properties style:font-name="Times New Roman" style:font-name-complex="Times New Roman"/>
    </style:style>
    <style:style style:name="P838" style:parent-style-name="Standard" style:family="paragraph">
      <style:text-properties style:font-name="Times New Roman" style:font-name-complex="Times New Roman"/>
    </style:style>
    <style:style style:name="T839" style:parent-style-name="Fonteparág.padrão" style:family="text">
      <style:text-properties style:font-name="Times New Roman" style:font-name-complex="Times New Roman"/>
    </style:style>
    <style:style style:name="T840" style:parent-style-name="Fonteparág.padrão" style:family="text">
      <style:text-properties style:font-name="Times New Roman" style:font-name-complex="Times New Roman" fo:language="en" fo:country="US"/>
    </style:style>
    <style:style style:name="P841" style:parent-style-name="Standard" style:family="paragraph">
      <style:text-properties style:font-name="Times New Roman" style:font-name-complex="Times New Roman" fo:language="en" fo:country="US"/>
    </style:style>
    <style:style style:name="P842" style:parent-style-name="Standard" style:family="paragraph">
      <style:text-properties style:font-name="Times New Roman" style:font-name-complex="Times New Roman" fo:language="en" fo:country="US"/>
    </style:style>
    <style:style style:name="P843" style:parent-style-name="Standard" style:family="paragraph">
      <style:text-properties style:font-name="Times New Roman" style:font-name-complex="Times New Roman" fo:language="en" fo:country="US"/>
    </style:style>
    <style:style style:name="P844" style:parent-style-name="Standard" style:family="paragraph">
      <style:text-properties style:font-name="Times New Roman" style:font-name-complex="Times New Roman" fo:language="en" fo:country="US"/>
    </style:style>
    <style:style style:name="P845" style:parent-style-name="Standard" style:family="paragraph">
      <style:text-properties style:font-name="Times New Roman" style:font-name-complex="Times New Roman" fo:language="en" fo:country="US"/>
    </style:style>
    <style:style style:name="P846" style:parent-style-name="Standard" style:family="paragraph">
      <style:text-properties style:font-name="Times New Roman" style:font-name-complex="Times New Roman" fo:language="en" fo:country="US"/>
    </style:style>
    <style:style style:name="P847" style:parent-style-name="Standard" style:family="paragraph">
      <style:text-properties style:font-name="Times New Roman" style:font-name-complex="Times New Roman" fo:language="en" fo:country="US"/>
    </style:style>
    <style:style style:name="T848" style:parent-style-name="Fonteparág.padrão" style:family="text">
      <style:text-properties style:font-name="Times New Roman" style:font-name-complex="Times New Roman" fo:language="en" fo:country="US"/>
    </style:style>
    <style:style style:name="T849" style:parent-style-name="Fonteparág.padrão" style:family="text">
      <style:text-properties style:font-name="Times New Roman" style:font-name-complex="Times New Roman" fo:language="en" fo:country="US"/>
    </style:style>
    <style:style style:name="T850" style:parent-style-name="Fonteparág.padrão" style:family="text">
      <style:text-properties style:font-name="Times New Roman" style:font-name-complex="Times New Roman" fo:language="en" fo:country="US"/>
    </style:style>
    <style:style style:name="T851" style:parent-style-name="Fonteparág.padrão" style:family="text">
      <style:text-properties style:font-name="Times New Roman" style:font-name-complex="Times New Roman" fo:language="en" fo:country="US"/>
    </style:style>
    <style:style style:name="T852" style:parent-style-name="Fonteparág.padrão" style:family="text">
      <style:text-properties style:font-name="Times New Roman" style:font-name-complex="Times New Roman"/>
    </style:style>
    <style:style style:name="P853" style:parent-style-name="Standard" style:family="paragraph">
      <style:text-properties style:font-name="Times New Roman" style:font-name-complex="Times New Roman"/>
    </style:style>
    <style:style style:name="P854" style:parent-style-name="Standard" style:family="paragraph">
      <style:text-properties style:font-name="Times New Roman" style:font-name-complex="Times New Roman"/>
    </style:style>
    <style:style style:name="P855" style:parent-style-name="Standard" style:family="paragraph">
      <style:text-properties style:font-name="Times New Roman" style:font-name-complex="Times New Roman"/>
    </style:style>
    <style:style style:name="P856" style:parent-style-name="Standard" style:family="paragraph">
      <style:text-properties style:font-name="Times New Roman" style:font-name-complex="Times New Roman"/>
    </style:style>
    <style:style style:name="P857" style:parent-style-name="Standard" style:family="paragraph">
      <style:text-properties style:font-name="Times New Roman" style:font-name-complex="Times New Roman"/>
    </style:style>
    <style:style style:name="P858" style:parent-style-name="Standard" style:family="paragraph">
      <style:text-properties style:font-name="Times New Roman" style:font-name-complex="Times New Roman"/>
    </style:style>
    <style:style style:name="P859" style:parent-style-name="Standard" style:family="paragraph">
      <style:text-properties style:font-name="Times New Roman" style:font-name-complex="Times New Roman"/>
    </style:style>
    <style:style style:name="P860" style:parent-style-name="Standard" style:family="paragraph">
      <style:text-properties style:font-name="Times New Roman" style:font-name-complex="Times New Roman"/>
    </style:style>
    <style:style style:name="P861" style:parent-style-name="Standard" style:family="paragraph">
      <style:text-properties style:font-name="Times New Roman" style:font-name-complex="Times New Roman"/>
    </style:style>
    <style:style style:name="P862" style:parent-style-name="Standard" style:family="paragraph">
      <style:text-properties style:font-name="Times New Roman" style:font-name-complex="Times New Roman"/>
    </style:style>
    <style:style style:name="P863" style:parent-style-name="Standard" style:family="paragraph">
      <style:text-properties style:font-name="Times New Roman" style:font-name-complex="Times New Roman"/>
    </style:style>
    <style:style style:name="P864" style:parent-style-name="Standard" style:family="paragraph">
      <style:text-properties style:font-name="Times New Roman" style:font-name-complex="Times New Roman"/>
    </style:style>
    <style:style style:name="P865" style:parent-style-name="Standard" style:family="paragraph">
      <style:text-properties style:font-name="Times New Roman" style:font-name-complex="Times New Roman"/>
    </style:style>
    <style:style style:name="P866" style:parent-style-name="Standard" style:family="paragraph">
      <style:text-properties style:font-name="Times New Roman" style:font-name-complex="Times New Roman"/>
    </style:style>
    <style:style style:name="P867" style:parent-style-name="Standard" style:family="paragraph">
      <style:text-properties style:font-name="Times New Roman" style:font-name-complex="Times New Roman"/>
    </style:style>
    <style:style style:name="P868" style:parent-style-name="Standard" style:family="paragraph">
      <style:text-properties style:font-name="Times New Roman" style:font-name-complex="Times New Roman"/>
    </style:style>
    <style:style style:name="P869" style:parent-style-name="Standard" style:family="paragraph">
      <style:text-properties style:font-name="Times New Roman" style:font-name-complex="Times New Roman"/>
    </style:style>
    <style:style style:name="P870" style:parent-style-name="Standard" style:family="paragraph">
      <style:text-properties style:font-name="Times New Roman" style:font-name-complex="Times New Roman"/>
    </style:style>
    <style:style style:name="P871" style:parent-style-name="Standard" style:family="paragraph">
      <style:text-properties style:font-name="Times New Roman" style:font-name-complex="Times New Roman"/>
    </style:style>
    <style:style style:name="P872" style:parent-style-name="Standard" style:family="paragraph">
      <style:text-properties style:font-name="Times New Roman" style:font-name-complex="Times New Roman"/>
    </style:style>
    <style:style style:name="P873" style:parent-style-name="Standard" style:family="paragraph">
      <style:text-properties style:font-name="Times New Roman" style:font-name-complex="Times New Roman"/>
    </style:style>
    <style:style style:name="P874" style:parent-style-name="Standard" style:family="paragraph">
      <style:text-properties style:font-name="Times New Roman" style:font-name-complex="Times New Roman"/>
    </style:style>
    <style:style style:name="P875" style:parent-style-name="Standard" style:family="paragraph">
      <style:text-properties style:font-name="Times New Roman" style:font-name-complex="Times New Roman"/>
    </style:style>
    <style:style style:name="P876" style:parent-style-name="Standard" style:family="paragraph">
      <style:text-properties style:font-name="Times New Roman" style:font-name-complex="Times New Roman"/>
    </style:style>
    <style:style style:name="P877" style:parent-style-name="Standard" style:family="paragraph">
      <style:text-properties style:font-name="Times New Roman" style:font-name-complex="Times New Roman"/>
    </style:style>
    <style:style style:name="P878" style:parent-style-name="Standard" style:family="paragraph">
      <style:text-properties style:font-name="Times New Roman" style:font-name-complex="Times New Roman"/>
    </style:style>
    <style:style style:name="P879" style:parent-style-name="Standard" style:family="paragraph">
      <style:text-properties style:font-name="Times New Roman" style:font-name-complex="Times New Roman"/>
    </style:style>
    <style:style style:name="P880" style:parent-style-name="Standard" style:family="paragraph">
      <style:text-properties style:font-name="Times New Roman" style:font-name-complex="Times New Roman"/>
    </style:style>
    <style:style style:name="T881" style:parent-style-name="Fonteparág.padrão" style:family="text">
      <style:text-properties style:font-name="Times New Roman" style:font-name-complex="Times New Roman"/>
    </style:style>
    <style:style style:name="T882" style:parent-style-name="Fonteparág.padrão" style:family="text">
      <style:text-properties style:font-name="Times New Roman" style:font-name-complex="Times New Roman" fo:language="en" fo:country="US"/>
    </style:style>
    <style:style style:name="P883" style:parent-style-name="Standard" style:family="paragraph">
      <style:text-properties style:font-name="Times New Roman" style:font-name-complex="Times New Roman"/>
    </style:style>
    <style:style style:name="P884" style:parent-style-name="Standard" style:family="paragraph">
      <style:text-properties style:font-name="Times New Roman" style:font-name-complex="Times New Roman"/>
    </style:style>
    <style:style style:name="P885" style:parent-style-name="Standard" style:family="paragraph">
      <style:text-properties style:font-name="Times New Roman" style:font-name-complex="Times New Roman"/>
    </style:style>
    <style:style style:name="P886" style:parent-style-name="Standard" style:family="paragraph">
      <style:text-properties style:font-name="Times New Roman" style:font-name-complex="Times New Roman"/>
    </style:style>
    <style:style style:name="P887" style:parent-style-name="Standard" style:family="paragraph">
      <style:text-properties style:font-name="Times New Roman" style:font-name-complex="Times New Roman"/>
    </style:style>
    <style:style style:name="P888" style:parent-style-name="Standard" style:family="paragraph">
      <style:text-properties style:font-name="Times New Roman" style:font-name-complex="Times New Roman"/>
    </style:style>
    <style:style style:name="P889" style:parent-style-name="Standard" style:family="paragraph">
      <style:text-properties style:font-name="Times New Roman" style:font-name-complex="Times New Roman"/>
    </style:style>
    <style:style style:name="P890" style:parent-style-name="Standard" style:family="paragraph">
      <style:text-properties style:font-name="Times New Roman" style:font-name-complex="Times New Roman"/>
    </style:style>
    <style:style style:name="P891" style:parent-style-name="Standard" style:family="paragraph">
      <style:text-properties style:font-name="Times New Roman" style:font-name-complex="Times New Roman"/>
    </style:style>
    <style:style style:name="P892" style:parent-style-name="Standard" style:family="paragraph">
      <style:text-properties style:font-name="Times New Roman" style:font-name-complex="Times New Roman"/>
    </style:style>
    <style:style style:name="T893" style:parent-style-name="Fonteparág.padrão" style:family="text">
      <style:text-properties style:font-name="Times New Roman" style:font-name-complex="Times New Roman"/>
    </style:style>
    <style:style style:name="T894" style:parent-style-name="Fonteparág.padrão" style:family="text">
      <style:text-properties style:font-name="Times New Roman" style:font-name-complex="Times New Roman" fo:language="en" fo:country="US"/>
    </style:style>
    <style:style style:name="P895" style:parent-style-name="Standard" style:family="paragraph">
      <style:text-properties style:font-name="Times New Roman" style:font-name-complex="Times New Roman"/>
    </style:style>
    <style:style style:name="P896" style:parent-style-name="Standard" style:family="paragraph">
      <style:text-properties style:font-name="Times New Roman" style:font-name-complex="Times New Roman"/>
    </style:style>
    <style:style style:name="T897" style:parent-style-name="Fonteparág.padrão" style:family="text">
      <style:text-properties style:font-name="Times New Roman" style:font-name-complex="Times New Roman"/>
    </style:style>
    <style:style style:name="T898" style:parent-style-name="Fonteparág.padrão" style:family="text">
      <style:text-properties style:font-name="Times New Roman" style:font-name-complex="Times New Roman" fo:language="en" fo:country="US"/>
    </style:style>
    <style:style style:name="P899" style:parent-style-name="Standard" style:family="paragraph">
      <style:text-properties style:font-name="Times New Roman" style:font-name-complex="Times New Roman"/>
    </style:style>
    <style:style style:name="P900" style:parent-style-name="Standard" style:family="paragraph">
      <style:text-properties style:font-name="Times New Roman" style:font-name-complex="Times New Roman"/>
    </style:style>
    <style:style style:name="P901" style:parent-style-name="Standard" style:family="paragraph">
      <style:text-properties style:font-name="Times New Roman" style:font-name-complex="Times New Roman"/>
    </style:style>
    <style:style style:name="P902" style:parent-style-name="Standard" style:family="paragraph">
      <style:text-properties style:font-name="Times New Roman" style:font-name-complex="Times New Roman"/>
    </style:style>
    <style:style style:name="P903" style:parent-style-name="Standard" style:family="paragraph">
      <style:text-properties style:font-name="Times New Roman" style:font-name-complex="Times New Roman"/>
    </style:style>
    <style:style style:name="P904" style:parent-style-name="Standard" style:family="paragraph">
      <style:text-properties style:font-name="Times New Roman" style:font-name-complex="Times New Roman"/>
    </style:style>
    <style:style style:name="P905" style:parent-style-name="Standard" style:family="paragraph">
      <style:text-properties style:font-name="Times New Roman" style:font-name-complex="Times New Roman"/>
    </style:style>
    <style:style style:name="P906" style:parent-style-name="Standard" style:family="paragraph">
      <style:text-properties style:font-name="Times New Roman" style:font-name-complex="Times New Roman"/>
    </style:style>
    <style:style style:name="T907" style:parent-style-name="Fonteparág.padrão" style:family="text">
      <style:text-properties style:font-name="Times New Roman" style:font-name-complex="Times New Roman"/>
    </style:style>
    <style:style style:name="T908" style:parent-style-name="Fonteparág.padrão" style:family="text">
      <style:text-properties style:font-name="Times New Roman" style:font-name-complex="Times New Roman" fo:language="en" fo:country="US"/>
    </style:style>
    <style:style style:name="P909" style:parent-style-name="Standard" style:family="paragraph">
      <style:text-properties style:font-name="Times New Roman" style:font-name-complex="Times New Roman"/>
    </style:style>
    <style:style style:name="P910" style:parent-style-name="Standard" style:family="paragraph">
      <style:text-properties style:font-name="Times New Roman" style:font-name-complex="Times New Roman"/>
    </style:style>
    <style:style style:name="P911" style:parent-style-name="Standard" style:family="paragraph">
      <style:text-properties style:font-name="Times New Roman" style:font-name-complex="Times New Roman"/>
    </style:style>
    <style:style style:name="P912" style:parent-style-name="Standard" style:family="paragraph">
      <style:text-properties style:font-name="Times New Roman" style:font-name-complex="Times New Roman"/>
    </style:style>
    <style:style style:name="P913" style:parent-style-name="Standard" style:family="paragraph">
      <style:text-properties style:font-name="Times New Roman" style:font-name-complex="Times New Roman"/>
    </style:style>
    <style:style style:name="P914" style:parent-style-name="Standard" style:family="paragraph">
      <style:text-properties style:font-name="Times New Roman" style:font-name-complex="Times New Roman"/>
    </style:style>
    <style:style style:name="T915" style:parent-style-name="Fonteparág.padrão" style:family="text">
      <style:text-properties style:font-name="Times New Roman" style:font-name-complex="Times New Roman"/>
    </style:style>
    <style:style style:name="T916" style:parent-style-name="Fonteparág.padrão" style:family="text">
      <style:text-properties style:font-name="Times New Roman" style:font-name-complex="Times New Roman" fo:language="en" fo:country="US"/>
    </style:style>
    <style:style style:name="P917" style:parent-style-name="Standard" style:family="paragraph">
      <style:text-properties style:font-name="Times New Roman" style:font-name-complex="Times New Roman"/>
    </style:style>
    <style:style style:name="P918" style:parent-style-name="Standard" style:family="paragraph">
      <style:text-properties style:font-name="Times New Roman" style:font-name-complex="Times New Roman"/>
    </style:style>
    <style:style style:name="P919" style:parent-style-name="Standard" style:family="paragraph">
      <style:text-properties style:font-name="Times New Roman" style:font-name-complex="Times New Roman"/>
    </style:style>
    <style:style style:name="P920" style:parent-style-name="Standard" style:family="paragraph">
      <style:text-properties style:font-name="Times New Roman" style:font-name-complex="Times New Roman"/>
    </style:style>
    <style:style style:name="P921" style:parent-style-name="Standard" style:family="paragraph">
      <style:text-properties style:font-name="Times New Roman" style:font-name-complex="Times New Roman"/>
    </style:style>
    <style:style style:name="P922" style:parent-style-name="Standard" style:family="paragraph">
      <style:text-properties style:font-name="Times New Roman" style:font-name-complex="Times New Roman"/>
    </style:style>
    <style:style style:name="P923" style:parent-style-name="Standard" style:family="paragraph">
      <style:text-properties style:font-name="Times New Roman" style:font-name-complex="Times New Roman"/>
    </style:style>
    <style:style style:name="P924" style:parent-style-name="Standard" style:family="paragraph">
      <style:text-properties style:font-name="Times New Roman" style:font-name-complex="Times New Roman"/>
    </style:style>
    <style:style style:name="P925" style:parent-style-name="Standard" style:family="paragraph">
      <style:text-properties style:font-name="Times New Roman" style:font-name-complex="Times New Roman"/>
    </style:style>
    <style:style style:name="P926" style:parent-style-name="Standard" style:family="paragraph">
      <style:text-properties style:font-name="Times New Roman" style:font-name-complex="Times New Roman"/>
    </style:style>
    <style:style style:name="T927" style:parent-style-name="Fonteparág.padrão" style:family="text">
      <style:text-properties style:font-name="Times New Roman" style:font-name-complex="Times New Roman"/>
    </style:style>
    <style:style style:name="T928" style:parent-style-name="Fonteparág.padrão" style:family="text">
      <style:text-properties style:font-name="Times New Roman" style:font-name-complex="Times New Roman"/>
    </style:style>
    <style:style style:name="T929" style:parent-style-name="Fonteparág.padrão" style:family="text">
      <style:text-properties style:font-name="Times New Roman" style:font-name-complex="Times New Roman" fo:language="en" fo:country="US"/>
    </style:style>
    <style:style style:name="P930" style:parent-style-name="Standard" style:family="paragraph">
      <style:text-properties style:font-name="Times New Roman" style:font-name-complex="Times New Roman" fo:language="en" fo:country="US"/>
    </style:style>
    <style:style style:name="P931" style:parent-style-name="Standard" style:family="paragraph">
      <style:text-properties style:font-name="Times New Roman" style:font-name-complex="Times New Roman" fo:language="en" fo:country="US"/>
    </style:style>
    <style:style style:name="P932" style:parent-style-name="Standard" style:family="paragraph">
      <style:text-properties style:font-name="Times New Roman" style:font-name-complex="Times New Roman" fo:language="en" fo:country="US"/>
    </style:style>
    <style:style style:name="P933" style:parent-style-name="Standard" style:family="paragraph">
      <style:text-properties style:font-name="Times New Roman" style:font-name-complex="Times New Roman" fo:language="en" fo:country="US"/>
    </style:style>
    <style:style style:name="P934" style:parent-style-name="Standard" style:family="paragraph">
      <style:text-properties style:font-name="Times New Roman" style:font-name-complex="Times New Roman" fo:language="en" fo:country="US"/>
    </style:style>
    <style:style style:name="P935" style:parent-style-name="Standard" style:family="paragraph">
      <style:text-properties style:font-name="Times New Roman" style:font-name-complex="Times New Roman" fo:language="en" fo:country="US"/>
    </style:style>
    <style:style style:name="P936" style:parent-style-name="Standard" style:family="paragraph">
      <style:text-properties style:font-name="Times New Roman" style:font-name-complex="Times New Roman" fo:language="en" fo:country="US"/>
    </style:style>
    <style:style style:name="P937" style:parent-style-name="Standard" style:family="paragraph">
      <style:text-properties style:font-name="Times New Roman" style:font-name-complex="Times New Roman" fo:language="en" fo:country="US"/>
    </style:style>
    <style:style style:name="P938" style:parent-style-name="Standard" style:family="paragraph">
      <style:text-properties style:font-name="Times New Roman" style:font-name-complex="Times New Roman" fo:language="en" fo:country="US"/>
    </style:style>
    <style:style style:name="P939" style:parent-style-name="Standard" style:family="paragraph">
      <style:text-properties style:font-name="Times New Roman" style:font-name-complex="Times New Roman" fo:language="en" fo:country="US"/>
    </style:style>
    <style:style style:name="P940" style:parent-style-name="Standard" style:family="paragraph">
      <style:text-properties style:font-name="Times New Roman" style:font-name-complex="Times New Roman" fo:language="en" fo:country="US"/>
    </style:style>
    <style:style style:name="P941" style:parent-style-name="Standard" style:family="paragraph">
      <style:text-properties style:font-name="Times New Roman" style:font-name-complex="Times New Roman" fo:language="en" fo:country="US"/>
    </style:style>
    <style:style style:name="P942" style:parent-style-name="Standard" style:family="paragraph">
      <style:text-properties style:font-name="Times New Roman" style:font-name-complex="Times New Roman" fo:language="en" fo:country="US"/>
    </style:style>
    <style:style style:name="P943" style:parent-style-name="Standard" style:family="paragraph">
      <style:text-properties style:font-name="Times New Roman" style:font-name-complex="Times New Roman" fo:language="en" fo:country="US"/>
    </style:style>
    <style:style style:name="P944" style:parent-style-name="Standard" style:family="paragraph">
      <style:text-properties style:font-name="Times New Roman" style:font-name-complex="Times New Roman" fo:language="en" fo:country="US"/>
    </style:style>
    <style:style style:name="T945" style:parent-style-name="Fonteparág.padrão" style:family="text">
      <style:text-properties style:font-name="Times New Roman" style:font-name-complex="Times New Roman" fo:language="en" fo:country="US"/>
    </style:style>
    <style:style style:name="T946" style:parent-style-name="Fonteparág.padrão" style:family="text">
      <style:text-properties style:font-name="Times New Roman" style:font-name-complex="Times New Roman" fo:language="en" fo:country="US"/>
    </style:style>
    <style:style style:name="T947" style:parent-style-name="Fonteparág.padrão" style:family="text">
      <style:text-properties style:font-name="Times New Roman" style:font-name-complex="Times New Roman" fo:language="en" fo:country="US"/>
    </style:style>
    <style:style style:name="T948" style:parent-style-name="Fonteparág.padrão" style:family="text">
      <style:text-properties style:font-name="Times New Roman" style:font-name-complex="Times New Roman" fo:language="en" fo:country="US"/>
    </style:style>
    <style:style style:name="T949" style:parent-style-name="Fonteparág.padrão" style:family="text">
      <style:text-properties style:font-name="Times New Roman" style:font-name-complex="Times New Roman"/>
    </style:style>
    <style:style style:name="P950" style:parent-style-name="Standard" style:family="paragraph">
      <style:text-properties style:font-name="Times New Roman" style:font-name-complex="Times New Roman"/>
    </style:style>
    <style:style style:name="P951" style:parent-style-name="Standard" style:family="paragraph">
      <style:text-properties style:font-name="Times New Roman" style:font-name-complex="Times New Roman"/>
    </style:style>
    <style:style style:name="P952" style:parent-style-name="Standard" style:family="paragraph">
      <style:text-properties style:font-name="Times New Roman" style:font-name-complex="Times New Roman"/>
    </style:style>
    <style:style style:name="P953" style:parent-style-name="Standard" style:family="paragraph">
      <style:text-properties style:font-name="Times New Roman" style:font-name-complex="Times New Roman"/>
    </style:style>
    <style:style style:name="P954" style:parent-style-name="Standard" style:family="paragraph">
      <style:text-properties style:font-name="Times New Roman" style:font-name-complex="Times New Roman"/>
    </style:style>
    <style:style style:name="T955" style:parent-style-name="Fonteparág.padrão" style:family="text">
      <style:text-properties style:font-name="Times New Roman" style:font-name-complex="Times New Roman"/>
    </style:style>
    <style:style style:name="T956" style:parent-style-name="Fonteparág.padrão" style:family="text">
      <style:text-properties style:font-name="Times New Roman" style:font-name-complex="Times New Roman"/>
    </style:style>
    <style:style style:name="T957" style:parent-style-name="Fonteparág.padrão" style:family="text">
      <style:text-properties style:font-name="Times New Roman" style:font-name-complex="Times New Roman"/>
    </style:style>
    <style:style style:name="T958" style:parent-style-name="Fonteparág.padrão" style:family="text">
      <style:text-properties style:font-name="Times New Roman" style:font-name-complex="Times New Roman"/>
    </style:style>
    <style:style style:name="T959" style:parent-style-name="Fonteparág.padrão" style:family="text">
      <style:text-properties style:font-name="Times New Roman" style:font-name-complex="Times New Roman"/>
    </style:style>
    <style:style style:name="T960" style:parent-style-name="Fonteparág.padrão" style:family="text">
      <style:text-properties style:font-name="Times New Roman" style:font-name-complex="Times New Roman" fo:language="en" fo:country="US"/>
    </style:style>
    <style:style style:name="P961" style:parent-style-name="Standard" style:family="paragraph">
      <style:text-properties style:font-name="Times New Roman" style:font-name-complex="Times New Roman" fo:language="en" fo:country="US"/>
    </style:style>
    <style:style style:name="P962" style:parent-style-name="Standard" style:family="paragraph">
      <style:text-properties style:font-name="Times New Roman" style:font-name-complex="Times New Roman" fo:language="en" fo:country="US"/>
    </style:style>
    <style:style style:name="T963" style:parent-style-name="Fonteparág.padrão" style:family="text">
      <style:text-properties style:font-name="Times New Roman" style:font-name-complex="Times New Roman" fo:language="en" fo:country="US"/>
    </style:style>
    <style:style style:name="T964" style:parent-style-name="Fonteparág.padrão" style:family="text">
      <style:text-properties style:font-name="Times New Roman" style:font-name-complex="Times New Roman" fo:language="en" fo:country="US"/>
    </style:style>
    <style:style style:name="T965" style:parent-style-name="Fonteparág.padrão" style:family="text">
      <style:text-properties style:font-name="Times New Roman" style:font-name-complex="Times New Roman"/>
    </style:style>
    <style:style style:name="P966" style:parent-style-name="Standard" style:family="paragraph">
      <style:text-properties style:font-name="Times New Roman" style:font-name-complex="Times New Roman"/>
    </style:style>
    <style:style style:name="P967" style:parent-style-name="Standard" style:family="paragraph">
      <style:text-properties style:font-name="Times New Roman" style:font-name-complex="Times New Roman"/>
    </style:style>
    <style:style style:name="P968" style:parent-style-name="Standard" style:family="paragraph">
      <style:text-properties style:font-name="Times New Roman" style:font-name-complex="Times New Roman"/>
    </style:style>
    <style:style style:name="P969" style:parent-style-name="Standard" style:family="paragraph">
      <style:text-properties style:font-name="Times New Roman" style:font-name-complex="Times New Roman"/>
    </style:style>
    <style:style style:name="P970" style:parent-style-name="Standard" style:family="paragraph">
      <style:text-properties style:font-name="Times New Roman" style:font-name-complex="Times New Roman"/>
    </style:style>
    <style:style style:name="P971" style:parent-style-name="Standard" style:family="paragraph">
      <style:text-properties style:font-name="Times New Roman" style:font-name-complex="Times New Roman"/>
    </style:style>
    <style:style style:name="P972" style:parent-style-name="Standard" style:family="paragraph">
      <style:text-properties style:font-name="Times New Roman" style:font-name-complex="Times New Roman"/>
    </style:style>
    <style:style style:name="P973" style:parent-style-name="Standard" style:family="paragraph">
      <style:text-properties style:font-name="Times New Roman" style:font-name-complex="Times New Roman"/>
    </style:style>
    <style:style style:name="P974" style:parent-style-name="Standard" style:family="paragraph">
      <style:text-properties style:font-name="Times New Roman" style:font-name-complex="Times New Roman"/>
    </style:style>
    <style:style style:name="P975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CENTRO FEDERAL DE EDUCAÇÃO TECNOLÓGICA DE MINAS GERAIS</text:p>
      <text:p text:style-name="P2"/>
      <text:p text:style-name="P3"/>
      <text:p text:style-name="P4">DANIEL DE PAULA BRAGA LOPES</text:p>
      <text:p text:style-name="P5">GUILHERME FERNANDES MARCHEZINI</text:p>
      <text:p text:style-name="P6">LAURO CÉSAR JACQUES SANTOS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Relatório Analisador Sintático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Belo Horizonte</text:p>
      <text:p text:style-name="P49">2017</text:p>
      <text:soft-page-break/>
      <text:p text:style-name="P50">1. Forma de Utilização</text:p>
      <text:p text:style-name="P51"/>
      <text:p text:style-name="P52">A execução do<text:s/><text:bookmark-start text:name="__DdeLink__2_668952772"/>compilador<text:bookmark-end text:name="__DdeLink__2_668952772"/><text:s/>é feito via terminal do Linux utilizando o .jar que está localizado na pasta dist passando o nome do .jar e o arquivo de entrada que será compilado, da seguinte forma:</text:p>
      <text:p text:style-name="P53"/>
      <text:p text:style-name="P54">java -jar compilador.jar &lt;nome_aquivo&gt;</text:p>
      <text:p text:style-name="P55"/>
      <text:p text:style-name="P56">Abaixo um exemplo de como compilar o primeiro código de teste disponibilizado na especificação do trabalho:</text:p>
      <text:p text:style-name="P57"/>
      <text:p text:style-name="P58">java -jar Compilador.jar ../test/teste1.tst</text:p>
      <text:p text:style-name="P59"/>
      <text:p text:style-name="P60">2.<text:s/>Modificações</text:p>
      <text:p text:style-name="P61"/>
      <text:p text:style-name="P62"><text:tab/>A gramática original da linguagem apresenta prefixos comuns e recursão à esquerda, elementos que impossibilitam a implementação de um parser LL(1) para a mesma. A seguir a gramática modificada, solucionando tais problemas e reescrita no formato BNF:</text:p>
      <text:p text:style-name="P63"/>
      <text:p text:style-name="Standard"><text:span text:style-name="T64">program'<text:s/></text:span><text:span text:style-name="T65"><text:s text:c="11"/></text:span><text:span text:style-name="T66">::= program<text:s/></text:span><text:span text:style-name="T67">$</text:span></text:p>
      <text:p text:style-name="Standard"><text:span text:style-name="T68">program<text:s/></text:span><text:span text:style-name="T69"><text:s text:c="12"/></text:span><text:span text:style-name="T70">::=<text:s/></text:span><text:span text:style-name="T71">init</text:span><text:span text:style-name="T72"><text:s/>decl-stmt-list<text:s/></text:span><text:span text:style-name="T73">stop</text:span></text:p>
      <text:p text:style-name="Standard"><text:span text:style-name="T74">decl-stmt-list<text:s/></text:span><text:span text:style-name="T75"><text:s text:c="5"/></text:span><text:span text:style-name="T76">:</text:span><text:span text:style-name="T77">:=<text:s/></text:span><text:span text:style-name="T78">id</text:span><text:span text:style-name="T79"><text:s/>z1</text:span><text:span text:style-name="T80"><text:s/></text:span><text:span text:style-name="T81">| z2<text:s/></text:span><text:span text:style-name="T82">;</text:span><text:span text:style-name="T83"><text:s/>stmt-list-tail</text:span></text:p>
      <text:p text:style-name="Standard"><text:span text:style-name="T84">z1<text:s/></text:span><text:span text:style-name="T85"><text:s text:c="17"/></text:span><text:span text:style-name="T86">::=</text:span><text:span text:style-name="T87"><text:s/></text:span><text:span text:style-name="T88">:=</text:span><text:span text:style-name="T89"><text:s/>simple-expr</text:span><text:span text:style-name="T90"><text:s/></text:span><text:span text:style-name="T91">;</text:span><text:span text:style-name="T92"><text:s/>stmt-list-tail</text:span></text:p>
      <text:p text:style-name="Standard"><text:span text:style-name="T93"><text:s text:c="24"/></text:span><text:span text:style-name="T94">|</text:span><text:span text:style-name="T95"><text:s/></text:span><text:span text:style-name="T96">ident-list-tail<text:s/></text:span><text:span text:style-name="T97">is</text:span><text:span text:style-name="T98"><text:s/>type<text:s/></text:span><text:span text:style-name="T99">;</text:span><text:span text:style-name="T100"><text:s/>decl-stmt-list-tail</text:span></text:p>
      <text:p text:style-name="P101">z2<text:s/><text:s text:c="17"/>::= if-stmt |<text:s/>do-stmt<text:s/>|<text:s/>read-stmt<text:s/>|<text:s/>write-stmt</text:p>
      <text:p text:style-name="Standard"><text:span text:style-name="T102">decl-stmt-list-tail ::= decl-stmt-list |<text:s/></text:span><text:span text:style-name="T103">λ</text:span></text:p>
      <text:p text:style-name="Standard"><text:span text:style-name="T104">ident-list-tail<text:s/></text:span><text:span text:style-name="T105"><text:s text:c="4"/></text:span><text:span text:style-name="T106">::=</text:span><text:span text:style-name="T107"><text:s/></text:span><text:span text:style-name="T108">,</text:span><text:span text:style-name="T109"><text:s/></text:span><text:span text:style-name="T110">id</text:span><text:span text:style-name="T111"><text:s/>ident-list-tail |<text:s/></text:span><text:span text:style-name="T112">λ</text:span></text:p>
      <text:p text:style-name="Standard"><text:span text:style-name="T113">type<text:s/></text:span><text:span text:style-name="T114"><text:s text:c="15"/></text:span><text:span text:style-name="T115">::=<text:s/></text:span><text:span text:style-name="T116">integer</text:span><text:span text:style-name="T117"><text:s/>|<text:s/></text:span><text:span text:style-name="T118">string</text:span></text:p>
      <text:p text:style-name="Standard"><text:span text:style-name="T119">stmt-list<text:s/></text:span><text:span text:style-name="T120"><text:s text:c="10"/></text:span><text:span text:style-name="T121">::= stmt<text:s/></text:span><text:span text:style-name="T122">;</text:span><text:span text:style-name="T123"><text:s/>stmt-list-tail</text:span></text:p>
      <text:p text:style-name="Standard"><text:span text:style-name="T124">stmt-list-tail<text:s/></text:span><text:span text:style-name="T125"><text:s text:c="5"/></text:span><text:span text:style-name="T126">::= stmt<text:s/></text:span><text:span text:style-name="T127">;</text:span><text:span text:style-name="T128"><text:s/>stmt-list-tail |<text:s/></text:span><text:span text:style-name="T129">λ</text:span></text:p>
      <text:p text:style-name="P130">stmt<text:s/><text:s text:c="15"/>::= assign-stmt | if-stmt | do-stmt</text:p>
      <text:p text:style-name="P131"><text:s text:c="24"/>| read-stmt | write-stmt</text:p>
      <text:p text:style-name="Standard"><text:span text:style-name="T132">assign-stmt<text:s/></text:span><text:span text:style-name="T133"><text:s text:c="8"/></text:span><text:span text:style-name="T134">::=<text:s/></text:span><text:span text:style-name="T135">id</text:span><text:span text:style-name="T136"><text:s/></text:span><text:span text:style-name="T137">:=</text:span><text:span text:style-name="T138"><text:s/>simple_expr</text:span></text:p>
      <text:p text:style-name="Standard"><text:span text:style-name="T139">if-stmt<text:s/></text:span><text:span text:style-name="T140"><text:s text:c="12"/></text:span><text:span text:style-name="T141">::=<text:s/></text:span><text:span text:style-name="T142">if</text:span><text:span text:style-name="T143"><text:s/></text:span><text:span text:style-name="T144">(</text:span><text:span text:style-name="T145"><text:s/>condition</text:span><text:span text:style-name="T146"><text:s/></text:span><text:span text:style-name="T147">)</text:span><text:span text:style-name="T148"><text:s/></text:span><text:span text:style-name="T149">begin</text:span><text:span text:style-name="T150"><text:s/>stmt-list<text:s/></text:span><text:span text:style-name="T151">end</text:span><text:span text:style-name="T152"><text:s/>if-suffix</text:span></text:p>
      <text:p text:style-name="Standard"><text:span text:style-name="T153">if-suffix<text:s/></text:span><text:span text:style-name="T154"><text:s text:c="10"/></text:span><text:span text:style-name="T155">::=<text:s/></text:span><text:span text:style-name="T156">else</text:span><text:span text:style-name="T157"><text:s/></text:span><text:span text:style-name="T158">begin</text:span><text:span text:style-name="T159"><text:s/>stmt-list<text:s/></text:span><text:span text:style-name="T160">end</text:span><text:span text:style-name="T161"><text:s/>|<text:s/></text:span><text:span text:style-name="T162">λ</text:span></text:p>
      <text:p text:style-name="P163">condition<text:s/><text:s text:c="10"/>::= expression</text:p>
      <text:p text:style-name="Standard"><text:span text:style-name="T164">do-stmt<text:s/></text:span><text:span text:style-name="T165"><text:s text:c="12"/></text:span><text:span text:style-name="T166">::=<text:s/></text:span><text:span text:style-name="T167">do</text:span><text:span text:style-name="T168"><text:s/>stmt-list do-suffix</text:span></text:p>
      <text:p text:style-name="Standard"><text:span text:style-name="T169">do-suffix<text:s/></text:span><text:span text:style-name="T170"><text:s text:c="10"/></text:span><text:span text:style-name="T171">::=<text:s/></text:span><text:span text:style-name="T172">while</text:span><text:span text:style-name="T173"><text:s/></text:span><text:span text:style-name="T174">(</text:span><text:span text:style-name="T175"><text:s/>condition<text:s/></text:span><text:span text:style-name="T176">)</text:span></text:p>
      <text:p text:style-name="Standard"><text:span text:style-name="T177">read-stmt<text:s/></text:span><text:span text:style-name="T178"><text:s text:c="10"/></text:span><text:span text:style-name="T179">::=<text:s/></text:span><text:span text:style-name="T180">read</text:span><text:span text:style-name="T181"><text:s/></text:span><text:span text:style-name="T182">(</text:span><text:span text:style-name="T183"><text:s/></text:span><text:span text:style-name="T184">id</text:span><text:span text:style-name="T185"><text:s/></text:span><text:span text:style-name="T186">)</text:span></text:p>
      <text:p text:style-name="Standard"><text:span text:style-name="T187">write-stmt<text:s/></text:span><text:span text:style-name="T188"><text:s text:c="9"/></text:span><text:span text:style-name="T189">::=<text:s/></text:span><text:span text:style-name="T190">write</text:span><text:span text:style-name="T191"><text:s/></text:span><text:span text:style-name="T192">(</text:span><text:span text:style-name="T193"><text:s/>writable<text:s/></text:span><text:span text:style-name="T194">)</text:span></text:p>
      <text:p text:style-name="P195">writable<text:s/><text:s text:c="11"/>::= simple-expr</text:p>
      <text:p text:style-name="P196">expression<text:s/><text:s text:c="9"/>::= simple-expr expression-suffix</text:p>
      <text:p text:style-name="Standard"><text:span text:style-name="T197">expression-suffix<text:s/></text:span><text:span text:style-name="T198"><text:s text:c="2"/></text:span><text:span text:style-name="T199">::= relop simple-expr |<text:s/></text:span><text:span text:style-name="T200">λ</text:span></text:p>
      <text:p text:style-name="P201">simple-expr<text:s/><text:s text:c="8"/>::= term simple-expr-tail<text:s/></text:p>
      <text:p text:style-name="Standard"><text:span text:style-name="T202">simple-expr-tail<text:s/></text:span><text:span text:style-name="T203"><text:s text:c="3"/></text:span><text:span text:style-name="T204">::= addop term simple-expr-tail |<text:s/></text:span><text:span text:style-name="T205">λ</text:span></text:p>
      <text:p text:style-name="P206">term<text:s/><text:s text:c="15"/>::= factor-a term-tail<text:s/></text:p>
      <text:p text:style-name="Standard"><text:span text:style-name="T207">term-tail<text:s/></text:span><text:span text:style-name="T208"><text:s text:c="10"/></text:span><text:span text:style-name="T209">::= mulop factor-a term-tail |<text:s/></text:span><text:span text:style-name="T210">λ</text:span></text:p>
      <text:p text:style-name="Standard"><text:span text:style-name="T211">factor-a<text:s/></text:span><text:span text:style-name="T212"><text:s text:c="11"/></text:span><text:span text:style-name="T213">::= factor |<text:s/></text:span><text:span text:style-name="T214">not</text:span><text:span text:style-name="T215"><text:s/>factor |<text:s/></text:span><text:span text:style-name="T216">-</text:span><text:span text:style-name="T217"><text:s/>factor</text:span></text:p>
      <text:p text:style-name="Standard"><text:span text:style-name="T218">factor<text:s/></text:span><text:span text:style-name="T219"><text:s text:c="13"/></text:span><text:span text:style-name="T220">::=<text:s/></text:span><text:span text:style-name="T221">id</text:span><text:span text:style-name="T222"><text:s/>| constant |<text:s/></text:span><text:span text:style-name="T223">(</text:span><text:span text:style-name="T224"><text:s/>expression<text:s/></text:span><text:span text:style-name="T225">)</text:span></text:p>
      <text:p text:style-name="Standard"><text:span text:style-name="T226">relop<text:s/></text:span><text:span text:style-name="T227"><text:s text:c="14"/></text:span><text:span text:style-name="T228">::=<text:s/></text:span><text:span text:style-name="T229">=</text:span><text:span text:style-name="T230"><text:s/>|<text:s/></text:span><text:span text:style-name="T231">&gt;</text:span><text:span text:style-name="T232"><text:s/>|<text:s/></text:span><text:span text:style-name="T233">&gt;=</text:span><text:span text:style-name="T234"><text:s/>|<text:s/></text:span><text:span text:style-name="T235">&lt;</text:span><text:span text:style-name="T236"><text:s/>|<text:s/></text:span><text:span text:style-name="T237">&lt;=</text:span><text:span text:style-name="T238"><text:s/>|<text:s/></text:span><text:span text:style-name="T239">&lt;&gt;</text:span></text:p>
      <text:p text:style-name="Standard"><text:span text:style-name="T240">addop<text:s/></text:span><text:span text:style-name="T241"><text:s text:c="14"/></text:span><text:span text:style-name="T242">::=<text:s/></text:span><text:span text:style-name="T243">+</text:span><text:span text:style-name="T244"><text:s/>|<text:s/></text:span><text:span text:style-name="T245">-</text:span><text:span text:style-name="T246"><text:s/>|<text:s/></text:span><text:span text:style-name="T247">or</text:span></text:p>
      <text:p text:style-name="Standard"><text:span text:style-name="T248">mulop<text:s/></text:span><text:span text:style-name="T249"><text:s text:c="14"/></text:span><text:span text:style-name="T250">::=<text:s/></text:span><text:span text:style-name="T251">*</text:span><text:span text:style-name="T252"><text:s/>|<text:s/></text:span><text:span text:style-name="T253">/</text:span><text:span text:style-name="T254"><text:s/>|<text:s/></text:span><text:span text:style-name="T255">and</text:span></text:p>
      <text:p text:style-name="Standard"><text:span text:style-name="T256">constant<text:s/></text:span><text:span text:style-name="T257"><text:s text:c="11"/></text:span><text:span text:style-name="T258">::=<text:s/></text:span><text:span text:style-name="T259">num</text:span><text:span text:style-name="T260"><text:s/>|<text:s/></text:span><text:span text:style-name="T261">literal</text:span></text:p>
      <text:p text:style-name="P262"><text:s/></text:p>
      <text:p text:style-name="P263">Obs.: Algumas produções da gramática original foram substituídas por tokens.</text:p>
      <text:p text:style-name="P264"/>
      <text:p text:style-name="P265"><text:bookmark-start text:name="__DdeLink__8_668952772"/>3. Implementação<text:bookmark-end text:name="__DdeLink__8_668952772"/></text:p>
      <text:p text:style-name="P266"/>
      <text:p text:style-name="P267">Abaixo uma breve explicação das classes existentes no compilador:</text:p>
      <text:p text:style-name="P268"/>
      <text:p text:style-name="P269"><text:bookmark-start text:name="__DdeLink__4_668952772"/>3.1 Lexer<text:bookmark-end text:name="__DdeLink__4_668952772"/></text:p>
      <text:p text:style-name="P270"/>
      <text:p text:style-name="P271"><text:span text:style-name="T272">Classe que implementa o analisador léxico. Seu construtor insere as palavras reservadas na tabela de símbolos. Possui um método<text:s/></text:span><text:span text:style-name="T273">s</text:span><text:span text:style-name="T274">can</text:span><text:span text:style-name="T275"><text:s/>que devolve um Token.</text:span></text:p>
      <text:p text:style-name="P276"/>
      <text:p text:style-name="P277"><text:bookmark-start text:name="__DdeLink__42_668952772"/>3.2 LexicalException</text:p>
      <text:p text:style-name="P278"/>
      <text:p text:style-name="P279"><text:bookmark-start text:name="__DdeLink__46_668952772"/>Classe para imprimir na tela o motivo de ocorrer uma determinada exceção. Existem três casos:</text:p>
      <text:list text:style-name="LFO1" text:continue-numbering="true">
        <text:list-item>
          <text:p text:style-name="P280">Token inválido: É passado um token inválido ou não esperado;</text:p>
        </text:list-item>
        <text:list-item>
          <text:p text:style-name="P281">Fim de arquivo inesperado: O arquivo termina quando ainda deveria possuir alguma informação;</text:p>
        </text:list-item>
        <text:list-item>
          <text:p text:style-name="P282">Default: Ocorre quando é um erro diferente dos dois anteriores.<text:bookmark-end text:name="__DdeLink__42_668952772"/><text:bookmark-end text:name="__DdeLink__46_668952772"/></text:p>
        </text:list-item>
      </text:list>
      <text:p text:style-name="P283"/>
      <text:p text:style-name="P284"><text:bookmark-start text:name="__DdeLink__6_668952772"/>3.3 Num<text:bookmark-end text:name="__DdeLink__6_668952772"/></text:p>
      <text:p text:style-name="P285"/>
      <text:p text:style-name="P286">Classe para representar um Token número.</text:p>
      <text:p text:style-name="P287"/>
      <text:p text:style-name="P288"/>
      <text:p text:style-name="P289">3.4 Tag</text:p>
      <text:p text:style-name="P290"/>
      <text:p text:style-name="P291">Classe que define as constantes para os tokens.</text:p>
      <text:p text:style-name="P292"/>
      <text:p text:style-name="P293">3.5 Token</text:p>
      <text:p text:style-name="P294"/>
      <text:p text:style-name="P295">Representa um Token genérico. Contém a constante que representa o Token.</text:p>
      <text:p text:style-name="P296"/>
      <text:p text:style-name="P297">3.6 Word</text:p>
      <text:p text:style-name="P298"/>
      <text:p text:style-name="P299">Representa um token de palavras reservadas, identificadores e tokens compostos, tais<text:s/>como != e &amp;&amp;.</text:p>
      <text:p text:style-name="P300"/>
      <text:p text:style-name="P301"/>
      <text:p text:style-name="P302">3.7 Syntaxer</text:p>
      <text:p text:style-name="P303"/>
      <text:p text:style-name="P304">Essa classe implementa completamente<text:s/>o<text:s/>parser LL(1)<text:s/>com todas os módulos necessários, como por exemplo o ‘eat’ e ‘advance’.</text:p>
      <text:p text:style-name="P305"/>
      <text:p text:style-name="P306">3.8 SyntaticException</text:p>
      <text:p text:style-name="P307"/>
      <text:p text:style-name="P308">Classe para imprimir na<text:s/>tela os erros de sintaxe encontrados no programa fonte.</text:p>
      <text:p text:style-name="P309"/>
      <text:p text:style-name="P310">4. Testes</text:p>
      <text:p text:style-name="P311"/>
      <text:p text:style-name="P312">A seguir os testes e seus respectivos resultados:</text:p>
      <text:p text:style-name="P313"/>
      <text:p text:style-name="P314"><text:bookmark-start text:name="__DdeLink__10_668952772"/>4.1 Teste 1<text:bookmark-end text:name="__DdeLink__10_668952772"/></text:p>
      <text:p text:style-name="P315"/>
      <text:p text:style-name="P316">Código:</text:p>
      <text:p text:style-name="P317"/>
      <text:p text:style-name="P318">init</text:p>
      <text:p text:style-name="P319"><text:tab/><text:s/>a, b, c, result is integer;</text:p>
      <text:p text:style-name="P320"/>
      <text:p text:style-name="P321"><text:tab/><text:s/>read (a);</text:p>
      <text:p text:style-name="P322"><text:tab/><text:s/>read (c);</text:p>
      <text:p text:style-name="P323"><text:tab/><text:s/>b := 10;</text:p>
      <text:p text:style-name="P324"><text:tab/><text:s/>result := (a * c)/(b + 5 - 345);</text:p>
      <text:p text:style-name="Standard"><text:span text:style-name="T325"><text:tab/><text:s/></text:span><text:span text:style-name="T326">write(result);</text:span></text:p>
      <text:p text:style-name="P327">stop</text:p>
      <text:p text:style-name="P328"/>
      <text:p text:style-name="P329">Resultado:</text:p>
      <text:p text:style-name="P330"/>
      <text:p text:style-name="P331">Análise sintática terminada com sucesso.</text:p>
      <text:p text:style-name="P332"/>
      <text:p text:style-name="P333"/>
      <text:p text:style-name="P334"/>
      <text:p text:style-name="P335"><text:bookmark-start text:name="__DdeLink__12_668952772"/>3.2 Teste 2<text:bookmark-end text:name="__DdeLink__12_668952772"/></text:p>
      <text:p text:style-name="P336"/>
      <text:p text:style-name="P337">3.2.1 Primeira execução</text:p>
      <text:p text:style-name="P338"/>
      <text:p text:style-name="P339">Código:</text:p>
      <text:p text:style-name="P340"/>
      <text:p text:style-name="P341"><text:tab/>a, _valor, b : integer;</text:p>
      <text:p text:style-name="P342"/>
      <text:p text:style-name="P343">init</text:p>
      <text:p text:style-name="P344"><text:tab/><text:s/>read (a);</text:p>
      <text:p text:style-name="P345"><text:tab/><text:s/>b := a * a;</text:p>
      <text:p text:style-name="P346"><text:tab/><text:s/>write (b);</text:p>
      <text:p text:style-name="P347"><text:tab/><text:s/>b = b + a/2 * (a + 5);</text:p>
      <text:p text:style-name="Standard"><text:span text:style-name="T348"><text:tab/><text:s/></text:span><text:span text:style-name="T349">Write (b);</text:span></text:p>
      <text:p text:style-name="P350">stop</text:p>
      <text:p text:style-name="P351"/>
      <text:p text:style-name="P352">Resultado:</text:p>
      <text:p text:style-name="P353"/>
      <text:p text:style-name="P354">Erro sintático na linha 1: Token 'a' inesperado. Esperando 'init'.</text:p>
      <text:p text:style-name="P355">Erro léxico na linha 1: Token inválido ':'.</text:p>
      <text:p text:style-name="P356">Análse sintática terminada com erros.</text:p>
      <text:p text:style-name="P357"/>
      <text:p text:style-name="P358"/>
      <text:p text:style-name="P359">3.2.2 Segunda execução</text:p>
      <text:p text:style-name="P360"/>
      <text:p text:style-name="P361">Código:</text:p>
      <text:p text:style-name="P362"/>
      <text:p text:style-name="P363">init</text:p>
      <text:p text:style-name="P364"><text:tab/><text:s/>a, _valor, b : integer;</text:p>
      <text:p text:style-name="P365"/>
      <text:p text:style-name="Standard"><text:span text:style-name="T366"><text:tab/><text:s/></text:span><text:span text:style-name="T367">read (a);</text:span></text:p>
      <text:p text:style-name="P368"><text:tab/><text:s/>b := a * a;</text:p>
      <text:p text:style-name="P369"><text:tab/><text:s/>write (b);</text:p>
      <text:soft-page-break/>
      <text:p text:style-name="P370"><text:tab/><text:s/>b = b + a/2 * (a + 5);</text:p>
      <text:p text:style-name="P371"><text:tab/><text:s/>Write (b);</text:p>
      <text:p text:style-name="P372">stop</text:p>
      <text:p text:style-name="P373"/>
      <text:p text:style-name="P374">Resultado:</text:p>
      <text:p text:style-name="P375"/>
      <text:p text:style-name="P376">Erro sintático na linha 4: Token '_' inesperado. Esperando 'ID'.</text:p>
      <text:p text:style-name="P377">Erro léxico na linha 4: Token inválido ':'.</text:p>
      <text:p text:style-name="P378">Erro sintático na linha 4: Token 'integer' inesperado. Esperando ',', 'is'.</text:p>
      <text:p text:style-name="P379">Erro sintático na linha 12: Token 'EOF' inesperado. Esperando 'is'.</text:p>
      <text:p text:style-name="P380">Erro sintático na linha 12: Token 'EOF' inesperado. Esperando 'integer', 'string'.</text:p>
      <text:p text:style-name="P381">Erro sintático na linha 12: Token 'EOF' inesperado. Esperando ';'.</text:p>
      <text:p text:style-name="P382">Erro sintático na linha 12: Token 'EOF' inesperado. Esperando 'ID', 'if', 'do', 'read', 'write'.</text:p>
      <text:p text:style-name="P383">Erro sintático na linha 12: Token 'EOF' inesperado. Esperando 'stop'.</text:p>
      <text:p text:style-name="P384">Análse sintática terminada com erros.</text:p>
      <text:p text:style-name="P385"/>
      <text:p text:style-name="P386">3.2.3 Terceira execução</text:p>
      <text:p text:style-name="P387"/>
      <text:p text:style-name="P388">Código:</text:p>
      <text:p text:style-name="P389"/>
      <text:p text:style-name="P390">init</text:p>
      <text:p text:style-name="P391"><text:tab/><text:s/>a, valor, b is integer;</text:p>
      <text:p text:style-name="P392"/>
      <text:p text:style-name="Standard"><text:span text:style-name="T393"><text:tab/><text:s/></text:span><text:span text:style-name="T394">read (a);</text:span></text:p>
      <text:p text:style-name="P395"><text:tab/><text:s/>b := a * a;</text:p>
      <text:p text:style-name="P396"><text:tab/><text:s/>write (b);</text:p>
      <text:p text:style-name="P397"><text:tab/><text:s/>b = b + a/2 * (a + 5);</text:p>
      <text:p text:style-name="P398"><text:tab/><text:s/>Write (b);</text:p>
      <text:p text:style-name="P399">stop</text:p>
      <text:p text:style-name="P400"/>
      <text:p text:style-name="P401">Resultado:</text:p>
      <text:p text:style-name="P402"/>
      <text:p text:style-name="P403">Erro sintático na linha 7: Token '=' inesperado. Esperando ':='.</text:p>
      <text:p text:style-name="P404">Erro sintático na linha 10: Token 'EOF' inesperado. Esperando 'ID', 'NUM', 'STRING', '(', 'not', '-'.</text:p>
      <text:p text:style-name="P405">Erro sintático na linha 10: Token 'EOF' inesperado. Esperando ';'.</text:p>
      <text:p text:style-name="Standard"><text:span text:style-name="T406">Erro sintático na linha 10: Token 'EOF' inesperado.<text:s/></text:span><text:span text:style-name="T407">Esperando 'ID', 'if', 'do', 'read', 'write', 'end', 'while', 'stop'.</text:span></text:p>
      <text:p text:style-name="P408">Erro sintático na linha 10: Token 'EOF' inesperado. Esperando 'stop'.</text:p>
      <text:p text:style-name="P409">Análse sintática terminada com erros.</text:p>
      <text:p text:style-name="P410"/>
      <text:p text:style-name="P411"/>
      <text:p text:style-name="P412">3.2.4 Quarta execução</text:p>
      <text:p text:style-name="P413"/>
      <text:p text:style-name="P414">Código:</text:p>
      <text:p text:style-name="P415"/>
      <text:p text:style-name="P416">init</text:p>
      <text:p text:style-name="P417"><text:tab/><text:s/>a, valor, b is integer;</text:p>
      <text:p text:style-name="P418"/>
      <text:p text:style-name="Standard"><text:span text:style-name="T419"><text:tab/><text:s/></text:span><text:span text:style-name="T420">read (a);</text:span></text:p>
      <text:p text:style-name="P421"><text:tab/><text:s/>b := a * a;</text:p>
      <text:p text:style-name="P422"><text:tab/><text:s/>write (b);</text:p>
      <text:p text:style-name="P423"><text:tab/><text:s/>b := b + a/2 * (a + 5);</text:p>
      <text:soft-page-break/>
      <text:p text:style-name="P424"><text:tab/><text:s/>Write (b);</text:p>
      <text:p text:style-name="P425">stop</text:p>
      <text:p text:style-name="P426"/>
      <text:p text:style-name="P427">Resultado:</text:p>
      <text:p text:style-name="P428"/>
      <text:p text:style-name="P429">Análise sintática terminada com sucesso.</text:p>
      <text:p text:style-name="P430"/>
      <text:p text:style-name="P431"><text:bookmark-start text:name="__DdeLink__14_668952772"/>3.3 Teste 3<text:bookmark-end text:name="__DdeLink__14_668952772"/></text:p>
      <text:p text:style-name="P432"/>
      <text:p text:style-name="P433">Código:</text:p>
      <text:p text:style-name="P434">{ Programa de Teste</text:p>
      <text:p text:style-name="P435">Calculo de idade }</text:p>
      <text:p text:style-name="P436">init</text:p>
      <text:p text:style-name="P437"><text:tab/><text:s/>cont_ is integer;</text:p>
      <text:p text:style-name="P438"><text:tab/><text:s/>media, idade, soma_ is integer;</text:p>
      <text:p text:style-name="P439"><text:tab/><text:s/>begin</text:p>
      <text:p text:style-name="Standard"><text:span text:style-name="T440"><text:tab/></text:span><text:span text:style-name="T441"><text:tab/><text:s/></text:span><text:span text:style-name="T442">cont_ = 5;</text:span></text:p>
      <text:p text:style-name="P443"><text:tab/><text:tab/><text:s/>soma = 0;</text:p>
      <text:p text:style-name="P444"><text:tab/><text:tab/><text:s/>do</text:p>
      <text:p text:style-name="P445"/>
      <text:p text:style-name="P446"><text:tab/><text:tab/><text:tab/><text:s/>write("Altura: ");</text:p>
      <text:p text:style-name="P447"><text:tab/><text:tab/><text:tab/><text:s/>read (altura);</text:p>
      <text:p text:style-name="P448"><text:tab/><text:tab/><text:tab/><text:s/>soma := soma altura;</text:p>
      <text:p text:style-name="Standard"><text:span text:style-name="T449"><text:tab/></text:span><text:span text:style-name="T450"><text:tab/></text:span><text:span text:style-name="T451"><text:tab/><text:s/></text:span><text:span text:style-name="T452">cont_ := cont_ - 1;</text:span></text:p>
      <text:p text:style-name="P453"/>
      <text:p text:style-name="P454"><text:s/><text:tab/><text:tab/>while(cont_ &gt; 0)</text:p>
      <text:p text:style-name="P455"><text:tab/><text:tab/>write("Media: ");</text:p>
      <text:p text:style-name="P456"><text:tab/><text:tab/>write (soma / qtd);</text:p>
      <text:p text:style-name="P457">stop</text:p>
      <text:p text:style-name="P458"/>
      <text:p text:style-name="P459"/>
      <text:p text:style-name="P460"><text:bookmark-start text:name="__DdeLink__5470_1232657559"/>Erros:<text:bookmark-end text:name="__DdeLink__5470_1232657559"/></text:p>
      <text:p text:style-name="P461">1.</text:p>
      <text:p text:style-name="P462">Erro sintático na linha 4: Token 'int' inesperado. Esperando 'integer', 'string'.</text:p>
      <text:p text:style-name="P463">Erro sintático na linha 6: Token 'begin' inesperado. Esperando 'ID', 'if', 'do', 'read', 'write'.</text:p>
      <text:p text:style-name="P464">Análse sintática terminada com erros.</text:p>
      <text:p text:style-name="P465"/>
      <text:p text:style-name="P466">2.</text:p>
      <text:p text:style-name="P467">Erro sintático na linha 6: Token 'begin' inesperado. Esperando 'ID', 'if', 'do', 'read', 'write'.</text:p>
      <text:p text:style-name="P468">Análse sintática terminada com erros.</text:p>
      <text:p text:style-name="P469"/>
      <text:p text:style-name="P470">3.</text:p>
      <text:p text:style-name="P471">Erro sintático na linha 7: Token '=' inesperado. Esperando ':=', ',', 'is'.</text:p>
      <text:p text:style-name="P472">Análse sintática terminada com erros.</text:p>
      <text:p text:style-name="P473">4.</text:p>
      <text:p text:style-name="P474">Erro sintático na linha 13: Token 'altura' inesperado. Esperando '*', '/', 'and', 'or', '+', '-', ';', ')', '&gt;', '=', '&gt;=', '&lt;', '&lt;=', '&lt;&gt;'.</text:p>
      <text:p text:style-name="P475">Erro sintático na linha 17: Token 'write' inesperado. Esperando ';'.</text:p>
      <text:p text:style-name="P476">Análse sintática terminada com erros.</text:p>
      <text:p text:style-name="P477"/>
      <text:p text:style-name="P478"/>
      <text:p text:style-name="P479">Código:</text:p>
      <text:p text:style-name="P480"/>
      <text:p text:style-name="P481">{ Programa de Teste</text:p>
      <text:p text:style-name="P482">Calculo de idade }</text:p>
      <text:p text:style-name="P483">init</text:p>
      <text:p text:style-name="P484"><text:tab/><text:s/>cont_ is integer;</text:p>
      <text:p text:style-name="P485"><text:tab/><text:s/>media, idade, soma_ is integer;</text:p>
      <text:p text:style-name="P486"/>
      <text:p text:style-name="P487"><text:tab/><text:s/>cont_ := 5;</text:p>
      <text:p text:style-name="P488"><text:tab/><text:s/>soma := 0;</text:p>
      <text:p text:style-name="P489"><text:tab/><text:s/>do</text:p>
      <text:p text:style-name="P490"/>
      <text:p text:style-name="P491"><text:tab/><text:tab/><text:tab/><text:s/>write("Altura: ");</text:p>
      <text:p text:style-name="P492"><text:tab/><text:tab/><text:tab/><text:s/>read (altura);</text:p>
      <text:p text:style-name="P493"><text:tab/><text:tab/><text:tab/><text:s/>soma := soma + altura;</text:p>
      <text:p text:style-name="Standard"><text:span text:style-name="T494"><text:tab/></text:span><text:span text:style-name="T495"><text:tab/></text:span><text:span text:style-name="T496"><text:tab/><text:s/></text:span><text:span text:style-name="T497">cont_ := cont_ - 1;</text:span></text:p>
      <text:p text:style-name="P498"/>
      <text:p text:style-name="P499"><text:s/><text:tab/><text:tab/>while(cont_ &gt; 0);</text:p>
      <text:p text:style-name="P500"><text:tab/><text:tab/>write("Media: ");</text:p>
      <text:p text:style-name="Standard"><text:span text:style-name="T501"><text:tab/></text:span><text:span text:style-name="T502"><text:tab/></text:span><text:span text:style-name="T503">write (soma / qtd);</text:span></text:p>
      <text:p text:style-name="P504">stop</text:p>
      <text:p text:style-name="P505"/>
      <text:p text:style-name="P506">Resultado:</text:p>
      <text:p text:style-name="P507"/>
      <text:p text:style-name="P508">Análise sintática terminada com sucesso.</text:p>
      <text:p text:style-name="P509"/>
      <text:p text:style-name="P510"/>
      <text:p text:style-name="P511">3.4 Teste 4</text:p>
      <text:p text:style-name="P512"/>
      <text:p text:style-name="P513">Código:</text:p>
      <text:p text:style-name="P514"/>
      <text:p text:style-name="P515">init</text:p>
      <text:p text:style-name="P516"/>
      <text:p text:style-name="P517"><text:tab/>i, j, k, total, 1soma is integer</text:p>
      <text:p text:style-name="P518"/>
      <text:p text:style-name="Standard"><text:span text:style-name="T519"><text:tab/></text:span><text:span text:style-name="T520"><text:tab/></text:span><text:span text:style-name="T521">read (I);</text:span></text:p>
      <text:p text:style-name="P522"><text:tab/><text:tab/>k := i * (5-i * 50 / 10;</text:p>
      <text:p text:style-name="P523"><text:tab/><text:tab/>j := i * 10;</text:p>
      <text:p text:style-name="P524"><text:tab/><text:tab/>k := i* j / k;</text:p>
      <text:p text:style-name="P525"><text:tab/><text:tab/>k := 4 + a ;</text:p>
      <text:p text:style-name="P526"><text:tab/><text:tab/>write(i);</text:p>
      <text:p text:style-name="P527"><text:tab/><text:tab/>write(j);</text:p>
      <text:p text:style-name="P528"><text:tab/><text:tab/>write(k);</text:p>
      <text:p text:style-name="P529"/>
      <text:p text:style-name="P530">Erros:</text:p>
      <text:p text:style-name="P531"/>
      <text:p text:style-name="P532">1.</text:p>
      <text:p text:style-name="P533">Erro sintático na linha 3: Token '1' inesperado. Esperando 'ID'.</text:p>
      <text:p text:style-name="P534">Erro sintático na linha 5: Token 'read' inesperado. Esperando ';'.</text:p>
      <text:p text:style-name="P535">Erro sintático na linha 6: Token ';' inesperado. Esperando '&gt;', '=', '&gt;=', '&lt;', '&lt;=', '&lt;&gt;', ')'.</text:p>
      <text:p text:style-name="Standard"><text:span text:style-name="T536">Erro sintático na linha 13: Token 'EOF' inesperado.<text:s/></text:span><text:span text:style-name="T537">Esperando 'ID', 'if', 'do', 'read', 'write', 'end', 'while', 'stop'.</text:span></text:p>
      <text:p text:style-name="P538">Erro sintático na linha 13: Token 'EOF' inesperado. Esperando 'stop'.</text:p>
      <text:soft-page-break/>
      <text:p text:style-name="P539">Análse sintática terminada com erros.</text:p>
      <text:p text:style-name="P540"/>
      <text:p text:style-name="P541">2.</text:p>
      <text:p text:style-name="P542">Erro sintático na linha 6: Token ';' inesperado. Esperando '&gt;', '=', '&gt;=', '&lt;', '&lt;=', '&lt;&gt;', ')'.</text:p>
      <text:p text:style-name="P543">Análse sintática terminada com erros.</text:p>
      <text:p text:style-name="P544"/>
      <text:p text:style-name="P545">Código:</text:p>
      <text:p text:style-name="P546"/>
      <text:p text:style-name="P547">init</text:p>
      <text:p text:style-name="P548"/>
      <text:p text:style-name="P549"><text:tab/>i, j, k, total, soma1 is integer;</text:p>
      <text:p text:style-name="P550"/>
      <text:p text:style-name="Standard"><text:span text:style-name="T551"><text:tab/></text:span><text:span text:style-name="T552"><text:tab/></text:span><text:span text:style-name="T553">read (I);</text:span></text:p>
      <text:p text:style-name="P554"><text:tab/><text:tab/>k := i * (5-i * 50 / 10);</text:p>
      <text:p text:style-name="P555"><text:tab/><text:tab/>j := i * 10;</text:p>
      <text:p text:style-name="P556"><text:tab/><text:tab/>k := i* j / k;</text:p>
      <text:p text:style-name="P557"><text:tab/><text:tab/>k := 4 + a ;</text:p>
      <text:p text:style-name="P558"><text:tab/><text:tab/>write(i);</text:p>
      <text:p text:style-name="P559"><text:tab/><text:tab/>write(j);</text:p>
      <text:p text:style-name="P560"><text:tab/><text:tab/>write(k);</text:p>
      <text:p text:style-name="P561">stop</text:p>
      <text:p text:style-name="P562"/>
      <text:p text:style-name="P563">Resultado:</text:p>
      <text:p text:style-name="P564"/>
      <text:p text:style-name="P565">Análise sintática terminada com sucesso.</text:p>
      <text:p text:style-name="P566"/>
      <text:p text:style-name="P567"/>
      <text:p text:style-name="P568"/>
      <text:p text:style-name="P569"><text:bookmark-start text:name="__DdeLink__27_668952772"/>3.5 Teste 5<text:bookmark-end text:name="__DdeLink__27_668952772"/></text:p>
      <text:p text:style-name="P570"/>
      <text:p text:style-name="P571">Código:</text:p>
      <text:p text:style-name="P572"/>
      <text:p text:style-name="P573">init</text:p>
      <text:p text:style-name="P574">// Programa com if</text:p>
      <text:p text:style-name="P575"/>
      <text:p text:style-name="Standard"><text:span text:style-name="T576"><text:tab/></text:span><text:span text:style-name="T577"><text:tab/><text:s/></text:span><text:span text:style-name="T578">j, k, m is integer;</text:span></text:p>
      <text:p text:style-name="P579"><text:tab/><text:tab/><text:s/>a, j is string;</text:p>
      <text:p text:style-name="P580"/>
      <text:p text:style-name="P581"/>
      <text:p text:style-name="P582"><text:tab/>read(j);</text:p>
      <text:p text:style-name="P583"><text:tab/>read(k);</text:p>
      <text:p text:style-name="P584"/>
      <text:p text:style-name="P585"><text:s/><text:tab/>if (j == "ok")</text:p>
      <text:p text:style-name="P586"><text:tab/>begin</text:p>
      <text:p text:style-name="P587"><text:tab/><text:tab/>result = k/m</text:p>
      <text:p text:style-name="P588"><text:tab/>end</text:p>
      <text:p text:style-name="P589"><text:tab/>else</text:p>
      <text:p text:style-name="P590"><text:tab/>begin</text:p>
      <text:p text:style-name="P591"><text:tab/><text:tab/>result := 0;</text:p>
      <text:p text:style-name="P592"><text:tab/><text:tab/>write ("Invalid entry");</text:p>
      <text:p text:style-name="Standard"><text:span text:style-name="T593"><text:tab/></text:span><text:span text:style-name="T594">end</text:span></text:p>
      <text:p text:style-name="P595"/>
      <text:p text:style-name="P596"/>
      <text:p text:style-name="P597"><text:tab/>write(result);</text:p>
      <text:p text:style-name="P598"/>
      <text:p text:style-name="P599">Erros:</text:p>
      <text:p text:style-name="P600"/>
      <text:p text:style-name="P601">1.</text:p>
      <text:p text:style-name="P602">Erro sintático na linha 11: Token '=' inesperado. Esperando 'ID', 'NUM', 'STRING', '(', 'not', '-'.</text:p>
      <text:p text:style-name="P603">Erro sintático na linha 13: Token '=' inesperado. Esperando ':='.</text:p>
      <text:p text:style-name="P604">Erro sintático na linha 22: Token 'write' inesperado. Esperando 'else', ';'.</text:p>
      <text:p text:style-name="Standard"><text:span text:style-name="T605">Erro sintático na linha 23: Token 'EOF' inesperado.<text:s/></text:span><text:span text:style-name="T606">Esperando 'ID', 'if', 'do', 'read', 'write', 'end', 'while', 'stop'.</text:span></text:p>
      <text:p text:style-name="P607">Erro sintático na linha 23: Token 'EOF' inesperado. Esperando 'stop'.</text:p>
      <text:p text:style-name="P608">Análse sintática terminada com erros.</text:p>
      <text:p text:style-name="P609">2.</text:p>
      <text:p text:style-name="P610">Erro sintático na linha 11: Token '=' inesperado. Esperando 'ID', 'NUM', 'STRING', '(', 'not', '-'.</text:p>
      <text:p text:style-name="P611">Análse sintática terminada com erros.</text:p>
      <text:p text:style-name="P612"/>
      <text:p text:style-name="P613">Código:</text:p>
      <text:p text:style-name="P614"/>
      <text:p text:style-name="P615">init</text:p>
      <text:p text:style-name="P616">// Programa com if</text:p>
      <text:p text:style-name="P617"/>
      <text:p text:style-name="P618"><text:tab/><text:tab/><text:s/>j, k, m is integer;</text:p>
      <text:p text:style-name="P619"><text:tab/><text:tab/><text:s/>a, j is string;</text:p>
      <text:p text:style-name="P620"/>
      <text:p text:style-name="P621"/>
      <text:p text:style-name="P622"><text:tab/>read(j);</text:p>
      <text:p text:style-name="P623"><text:tab/>read(k);</text:p>
      <text:p text:style-name="P624"/>
      <text:p text:style-name="P625"><text:s/><text:tab/>if (j = "ok")</text:p>
      <text:p text:style-name="P626"><text:tab/>begin</text:p>
      <text:p text:style-name="P627"><text:tab/><text:tab/>result := k/m;</text:p>
      <text:p text:style-name="P628"><text:tab/>end</text:p>
      <text:p text:style-name="P629"><text:tab/>else</text:p>
      <text:p text:style-name="P630"><text:tab/>begin</text:p>
      <text:p text:style-name="P631"><text:tab/><text:tab/>result := 0;</text:p>
      <text:p text:style-name="P632"><text:tab/><text:tab/>write ("Invalid entry");</text:p>
      <text:p text:style-name="P633"><text:tab/>end;</text:p>
      <text:p text:style-name="P634"/>
      <text:p text:style-name="P635"/>
      <text:p text:style-name="P636"><text:tab/>write(result);</text:p>
      <text:p text:style-name="P637"/>
      <text:p text:style-name="P638">stop</text:p>
      <text:p text:style-name="P639"/>
      <text:p text:style-name="P640">Resultado:</text:p>
      <text:p text:style-name="P641"/>
      <text:p text:style-name="P642">Análise sintática terminada com sucesso.</text:p>
      <text:p text:style-name="P643"/>
      <text:p text:style-name="P644"/>
      <text:p text:style-name="P645"><text:bookmark-start text:name="__DdeLink__32_668952772"/>3.6 Teste 6<text:bookmark-end text:name="__DdeLink__32_668952772"/></text:p>
      <text:p text:style-name="P646"/>
      <text:p text:style-name="P647">Código:</text:p>
      <text:p text:style-name="P648"/>
      <text:p text:style-name="P649">init</text:p>
      <text:p text:style-name="P650"><text:s/><text:tab/>a, b, c, maior is integer;</text:p>
      <text:p text:style-name="P651"/>
      <text:p text:style-name="Standard"><text:span text:style-name="T652"><text:tab/></text:span><text:span text:style-name="T653"><text:tab/></text:span><text:span text:style-name="T654">read(a);</text:span></text:p>
      <text:p text:style-name="P655"><text:tab/><text:tab/>read(b);</text:p>
      <text:p text:style-name="P656"><text:tab/><text:tab/>read(c;</text:p>
      <text:p text:style-name="P657"/>
      <text:p text:style-name="P658"><text:tab/><text:tab/>maior := 0;</text:p>
      <text:p text:style-name="P659"><text:tab/><text:tab/>if ( a&gt;b and a&gt;c )</text:p>
      <text:p text:style-name="P660"><text:tab/><text:tab/><text:tab/>maior := a;</text:p>
      <text:p text:style-name="P661"/>
      <text:p text:style-name="P662"><text:tab/><text:tab/>else</text:p>
      <text:p text:style-name="P663"><text:tab/><text:tab/><text:tab/>if (b&gt;c)</text:p>
      <text:p text:style-name="Standard"><text:span text:style-name="T664"><text:tab/></text:span><text:span text:style-name="T665"><text:tab/></text:span><text:span text:style-name="T666"><text:tab/></text:span><text:span text:style-name="T667"><text:tab/></text:span><text:span text:style-name="T668">maior := b;</text:span></text:p>
      <text:p text:style-name="P669"/>
      <text:p text:style-name="P670"><text:tab/><text:tab/><text:tab/>else</text:p>
      <text:p text:style-name="P671"><text:tab/><text:tab/><text:tab/><text:tab/>maior := c;</text:p>
      <text:p text:style-name="P672"/>
      <text:p text:style-name="P673"/>
      <text:p text:style-name="P674"><text:tab/><text:tab/>write("Maior idade: ");</text:p>
      <text:p text:style-name="P675"><text:tab/><text:tab/>write(maior);</text:p>
      <text:p text:style-name="P676">end</text:p>
      <text:p text:style-name="P677"/>
      <text:p text:style-name="P678">Erros:</text:p>
      <text:p text:style-name="P679"/>
      <text:p text:style-name="P680">1.</text:p>
      <text:p text:style-name="P681">Erro sintático na linha 6: Token ';' inesperado. Esperando ')'.</text:p>
      <text:p text:style-name="P682">Erro sintático na linha 10: Token 'maior' inesperado. Esperando ';'.</text:p>
      <text:p text:style-name="Standard"><text:span text:style-name="T683">Erro sintático na linha 12: Token 'else' inesperado.<text:s/></text:span><text:span text:style-name="T684">Esperando 'ID', 'if', 'do', 'read', 'write', 'end', 'while', 'stop'.</text:span></text:p>
      <text:p text:style-name="P685">Erro sintático na linha 22: Token 'end' inesperado. Esperando 'stop'.</text:p>
      <text:p text:style-name="P686">Análse sintática terminada com erros.</text:p>
      <text:p text:style-name="P687"/>
      <text:p text:style-name="P688">2.</text:p>
      <text:p text:style-name="P689">Erro sintático na linha 9: Token '&gt;' inesperado. Esperando ')'.</text:p>
      <text:p text:style-name="P690">Erro sintático na linha 14: Token 'if' inesperado. Esperando 'begin'.</text:p>
      <text:p text:style-name="P691">Erro sintático na linha 24: Token 'EOF' inesperado. Esperando 'ID', 'if', 'do', 'read', 'write'.</text:p>
      <text:p text:style-name="P692">Erro sintático na linha 24: Token 'EOF' inesperado. Esperando 'end'.</text:p>
      <text:p text:style-name="P693">Erro sintático na linha 24: Token 'EOF' inesperado. Esperando ';'.</text:p>
      <text:p text:style-name="Standard"><text:span text:style-name="T694">Erro sintático na linha 24: Token 'EOF' inesperado.<text:s/></text:span><text:span text:style-name="T695">Esperando 'ID', 'if', 'do', 'read', 'write', 'end', 'while', 'stop'.</text:span></text:p>
      <text:p text:style-name="P696">Erro sintático na linha 24: Token 'EOF' inesperado. Esperando 'stop'.</text:p>
      <text:p text:style-name="P697">Análse sintática terminada com erros.</text:p>
      <text:p text:style-name="P698"/>
      <text:p text:style-name="P699">3.</text:p>
      <text:p text:style-name="P700">Erro sintático na linha 9: Token '&gt;' inesperado. Esperando ')'.</text:p>
      <text:p text:style-name="P701">Análse sintática terminada com erros.</text:p>
      <text:p text:style-name="P702"/>
      <text:p text:style-name="P703">Código:</text:p>
      <text:p text:style-name="P704"/>
      <text:p text:style-name="P705">init</text:p>
      <text:soft-page-break/>
      <text:p text:style-name="P706"><text:s/><text:tab/>a, b, c, maior is integer;</text:p>
      <text:p text:style-name="P707"/>
      <text:p text:style-name="Standard"><text:span text:style-name="T708"><text:tab/></text:span><text:span text:style-name="T709"><text:tab/></text:span><text:span text:style-name="T710">read(a);</text:span></text:p>
      <text:p text:style-name="P711"><text:tab/><text:tab/>read(b);</text:p>
      <text:p text:style-name="P712"><text:tab/><text:tab/>read(c);</text:p>
      <text:p text:style-name="P713"/>
      <text:p text:style-name="P714"><text:tab/><text:tab/>maior := 0;</text:p>
      <text:p text:style-name="P715"><text:tab/><text:tab/>if ( (a&gt;b) and (a&gt;c))</text:p>
      <text:p text:style-name="P716"><text:s text:c="4"/>begin</text:p>
      <text:p text:style-name="P717"/>
      <text:p text:style-name="P718"/>
      <text:p text:style-name="P719"/>
      <text:p text:style-name="P720"><text:tab/><text:tab/><text:tab/><text:s text:c="3"/>maior := a;</text:p>
      <text:p text:style-name="P721"/>
      <text:p text:style-name="P722"><text:s text:c="4"/>end</text:p>
      <text:p text:style-name="P723"><text:tab/><text:tab/>else</text:p>
      <text:p text:style-name="P724"><text:s text:c="4"/>begin</text:p>
      <text:p text:style-name="P725"><text:tab/><text:tab/><text:tab/>if (b&gt;c)</text:p>
      <text:p text:style-name="P726"><text:s text:c="6"/>begin</text:p>
      <text:p text:style-name="P727"><text:tab/><text:tab/><text:tab/><text:tab/>maior := b;</text:p>
      <text:p text:style-name="P728"><text:s text:c="6"/>end</text:p>
      <text:p text:style-name="P729"><text:tab/><text:tab/><text:tab/>else</text:p>
      <text:p text:style-name="P730"><text:s text:c="6"/>begin</text:p>
      <text:p text:style-name="P731"><text:tab/><text:tab/><text:tab/><text:tab/>maior := c;</text:p>
      <text:p text:style-name="P732"><text:s text:c="6"/>end;</text:p>
      <text:p text:style-name="P733"><text:s text:c="4"/>end;</text:p>
      <text:p text:style-name="P734"/>
      <text:p text:style-name="P735"><text:tab/><text:tab/>write("Maior idade: ");</text:p>
      <text:p text:style-name="Standard"><text:span text:style-name="T736"><text:tab/></text:span><text:span text:style-name="T737"><text:tab/></text:span><text:span text:style-name="T738">write(maior);</text:span></text:p>
      <text:p text:style-name="P739"/>
      <text:p text:style-name="P740">stop</text:p>
      <text:p text:style-name="P741"/>
      <text:p text:style-name="P742">Resultado:</text:p>
      <text:p text:style-name="P743"/>
      <text:p text:style-name="P744">Análise sintática terminada com sucesso.</text:p>
      <text:p text:style-name="P745"/>
      <text:p text:style-name="P746"/>
      <text:p text:style-name="P747"/>
      <text:p text:style-name="P748"/>
      <text:p text:style-name="P749"/>
      <text:p text:style-name="P750"><text:bookmark-start text:name="__DdeLink__38_668952772"/>3.7 Teste 7</text:p>
      <text:p text:style-name="P751"/>
      <text:p text:style-name="P752"><text:bookmark-end text:name="__DdeLink__38_668952772"/>Código:</text:p>
      <text:p text:style-name="P753"/>
      <text:p text:style-name="P754">init</text:p>
      <text:p text:style-name="P755"><text:s/><text:tab/>a is int;</text:p>
      <text:p text:style-name="P756"/>
      <text:p text:style-name="P757"><text:tab/>begin</text:p>
      <text:p text:style-name="P758"><text:tab/><text:tab/>read (A);</text:p>
      <text:p text:style-name="P759"/>
      <text:p text:style-name="P760"><text:tab/><text:tab/>DO</text:p>
      <text:p text:style-name="P761"><text:tab/><text:tab/><text:tab/>A := A - 2</text:p>
      <text:soft-page-break/>
      <text:p text:style-name="P762"><text:tab/><text:tab/>WHiLE (A &gt;= 2);</text:p>
      <text:p text:style-name="P763"/>
      <text:p text:style-name="P764"><text:tab/><text:tab/>iF (a = 0)</text:p>
      <text:p text:style-name="P765"><text:tab/><text:tab/><text:tab/>write (A);</text:p>
      <text:p text:style-name="P766"><text:tab/><text:tab/><text:tab/>write (" é par");</text:p>
      <text:p text:style-name="P767"><text:tab/><text:tab/>ELSE</text:p>
      <text:p text:style-name="P768"><text:tab/><text:tab/><text:tab/>write (A);</text:p>
      <text:p text:style-name="P769"><text:tab/><text:tab/><text:tab/>write (" é ímpar.");</text:p>
      <text:p text:style-name="P770"/>
      <text:p text:style-name="P771">Erros:</text:p>
      <text:p text:style-name="P772"/>
      <text:p text:style-name="P773">1.</text:p>
      <text:p text:style-name="P774">Erro sintático na linha 2: Token 'int' inesperado. Esperando 'integer', 'string'.</text:p>
      <text:p text:style-name="P775">Erro sintático na linha 4: Token 'begin' inesperado. Esperando 'ID', 'if', 'do', 'read', 'write'.</text:p>
      <text:p text:style-name="P776">Erro sintático na linha 17: Token 'EOF' inesperado. Esperando 'stop'.</text:p>
      <text:p text:style-name="P777">Análse sintática terminada com erros.</text:p>
      <text:p text:style-name="P778"/>
      <text:p text:style-name="P779">2.</text:p>
      <text:p text:style-name="P780">Erro sintático na linha 8: Token 'while' inesperado. Esperando '*', '/', 'and', 'or', '+', '-', ';', ')', '&gt;', '=', '&gt;=', '&lt;', '&lt;=', '&lt;&gt;'.</text:p>
      <text:p text:style-name="P781">Erro sintático na linha 8: Token '&gt;=' inesperado. Esperando ';'.</text:p>
      <text:p text:style-name="P782">Erro sintático na linha 11: Token 'write' inesperado. Esperando 'begin'.</text:p>
      <text:p text:style-name="P783">Erro sintático na linha 17: Token 'EOF' inesperado. Esperando 'ID', 'if', 'do', 'read', 'write'.</text:p>
      <text:p text:style-name="P784">Erro sintático na linha 17: Token 'EOF' inesperado. Esperando 'end'.</text:p>
      <text:p text:style-name="P785">Erro sintático na linha 17: Token 'EOF' inesperado. Esperando 'else', ';'.</text:p>
      <text:p text:style-name="P786">Erro sintático na linha 17: Token 'EOF' inesperado. Esperando ';'.</text:p>
      <text:p text:style-name="Standard"><text:span text:style-name="T787">Erro sintático na linha 17: Token 'EOF' inesperado.<text:s/></text:span><text:span text:style-name="T788">Esperando 'ID', 'if', 'do', 'read', 'write', 'end', 'while', 'stop'.</text:span></text:p>
      <text:p text:style-name="P789">Erro sintático na linha 17: Token 'EOF' inesperado. Esperando 'while'.</text:p>
      <text:p text:style-name="P790">Erro sintático na linha 17: Token 'EOF' inesperado. Esperando ';'.</text:p>
      <text:p text:style-name="Standard"><text:span text:style-name="T791">Erro sintático na linha 17: Token 'EOF' inesperado.<text:s/></text:span><text:span text:style-name="T792">Esperando 'ID', 'if', 'do', 'read', 'write', 'end', 'while', 'stop'.</text:span></text:p>
      <text:p text:style-name="P793">Erro sintático na linha 17: Token 'EOF' inesperado. Esperando 'stop'.</text:p>
      <text:p text:style-name="P794">Análse sintática terminada com erros.</text:p>
      <text:p text:style-name="P795"/>
      <text:p text:style-name="P796"/>
      <text:p text:style-name="P797"/>
      <text:p text:style-name="P798"/>
      <text:p text:style-name="P799"/>
      <text:p text:style-name="P800"/>
      <text:p text:style-name="P801">Código:</text:p>
      <text:p text:style-name="P802"/>
      <text:p text:style-name="P803">init</text:p>
      <text:p text:style-name="P804"><text:s/><text:tab/>a is integer;</text:p>
      <text:p text:style-name="P805"/>
      <text:p text:style-name="Standard"><text:span text:style-name="T806"><text:tab/></text:span><text:span text:style-name="T807"><text:tab/></text:span><text:span text:style-name="T808">read (A);</text:span></text:p>
      <text:p text:style-name="P809"/>
      <text:p text:style-name="P810"><text:tab/><text:tab/>DO</text:p>
      <text:p text:style-name="P811"><text:tab/><text:tab/><text:tab/>A := A - 2;</text:p>
      <text:p text:style-name="P812"><text:tab/><text:tab/>WHiLE (A &gt;= 2);</text:p>
      <text:p text:style-name="P813"/>
      <text:p text:style-name="P814"><text:tab/><text:tab/>iF (a = 0)</text:p>
      <text:soft-page-break/>
      <text:p text:style-name="P815"><text:s text:c="4"/>begin</text:p>
      <text:p text:style-name="P816"><text:tab/><text:tab/><text:tab/>write (A);</text:p>
      <text:p text:style-name="P817"><text:tab/><text:tab/><text:tab/>write (" é par");</text:p>
      <text:p text:style-name="P818"><text:s text:c="4"/>end</text:p>
      <text:p text:style-name="P819"><text:tab/><text:tab/>ELSE</text:p>
      <text:p text:style-name="P820"><text:s text:c="4"/>begin</text:p>
      <text:p text:style-name="P821"><text:tab/><text:tab/><text:tab/>write (A);</text:p>
      <text:p text:style-name="P822"><text:tab/><text:tab/><text:tab/>write (" é ímpar.");</text:p>
      <text:p text:style-name="P823"><text:s text:c="4"/>end;</text:p>
      <text:p text:style-name="P824">stop</text:p>
      <text:p text:style-name="P825"/>
      <text:p text:style-name="P826">Resultado:</text:p>
      <text:p text:style-name="P827"/>
      <text:p text:style-name="P828">Análise sintática terminada com sucesso.</text:p>
      <text:p text:style-name="P829"/>
      <text:p text:style-name="P830"/>
      <text:p text:style-name="P831">3.8 Teste 8</text:p>
      <text:p text:style-name="P832"/>
      <text:p text:style-name="P833">Código:</text:p>
      <text:p text:style-name="P834"/>
      <text:p text:style-name="P835">init</text:p>
      <text:p text:style-name="P836"><text:tab/>n is integer;</text:p>
      <text:p text:style-name="P837"><text:tab/>anterior, proximo, aux, i is integer;</text:p>
      <text:p text:style-name="P838"/>
      <text:p text:style-name="Standard"><text:span text:style-name="T839"><text:tab/></text:span><text:span text:style-name="T840">begin</text:span></text:p>
      <text:p text:style-name="P841"><text:tab/><text:tab/>write ("Digite a posicao: ");</text:p>
      <text:p text:style-name="P842"><text:tab/><text:tab/>read (n);</text:p>
      <text:p text:style-name="P843"/>
      <text:p text:style-name="P844"><text:tab/><text:tab/>if ( n == 1)</text:p>
      <text:p text:style-name="P845"><text:tab/><text:tab/><text:tab/>proximo := 0;</text:p>
      <text:p text:style-name="P846"><text:tab/><text:tab/>else</text:p>
      <text:p text:style-name="P847"><text:tab/><text:tab/><text:tab/>if ( n == 2)</text:p>
      <text:p text:style-name="Standard"><text:span text:style-name="T848"><text:tab/></text:span><text:span text:style-name="T849"><text:tab/></text:span><text:span text:style-name="T850"><text:tab/></text:span><text:span text:style-name="T851"><text:tab/></text:span><text:span text:style-name="T852">proximo := 1;</text:span></text:p>
      <text:p text:style-name="P853"><text:tab/><text:tab/><text:tab/>else</text:p>
      <text:p text:style-name="P854"><text:tab/><text:tab/><text:tab/><text:tab/>anterior := 0;</text:p>
      <text:p text:style-name="P855"><text:tab/><text:tab/><text:tab/><text:tab/>proximo := 1</text:p>
      <text:p text:style-name="P856"><text:tab/><text:tab/><text:tab/><text:tab/>i := 3;</text:p>
      <text:p text:style-name="P857"><text:tab/><text:tab/><text:tab/><text:tab/>do</text:p>
      <text:p text:style-name="P858"><text:tab/><text:tab/><text:tab/><text:tab/><text:tab/>aux := proximo;</text:p>
      <text:p text:style-name="P859"><text:tab/><text:tab/><text:tab/><text:tab/><text:tab/>proximo := anterior + proximo;</text:p>
      <text:p text:style-name="P860"><text:tab/><text:tab/><text:tab/><text:tab/><text:tab/>anterior := aux;</text:p>
      <text:p text:style-name="P861"><text:tab/><text:tab/><text:tab/><text:tab/><text:tab/>i := i + 1;</text:p>
      <text:p text:style-name="P862"><text:tab/><text:tab/><text:tab/><text:tab/>while (i &lt; n)</text:p>
      <text:p text:style-name="P863"/>
      <text:p text:style-name="P864"><text:s text:c="4"/><text:tab/>write ("O termo: ");</text:p>
      <text:p text:style-name="P865"><text:tab/><text:tab/>write (proximo);</text:p>
      <text:p text:style-name="P866">stop</text:p>
      <text:p text:style-name="P867"/>
      <text:p text:style-name="P868">Erros:</text:p>
      <text:p text:style-name="P869"/>
      <text:p text:style-name="P870">1.</text:p>
      <text:p text:style-name="P871">Erro sintático na linha 5: Token 'begin' inesperado. Esperando 'ID', 'if', 'do', 'read', 'write'.</text:p>
      <text:soft-page-break/>
      <text:p text:style-name="P872">Análse sintática terminada com erros.</text:p>
      <text:p text:style-name="P873"/>
      <text:p text:style-name="P874">2.</text:p>
      <text:p text:style-name="P875">Erro sintático na linha 9: Token '=' inesperado. Esperando 'ID', 'NUM', 'STRING', '(', 'not', '-'.</text:p>
      <text:p text:style-name="P876">Erro sintático na linha 10: Token 'proximo' inesperado. Esperando 'begin'.</text:p>
      <text:p text:style-name="P877">Erro sintático na linha 28: Token 'EOF' inesperado. Esperando 'ID', 'if', 'do', 'read', 'write'.</text:p>
      <text:p text:style-name="P878">Erro sintático na linha 28: Token 'EOF' inesperado. Esperando 'end'.</text:p>
      <text:p text:style-name="P879">Erro sintático na linha 28: Token 'EOF' inesperado. Esperando 'else', ';'.</text:p>
      <text:p text:style-name="P880">Erro sintático na linha 28: Token 'EOF' inesperado. Esperando ';'.</text:p>
      <text:p text:style-name="Standard"><text:span text:style-name="T881">Erro sintático na linha 28: Token 'EOF' inesperado.<text:s/></text:span><text:span text:style-name="T882">Esperando 'ID', 'if', 'do', 'read', 'write', 'end', 'while', 'stop'.</text:span></text:p>
      <text:p text:style-name="P883">Erro sintático na linha 28: Token 'EOF' inesperado. Esperando 'stop'.</text:p>
      <text:p text:style-name="P884">Análse sintática terminada com erros.</text:p>
      <text:p text:style-name="P885"/>
      <text:p text:style-name="P886">3.</text:p>
      <text:p text:style-name="P887">rro sintático na linha 15: Token '=' inesperado. Esperando 'ID', 'NUM', 'STRING', '(', 'not', '-'.</text:p>
      <text:p text:style-name="P888">Erro sintático na linha 16: Token 'proximo' inesperado. Esperando 'begin'.</text:p>
      <text:p text:style-name="P889">Erro sintático na linha 32: Token 'EOF' inesperado. Esperando 'ID', 'if', 'do', 'read', 'write'.</text:p>
      <text:p text:style-name="P890">Erro sintático na linha 32: Token 'EOF' inesperado. Esperando 'end'.</text:p>
      <text:p text:style-name="P891">Erro sintático na linha 32: Token 'EOF' inesperado. Esperando 'else', ';'.</text:p>
      <text:p text:style-name="P892">Erro sintático na linha 32: Token 'EOF' inesperado. Esperando ';'.</text:p>
      <text:p text:style-name="Standard"><text:span text:style-name="T893">Erro sintático na linha 32: Token 'EOF' inesperado.<text:s/></text:span><text:span text:style-name="T894">Esperando 'ID', 'if', 'do', 'read', 'write', 'end', 'while', 'stop'.</text:span></text:p>
      <text:p text:style-name="P895">Erro sintático na linha 32: Token 'EOF' inesperado. Esperando 'end'.</text:p>
      <text:p text:style-name="P896">Erro sintático na linha 32: Token 'EOF' inesperado. Esperando ';'.</text:p>
      <text:p text:style-name="Standard"><text:span text:style-name="T897">Erro sintático na linha 32: Token 'EOF' inesperado.<text:s/></text:span><text:span text:style-name="T898">Esperando 'ID', 'if', 'do', 'read', 'write', 'end', 'while', 'stop'.</text:span></text:p>
      <text:p text:style-name="P899">Erro sintático na linha 32: Token 'EOF' inesperado. Esperando 'stop'.</text:p>
      <text:p text:style-name="P900">Análse sintática terminada com erros.</text:p>
      <text:p text:style-name="P901"/>
      <text:p text:style-name="P902">4.</text:p>
      <text:p text:style-name="P903">Erro sintático na linha 23: Token 'i' inesperado. Esperando '*', '/', 'and', 'or', '+', '-', ';', ')', '&gt;', '=', '&gt;=', '&lt;', '&lt;=', '&lt;&gt;'.</text:p>
      <text:p text:style-name="P904">Erro sintático na linha 30: Token 'end' inesperado. Esperando ';'.</text:p>
      <text:p text:style-name="P905">Erro sintático na linha 34: Token 'stop' inesperado. Esperando 'end'.</text:p>
      <text:p text:style-name="P906">Erro sintático na linha 35: Token 'EOF' inesperado. Esperando ';'.</text:p>
      <text:p text:style-name="Standard"><text:span text:style-name="T907">Erro sintático na linha 35: Token 'EOF' inesperado.<text:s/></text:span><text:span text:style-name="T908">Esperando 'ID', 'if', 'do', 'read', 'write', 'end', 'while', 'stop'.</text:span></text:p>
      <text:p text:style-name="P909">Erro sintático na linha 35: Token 'EOF' inesperado. Esperando 'stop'.</text:p>
      <text:p text:style-name="P910">Análse sintática terminada com erros.</text:p>
      <text:p text:style-name="P911">5.</text:p>
      <text:p text:style-name="P912">Erro sintático na linha 30: Token 'end' inesperado. Esperando ';'.</text:p>
      <text:p text:style-name="P913">Erro sintático na linha 34: Token 'stop' inesperado. Esperando 'end'.</text:p>
      <text:p text:style-name="P914">Erro sintático na linha 35: Token 'EOF' inesperado. Esperando ';'.</text:p>
      <text:p text:style-name="Standard"><text:span text:style-name="T915">Erro sintático na linha 35: Token 'EOF' inesperado.<text:s/></text:span><text:span text:style-name="T916">Esperando 'ID', 'if', 'do', 'read', 'write', 'end', 'while', 'stop'.</text:span></text:p>
      <text:p text:style-name="P917">Erro sintático na linha 35: Token 'EOF' inesperado. Esperando 'stop'.</text:p>
      <text:p text:style-name="P918">Análse sintática terminada com erros.</text:p>
      <text:p text:style-name="P919"/>
      <text:p text:style-name="P920">Código:</text:p>
      <text:p text:style-name="P921"/>
      <text:p text:style-name="P922">init</text:p>
      <text:soft-page-break/>
      <text:p text:style-name="P923"><text:tab/>n is integer;</text:p>
      <text:p text:style-name="P924"><text:tab/>anterior, proximo, aux, i is integer;</text:p>
      <text:p text:style-name="P925"/>
      <text:p text:style-name="P926"/>
      <text:p text:style-name="Standard"><text:span text:style-name="T927"><text:tab/></text:span><text:span text:style-name="T928"><text:tab/></text:span><text:span text:style-name="T929">write ("Digite a posicao: ");</text:span></text:p>
      <text:p text:style-name="P930"><text:tab/><text:tab/>read (n);</text:p>
      <text:p text:style-name="P931"/>
      <text:p text:style-name="P932"><text:tab/><text:tab/>if ( n = 1)</text:p>
      <text:p text:style-name="P933"><text:tab/><text:tab/>begin</text:p>
      <text:p text:style-name="P934"><text:tab/><text:tab/><text:tab/>proximo := 0;</text:p>
      <text:p text:style-name="P935"><text:tab/><text:tab/>end</text:p>
      <text:p text:style-name="P936"><text:tab/><text:tab/>else</text:p>
      <text:p text:style-name="P937"><text:tab/><text:tab/>begin</text:p>
      <text:p text:style-name="P938"><text:tab/><text:tab/><text:tab/>if ( n = 2)</text:p>
      <text:p text:style-name="P939"><text:tab/><text:tab/><text:tab/>begin</text:p>
      <text:p text:style-name="P940"><text:tab/><text:tab/><text:tab/><text:tab/>proximo := 1;</text:p>
      <text:p text:style-name="P941"><text:tab/><text:tab/><text:tab/>end</text:p>
      <text:p text:style-name="P942"><text:tab/><text:tab/><text:tab/>else</text:p>
      <text:p text:style-name="P943"><text:tab/><text:tab/><text:tab/>begin</text:p>
      <text:p text:style-name="P944"><text:tab/><text:tab/><text:tab/><text:tab/>anterior := 0;</text:p>
      <text:p text:style-name="Standard"><text:span text:style-name="T945"><text:tab/></text:span><text:span text:style-name="T946"><text:tab/></text:span><text:span text:style-name="T947"><text:tab/></text:span><text:span text:style-name="T948"><text:tab/></text:span><text:span text:style-name="T949">proximo := 1;</text:span></text:p>
      <text:p text:style-name="P950"><text:tab/><text:tab/><text:tab/><text:tab/>i := 3;</text:p>
      <text:p text:style-name="P951"><text:tab/><text:tab/><text:tab/><text:tab/>do</text:p>
      <text:p text:style-name="P952"><text:tab/><text:tab/><text:tab/><text:tab/><text:tab/>aux := proximo;</text:p>
      <text:p text:style-name="P953"><text:tab/><text:tab/><text:tab/><text:tab/><text:tab/>proximo := anterior + proximo;</text:p>
      <text:p text:style-name="P954"><text:tab/><text:tab/><text:tab/><text:tab/><text:tab/>anterior := aux;</text:p>
      <text:p text:style-name="Standard"><text:span text:style-name="T955"><text:tab/></text:span><text:span text:style-name="T956"><text:tab/></text:span><text:span text:style-name="T957"><text:tab/></text:span><text:span text:style-name="T958"><text:tab/></text:span><text:span text:style-name="T959"><text:tab/></text:span><text:span text:style-name="T960">i := i + 1;</text:span></text:p>
      <text:p text:style-name="P961"><text:tab/><text:tab/><text:tab/><text:tab/>while (i &lt; n);</text:p>
      <text:p text:style-name="P962"><text:tab/><text:tab/><text:tab/>end;</text:p>
      <text:p text:style-name="Standard"><text:span text:style-name="T963"><text:s text:c="4"/></text:span><text:span text:style-name="T964"><text:tab/></text:span><text:span text:style-name="T965">write ("O termo: ");</text:span></text:p>
      <text:p text:style-name="P966"><text:tab/><text:tab/>write (proximo);</text:p>
      <text:p text:style-name="P967"><text:tab/>end;</text:p>
      <text:p text:style-name="P968">stop</text:p>
      <text:p text:style-name="P969"/>
      <text:p text:style-name="P970">Resultado:</text:p>
      <text:p text:style-name="P971"/>
      <text:p text:style-name="P972">Análise sintática terminada com sucesso.</text:p>
      <text:p text:style-name="P973"/>
      <text:p text:style-name="P974"/>
      <text:p text:style-name="P9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niel</meta:initial-creator>
    <dc:creator>desenv00</dc:creator>
    <meta:creation-date>2017-04-23T12:17:00Z</meta:creation-date>
    <dc:date>2017-05-25T18:58:00Z</dc:date>
    <meta:template xlink:href="Normal.dotm" xlink:type="simple"/>
    <meta:editing-cycles>2</meta:editing-cycles>
    <meta:editing-duration>PT5400S</meta:editing-duration>
    <meta:document-statistic meta:page-count="15" meta:paragraph-count="33" meta:word-count="2646" meta:character-count="16902" meta:row-count="119" meta:non-whitespace-character-count="14289"/>
  </office:meta>
</office:document-meta>
</file>